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41.72mm"/>
    </style:style>
    <style:style style:name="co11" style:family="table-column">
      <style:table-column-properties fo:break-before="auto" style:column-width="39.21mm"/>
    </style:style>
    <style:style style:name="co12" style:family="table-column">
      <style:table-column-properties fo:break-before="auto" style:column-width="54.7mm"/>
    </style:style>
    <style:style style:name="co13" style:family="table-column">
      <style:table-column-properties fo:break-before="auto" style:column-width="35.9mm"/>
    </style:style>
    <style:style style:name="co14" style:family="table-column">
      <style:table-column-properties fo:break-before="auto" style:column-width="79.39mm"/>
    </style:style>
    <style:style style:name="co7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30.37mm"/>
    </style:style>
    <style:style style:name="co17" style:family="table-column">
      <style:table-column-properties fo:break-before="auto" style:column-width="96.71mm"/>
    </style:style>
    <style:style style:name="co18" style:family="table-column">
      <style:table-column-properties fo:break-before="auto" style:column-width="34.43mm"/>
    </style:style>
    <style:style style:name="co19" style:family="table-column">
      <style:table-column-properties fo:break-before="auto" style:column-width="37.01mm"/>
    </style:style>
    <style:style style:name="co21" style:family="table-column">
      <style:table-column-properties fo:break-before="auto" style:column-width="42.9mm"/>
    </style:style>
    <style:style style:name="co22" style:family="table-column">
      <style:table-column-properties fo:break-before="auto" style:column-width="101.51mm"/>
    </style:style>
    <style:style style:name="co23" style:family="table-column">
      <style:table-column-properties fo:break-before="auto" style:column-width="67.59mm"/>
    </style:style>
    <style:style style:name="co24" style:family="table-column">
      <style:table-column-properties fo:break-before="auto" style:column-width="42.16mm"/>
    </style:style>
    <style:style style:name="co25" style:family="table-column">
      <style:table-column-properties fo:break-before="auto" style:column-width="19.69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page" style:use-optimal-row-height="true"/>
    </style:style>
    <style:style style:name="ro4" style:family="table-row">
      <style:table-row-properties style:row-height="6.12mm" fo:break-before="page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2" style:family="table-cell" style:parent-style-name="Default">
      <style:table-cell-properties fo:background-color="transparent" fo:border="none"/>
      <style:text-properties fo:color="#000000" style:text-position="" style:font-name="ARIAL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text-position="" style:font-name="ARIAL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31pt solid #000000"/>
      <style:paragraph-properties fo:text-align="center" fo:margin-left="0mm"/>
      <style:text-properties fo:color="#000000" style:text-position="" style:font-name="ARIAL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ackground-color="transparent" fo:border="0.31pt solid #000000"/>
      <style:paragraph-properties fo:text-align="center" fo:margin-left="0mm"/>
      <style:text-properties fo:color="#000000" style:text-position="" style:font-name="ARIAL" fo:font-size="14pt" style:font-size-asian="14pt" style:font-size-complex="14pt"/>
    </style:style>
    <style:style style:name="ce38" style:family="table-cell" style:parent-style-name="Default">
      <style:table-cell-properties fo:background-color="transparent" fo:border="none"/>
      <style:text-properties fo:color="#000000" style:text-position="" style:font-name="ARIAL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transparent" fo:border="0.31pt solid #000000"/>
      <style:text-properties fo:color="#000000" style:text-position="" style:font-name="ARIAL" fo:font-size="14pt" style:font-size-asian="14pt" style:font-size-complex="14pt"/>
    </style:style>
    <style:style style:name="ce40" style:family="table-cell" style:parent-style-name="Default">
      <style:table-cell-properties fo:background-color="transparent" fo:border="0.31pt solid #000000"/>
      <style:text-properties fo:color="#000000" style:text-position="" style:font-name="ARIAL" fo:font-size="14pt" fo:font-style="normal" style:font-size-asian="14pt" style:font-style-asian="normal" style:font-size-complex="14pt" style:font-style-complex="normal"/>
    </style:style>
    <style:style style:name="ce41" style:family="table-cell" style:parent-style-name="Default" style:data-style-name="N108">
      <style:table-cell-properties style:text-align-source="fix" style:repeat-content="false" fo:background-color="transparent" fo:border="0.31pt solid #000000"/>
      <style:paragraph-properties fo:text-align="center" fo:margin-left="0mm"/>
      <style:text-properties fo:color="#000000" style:text-position="" style:font-name="ARIAL" fo:font-size="14pt" style:font-size-asian="14pt" style:font-size-complex="14pt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31pt solid #000000"/>
      <style:paragraph-properties fo:text-align="center" fo:margin-left="0mm"/>
      <style:text-properties fo:color="#000000" style:text-position="" style:font-name="ARIAL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 fo:border="0.31pt solid #000000"/>
      <style:paragraph-properties fo:text-align="start" fo:margin-left="0mm"/>
      <style:text-properties fo:color="#000000" style:text-position="" style:font-name="ARIAL" fo:font-size="14pt" style:font-size-asian="14pt" style:font-size-complex="14pt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15" style:family="table-cell" style:parent-style-name="Default" style:data-style-name="N100">
      <style:table-cell-properties fo:border-bottom="0.06pt solid #000000" fo:background-color="#ff3333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16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0.06pt solid #000000" fo:background-color="#ff3333" style:text-align-source="fix" style:repeat-content="false" fo:border-left="none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23" style:family="table-cell" style:parent-style-name="Default" style:data-style-name="N108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2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 style:font-name="ARIAL" fo:font-size="14pt" style:font-size-asian="14pt" style:font-size-complex="14pt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fo:color="#000000" style:font-name="ARIAL" fo:font-size="14pt" style:font-size-asian="14pt" style:font-size-complex="14pt"/>
    </style:style>
    <style:style style:name="ce30" style:family="table-cell" style:parent-style-name="Default" style:data-style-name="N108">
      <style:table-cell-properties fo:border-bottom="0.06pt solid #000000" fo:background-color="transparent" fo:border-left="none" fo:border-right="none" fo:border-top="0.06pt solid #000000"/>
      <style:text-properties fo:color="#000000" style:font-name="ARIAL" fo:font-size="14pt" style:font-size-asian="14pt" style:font-size-complex="14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fo:color="#000000" style:font-name="ARIAL" fo:font-size="14pt" style:font-size-asian="14pt" style:font-size-complex="14pt"/>
    </style:style>
    <style:style style:name="ce32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mm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transparent" fo:border="none"/>
      <style:text-properties fo:color="#000000" style:font-name="ARIAL" fo:font-size="14pt" style:font-size-asian="14pt" style:font-size-complex="14pt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 style:font-name="ARIAL" fo:font-size="10pt" style:font-size-asian="10pt" style:font-size-complex="10pt"/>
    </style:style>
    <style:style style:name="ce4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37">
      <style:table-cell-properties fo:border-bottom="0.06pt solid #000000" fo:background-color="transparent" fo:border-left="none" fo:border-right="none" fo:border-top="0.06pt solid #000000"/>
      <style:text-properties fo:color="#000000" style:font-name="ARIAL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 style:data-style-name="N108">
      <style:table-cell-properties fo:border-bottom="0.06pt solid #000000" fo:background-color="#ff3333" style:text-align-source="fix" style:repeat-content="false" fo:border-left="none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52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57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58" style:family="table-cell" style:parent-style-name="Default">
      <style:table-cell-properties fo:background-color="#ff3333" fo:border="none"/>
      <style:text-properties fo:color="#000000" style:font-name="ARIAL" fo:font-size="14pt" style:font-size-asian="14pt" style:font-size-complex="14pt"/>
    </style:style>
    <style:style style:name="ce59" style:family="table-cell" style:parent-style-name="Default">
      <style:table-cell-properties fo:background-color="transparent" fo:border="none"/>
      <style:text-properties style:font-name="ARIAL" fo:font-size="14pt" style:font-size-asian="14pt" style:font-size-complex="14pt"/>
    </style:style>
    <style:style style:name="ce60" style:family="table-cell" style:parent-style-name="Default">
      <style:table-cell-properties fo:background-color="transparent" fo:border="none"/>
      <style:text-properties fo:color="#000000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3333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31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border="0.31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66" style:family="table-cell" style:parent-style-name="Default">
      <style:table-cell-properties fo:background-color="transparent" fo:border="none"/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fo:background-color="transparent" fo:border="0.31pt solid #000000"/>
      <style:text-properties fo:color="#000000" style:font-name="ARIAL" fo:font-size="14pt" style:font-size-asian="14pt" style:font-size-complex="14pt"/>
    </style:style>
    <style:style style:name="ce68" style:family="table-cell" style:parent-style-name="Default">
      <style:table-cell-properties fo:background-color="transparent" fo:border="0.31pt solid #000000"/>
      <style:text-properties fo:color="#000000" style:font-name="ARIAL" fo:font-size="14pt" fo:font-style="normal" style:font-size-asian="14pt" style:font-style-asian="normal" style:font-size-complex="14pt" style:font-style-complex="normal"/>
    </style:style>
    <style:style style:name="ce69" style:family="table-cell" style:parent-style-name="Default" style:data-style-name="N108">
      <style:table-cell-properties style:text-align-source="fix" style:repeat-content="false" fo:background-color="transparent" fo:border="0.31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70" style:family="table-cell" style:parent-style-name="Default" style:data-style-name="N37">
      <style:table-cell-properties style:text-align-source="fix" style:repeat-content="false" fo:background-color="transparent" fo:border="0.31pt solid #000000"/>
      <style:paragraph-properties fo:text-align="center" fo:margin-left="0mm"/>
      <style:text-properties fo:color="#000000" style:font-name="ARIAL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ackground-color="transparent" fo:border="0.31pt solid #000000"/>
      <style:paragraph-properties fo:text-align="start" fo:margin-left="0mm"/>
      <style:text-properties fo:color="#000000" style:font-name="ARIAL" fo:font-size="14pt" style:font-size-asian="14pt" style:font-size-complex="14pt"/>
    </style:style>
  </office:automatic-styles>
  <office:body>
    <office:spreadsheet>
      <table:table table:name="No graduados" table:style-name="ta1" table:print-ranges="'No graduados'.A1:'No graduados'.F604">
        <office:forms form:automatic-focus="false" form:apply-design-mode="false"/>
        <table:table-column table:style-name="co1" table:default-cell-style-name="ce18"/>
        <table:table-column table:style-name="co21" table:default-cell-style-name="ce25"/>
        <table:table-column table:style-name="co22" table:default-cell-style-name="ce45"/>
        <table:table-column table:style-name="co23" table:default-cell-style-name="ce45"/>
        <table:table-column table:style-name="co24" table:default-cell-style-name="ce54"/>
        <table:table-column table:style-name="co25" table:default-cell-style-name="ce25"/>
        <table:table-column table:style-name="co7" table:number-columns-repeated="1014" table:default-cell-style-name="ce45"/>
        <table:table-column table:style-name="co7" table:number-columns-repeated="4" table:default-cell-style-name="Default"/>
        <table:table-row table:style-name="ro1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driana del Carmen Muro Negrete</text:p>
          </table:table-cell>
          <table:table-cell table:style-name="ce27" office:value-type="string" calcext:value-type="string">
            <text:p>AA, CS, CPB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Álvaro Alfredo Guerrero Cordero</text:p>
          </table:table-cell>
          <table:table-cell table:style-name="ce28" office:value-type="string" calcext:value-type="string">
            <text:p>AA,BOL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a Rosa Jiménez Valdés</text:p>
          </table:table-cell>
          <table:table-cell table:style-name="ce27" office:value-type="string" calcext:value-type="string">
            <text:p>AA, 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a Rosa Rodríguez Rodríguez</text:p>
          </table:table-cell>
          <table:table-cell table:style-name="ce27" office:value-type="string" calcext:value-type="string">
            <text:p>AA, 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Apolonio Delgado Zaragoza</text:p>
          </table:table-cell>
          <table:table-cell table:style-name="ce28" office:value-type="string" calcext:value-type="string">
            <text:p>AA, 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Arturo Rodríguez Pérez</text:p>
          </table:table-cell>
          <table:table-cell table:style-name="ce28" office:value-type="string" calcext:value-type="string">
            <text:p>AA, 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Beatriz Sánchez Valadez</text:p>
          </table:table-cell>
          <table:table-cell table:style-name="ce27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Benito Molina López</text:p>
          </table:table-cell>
          <table:table-cell table:style-name="ce28" office:value-type="string" calcext:value-type="string">
            <text:p>AA, 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Bertha Atilana Mendoza Andrade</text:p>
          </table:table-cell>
          <table:table-cell table:style-name="ce27" office:value-type="string" calcext:value-type="string">
            <text:p>AA,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Blanca Gisela Cortés Narvaez</text:p>
          </table:table-cell>
          <table:table-cell table:style-name="ce27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Carlos Armanso Romo Santos</text:p>
          </table:table-cell>
          <table:table-cell table:style-name="ce28" office:value-type="string" calcext:value-type="string">
            <text:p>CPB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Christian Arias Ramírez</text:p>
          </table:table-cell>
          <table:table-cell table:style-name="ce28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Daniela Alfaro Gómez</text:p>
          </table:table-cell>
          <table:table-cell table:style-name="ce27" office:value-type="string" calcext:value-type="string">
            <text:p>AA,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Edgar Guillermo Muñoz Vargas</text:p>
          </table:table-cell>
          <table:table-cell table:style-name="ce28" office:value-type="string" calcext:value-type="string">
            <text:p>CURP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Ernesto Salazar Casilla</text:p>
          </table:table-cell>
          <table:table-cell table:style-name="ce28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Francisco Javier Jiménez Pérez</text:p>
          </table:table-cell>
          <table:table-cell table:style-name="ce28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Francisco López Luna</text:p>
          </table:table-cell>
          <table:table-cell table:style-name="ce28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Israel Edgardo Guerrero González</text:p>
          </table:table-cell>
          <table:table-cell table:style-name="ce28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José Abraham Chico Gómez</text:p>
          </table:table-cell>
          <table:table-cell table:style-name="ce28" office:value-type="string" calcext:value-type="string">
            <text:p>AA,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José Miguel Herrera Torres</text:p>
          </table:table-cell>
          <table:table-cell table:style-name="ce28" office:value-type="string" calcext:value-type="string">
            <text:p>AA,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Leopoldo Bonifacio Rojas Álvarez</text:p>
          </table:table-cell>
          <table:table-cell table:style-name="ce28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iliana Moreno Ramírez</text:p>
          </table:table-cell>
          <table:table-cell table:style-name="ce27" office:value-type="string" calcext:value-type="string">
            <text:p>CPB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luvia Araceli Rico Vivanco</text:p>
          </table:table-cell>
          <table:table-cell table:style-name="ce27" office:value-type="string" calcext:value-type="string">
            <text:p>AA,CS,CPB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. de Jesús Rivera Cardona</text:p>
          </table:table-cell>
          <table:table-cell table:style-name="ce27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. Sofía Esparza Martínez</text:p>
          </table:table-cell>
          <table:table-cell table:style-name="ce27" office:value-type="string" calcext:value-type="string">
            <text:p>AA,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Marco Antonio Ramírez Flores</text:p>
          </table:table-cell>
          <table:table-cell table:style-name="ce28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Claudia Galindo Ramírez</text:p>
          </table:table-cell>
          <table:table-cell table:style-name="ce27" office:value-type="string" calcext:value-type="string">
            <text:p>AA,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Felícitas López Gómez</text:p>
          </table:table-cell>
          <table:table-cell table:style-name="ce27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Flores González</text:p>
          </table:table-cell>
          <table:table-cell table:style-name="ce27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Guadalupe Hinojosa Hernández</text:p>
          </table:table-cell>
          <table:table-cell table:style-name="ce27" office:value-type="string" calcext:value-type="string">
            <text:p>AA,CS,CPB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ibel Pacheco Peredo</text:p>
          </table:table-cell>
          <table:table-cell table:style-name="ce27" office:value-type="string" calcext:value-type="string">
            <text:p>AA,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tha Leticia Pacheco Peredo</text:p>
          </table:table-cell>
          <table:table-cell table:style-name="ce27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Ricardo Rafael González García</text:p>
          </table:table-cell>
          <table:table-cell table:style-name="ce28" office:value-type="string" calcext:value-type="string">
            <text:p>CPB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Sofía Matilde Espinosa Giles</text:p>
          </table:table-cell>
          <table:table-cell table:style-name="ce27" office:value-type="string" calcext:value-type="string">
            <text:p>AA,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Trilce Alejandra Monzón Rojas</text:p>
          </table:table-cell>
          <table:table-cell table:style-name="ce27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8" office:value-type="string" calcext:value-type="string">
            <text:p>Víctor Manuel Pedroza Ramírez</text:p>
          </table:table-cell>
          <table:table-cell table:style-name="ce28" office:value-type="string" calcext:value-type="string">
            <text:p>AA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2">
          <table:table-cell table:style-name="ce12" office:value-type="string" calcext:value-type="string">
            <text:p>Anterior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Yenisa Estrella Muñoz</text:p>
          </table:table-cell>
          <table:table-cell table:style-name="ce27" office:value-type="string" calcext:value-type="string">
            <text:p>CS</text:p>
          </table:table-cell>
          <table:table-cell table:style-name="ce23"/>
          <table:table-cell table:style-name="ce56"/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7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Héctor Hugo Ayala Segovia</text:p>
          </table:table-cell>
          <table:table-cell table:style-name="ce27" office:value-type="string" calcext:value-type="string">
            <text:p>AA Y CURP</text:p>
          </table:table-cell>
          <table:table-cell table:style-name="ce23"/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7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aquín García Baltazar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07-10-08" calcext:value-type="date">
            <text:p>8/oct/2007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7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aría del Carmen Legua</text:p>
          </table:table-cell>
          <table:table-cell table:style-name="ce27"/>
          <table:table-cell table:style-name="ce23" office:value-type="date" office:date-value="2007-12-11" calcext:value-type="date">
            <text:p>11/dic/2007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bigail Guerrero Sánchez</text:p>
          </table:table-cell>
          <table:table-cell table:style-name="ce27" office:value-type="string" calcext:value-type="string">
            <text:p>AA,CS Y CURP</text:p>
          </table:table-cell>
          <table:table-cell table:style-name="ce23" office:value-type="date" office:date-value="2008-09-05" calcext:value-type="date">
            <text:p>5/sep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driana Rendón Lozano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08-03-03" calcext:value-type="date">
            <text:p>3/mar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lejandro Daniel Morón Hernánd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8-09-08" calcext:value-type="date">
            <text:p>8/sep/2008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lejandro García Gutierr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8-09-08" calcext:value-type="date">
            <text:p>8/sep/2008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lma Aurora Ayala Roch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8-01-15" calcext:value-type="date">
            <text:p>15/ene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a Lilia Alor Martínez</text:p>
          </table:table-cell>
          <table:table-cell table:style-name="ce27" office:value-type="string" calcext:value-type="string">
            <text:p>BOLETA</text:p>
          </table:table-cell>
          <table:table-cell table:style-name="ce23" office:value-type="date" office:date-value="2008-03-29" calcext:value-type="date">
            <text:p>29/mar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duardo David Mendoza Romero</text:p>
          </table:table-cell>
          <table:table-cell table:style-name="ce27" office:value-type="string" calcext:value-type="string">
            <text:p>Se le entrego AA, CS Y CURP 10/08/16</text:p>
          </table:table-cell>
          <table:table-cell table:style-name="ce23" office:value-type="date" office:date-value="2008-12-17" calcext:value-type="date">
            <text:p>17/dic/2008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Fabiola del Rocío Lara Chávez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08-05-05" calcext:value-type="date">
            <text:p>5/may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Héctor Ulises Herrera García</text:p>
          </table:table-cell>
          <table:table-cell table:style-name="ce27" office:value-type="string" calcext:value-type="string">
            <text:p>CS Y AA</text:p>
          </table:table-cell>
          <table:table-cell table:style-name="ce23" office:value-type="date" office:date-value="2008-11-03" calcext:value-type="date">
            <text:p>3/nov/2008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Hilda Rodríguez Roch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8-06-13" calcext:value-type="date">
            <text:p>13/jun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Jose Luis Rosas Burgos</text:p>
          </table:table-cell>
          <table:table-cell table:style-name="ce27"/>
          <table:table-cell table:style-name="ce23" office:value-type="date" office:date-value="2008-03-05" calcext:value-type="date">
            <text:p>5/mar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uan José García Ménd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8-10-16" calcext:value-type="date">
            <text:p>16/oct/2008</text:p>
          </table:table-cell>
          <table:table-cell table:style-name="ce56" office:value-type="string" calcext:value-type="string">
            <text:p>S/N</text:p>
          </table:table-cell>
          <table:table-cell table:style-name="Default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. Silvia Flores Falcón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08-09-22" calcext:value-type="date">
            <text:p>22/sep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co Antonio Sevilla de la Mor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8-09-08" calcext:value-type="date">
            <text:p>8/sep/2008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Esther Durán Almeida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08-10-07" calcext:value-type="date">
            <text:p>7/oct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iguel Israel Reyes Uc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08-06-06" calcext:value-type="date">
            <text:p>6/jun/2008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icardo Galicia Grifald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8-09-19" calcext:value-type="date">
            <text:p>19/sep/2008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odrigo Omar González Becerra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08-03-03" calcext:value-type="date">
            <text:p>3/mar/2008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osa Angélica Córdova Solí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08-06-07" calcext:value-type="date">
            <text:p>7/jun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Sandra Alicia Reynaga Hernánd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8-02-08" calcext:value-type="date">
            <text:p>8/feb/2008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8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irginia Catalina Ruíz Martínez</text:p>
          </table:table-cell>
          <table:table-cell table:style-name="ce27" office:value-type="string" calcext:value-type="string">
            <text:p>CS Y AA</text:p>
          </table:table-cell>
          <table:table-cell table:style-name="ce23" office:value-type="date" office:date-value="2008-10-02" calcext:value-type="date">
            <text:p>2/oct/2008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a María Elizabeth Zermeño Contrera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09-04-30" calcext:value-type="date">
            <text:p>30/abr/2009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Blanca Flor Rodríguez Vértiz</text:p>
          </table:table-cell>
          <table:table-cell table:style-name="ce46" office:value-type="string" calcext:value-type="string">
            <text:p>AA (Ya recogióAA y CS 7-Junio-16)</text:p>
          </table:table-cell>
          <table:table-cell table:style-name="ce23" office:value-type="date" office:date-value="2009-09-12" calcext:value-type="date">
            <text:p>12/sep/2009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arlos Eduardo García Estrad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01-17" calcext:value-type="date">
            <text:p>17/ene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ecilia Arreguín Torre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05-23" calcext:value-type="date">
            <text:p>23/may/2009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ésar Miguel Martín Morón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10-27" calcext:value-type="date">
            <text:p>27/oct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hristian Arturo Almanza Contrera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01-29" calcext:value-type="date">
            <text:p>29/ene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hristian Martín Robledo Moreno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09-01-31" calcext:value-type="date">
            <text:p>31/ene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Federico Páez Orteg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09-25" calcext:value-type="date">
            <text:p>25/sep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rge Humberto Romero Hernández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09-02-09" calcext:value-type="date">
            <text:p>9/feb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de Jesús Ramírez Guerra</text:p>
          </table:table-cell>
          <table:table-cell table:style-name="ce27" office:value-type="string" calcext:value-type="string">
            <text:p>BOLETA</text:p>
          </table:table-cell>
          <table:table-cell table:style-name="ce23" office:value-type="date" office:date-value="2009-05-07" calcext:value-type="date">
            <text:p>7/may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García Romero</text:p>
          </table:table-cell>
          <table:table-cell table:style-name="ce27" office:value-type="string" calcext:value-type="string">
            <text:p>AA, CS Y CURP</text:p>
          </table:table-cell>
          <table:table-cell table:style-name="ce23" office:value-type="date" office:date-value="2009-02-05" calcext:value-type="date">
            <text:p>5/feb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uan Antonio Romero Torres</text:p>
          </table:table-cell>
          <table:table-cell table:style-name="ce27" office:value-type="string" calcext:value-type="string">
            <text:p>CURP</text:p>
          </table:table-cell>
          <table:table-cell table:style-name="ce23" office:value-type="date" office:date-value="2009-03-19" calcext:value-type="date">
            <text:p>19/mar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Karla Cecilia Ramírez Reye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05-11" calcext:value-type="date">
            <text:p>11/may/2009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eonardo Jorge Sánchez Hernández</text:p>
          </table:table-cell>
          <table:table-cell table:style-name="ce27" office:value-type="string" calcext:value-type="string">
            <text:p>AA, CS Y CURP</text:p>
          </table:table-cell>
          <table:table-cell table:style-name="ce23" office:value-type="date" office:date-value="2009-11-17" calcext:value-type="date">
            <text:p>17/nov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nuel Montero Moyano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09-05-02" calcext:value-type="date">
            <text:p>2/may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de la Luz Serrano Montiel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06-08" calcext:value-type="date">
            <text:p>8/jun/2009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io Eduardo Bermudez Serrano</text:p>
          </table:table-cell>
          <table:table-cell table:style-name="ce27" office:value-type="string" calcext:value-type="string">
            <text:p>CURP</text:p>
          </table:table-cell>
          <table:table-cell table:style-name="ce23" office:value-type="date" office:date-value="2009-01-06" calcext:value-type="date">
            <text:p>6/ene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isela Almeida Aguiler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10-09" calcext:value-type="date">
            <text:p>9/oct/2009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onserrat Gaona Gozále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09-03-23" calcext:value-type="date">
            <text:p>23/mar/2009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09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Norma Edith Torres Obviedo</text:p>
          </table:table-cell>
          <table:table-cell table:style-name="ce27"/>
          <table:table-cell table:style-name="ce23" office:value-type="date" office:date-value="2009-10-16" calcext:value-type="date">
            <text:p>16/oct/2009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eynaldo Rodríguez Camarg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01-24" calcext:value-type="date">
            <text:p>24/ene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odrigo González Lóp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09-09-09" calcext:value-type="date">
            <text:p>9/sep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Año 2009</text:p>
          </table:table-cell>
          <table:table-cell table:style-name="ce21" office:value-type="string" calcext:value-type="string">
            <text:p>Entregamos doctos. 04/07/16 R=4350</text:p>
          </table:table-cell>
          <table:table-cell table:style-name="ce29" office:value-type="string" calcext:value-type="string">
            <text:p>Vicente de Jesús Padierna López</text:p>
          </table:table-cell>
          <table:table-cell table:style-name="ce29" office:value-type="string" calcext:value-type="string">
            <text:p>AA, CS Y CURP</text:p>
          </table:table-cell>
          <table:table-cell table:style-name="ce50" office:value-type="date" office:date-value="2009-05-20" calcext:value-type="date">
            <text:p>20/may/2009</text:p>
          </table:table-cell>
          <table:table-cell table:style-name="ce57" office:value-type="string" calcext:value-type="string">
            <text:p>S/N</text:p>
          </table:table-cell>
          <table:table-cell table:style-name="ce58" table:number-columns-repeated="1014"/>
          <table:table-cell table:style-name="ce61" table:number-columns-repeated="4"/>
        </table:table-row>
        <table:table-row table:style-name="ro2">
          <table:table-cell table:style-name="ce13" office:value-type="string" calcext:value-type="string">
            <text:p>Año 2009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íctor Russell Esparza Pompa</text:p>
          </table:table-cell>
          <table:table-cell table:style-name="ce27" office:value-type="string" calcext:value-type="string">
            <text:p>AA, CS Y CURP</text:p>
          </table:table-cell>
          <table:table-cell table:style-name="ce23" office:value-type="date" office:date-value="2009-02-25" calcext:value-type="date">
            <text:p>25/feb/2009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Año 2010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Alma Daniela Padilla Valtierra</text:p>
          </table:table-cell>
          <table:table-cell table:style-name="ce27"/>
          <table:table-cell table:style-name="ce23" office:value-type="date" office:date-value="2010-11-12" calcext:value-type="date">
            <text:p>12/nov/2010</text:p>
          </table:table-cell>
          <table:table-cell table:style-name="ce56"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licia Reynoso Gómez</text:p>
          </table:table-cell>
          <table:table-cell table:style-name="ce27" office:value-type="string" calcext:value-type="string">
            <text:p>AA, CS</text:p>
          </table:table-cell>
          <table:table-cell table:style-name="ce23" office:value-type="date" office:date-value="2010-09-18" calcext:value-type="date">
            <text:p>18/sep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a Bertha Jiménez Flore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0-08-14" calcext:value-type="date">
            <text:p>14/ago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yul Gabriela Yépez Bobadilla</text:p>
          </table:table-cell>
          <table:table-cell table:style-name="ce27" office:value-type="string" calcext:value-type="string">
            <text:p>AA Y CURP</text:p>
          </table:table-cell>
          <table:table-cell table:style-name="ce23" office:value-type="date" office:date-value="2010-07-25" calcext:value-type="date">
            <text:p>25/jul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ecilia Victoria González Hernández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0-01-09" calcext:value-type="date">
            <text:p>9/ene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ésar Jesús Cervantes Aguilar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0-03-17" calcext:value-type="date">
            <text:p>17/mar/2010</text:p>
          </table:table-cell>
          <table:table-cell table:style-name="ce56" office:value-type="float" office:value="111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duardo Joshimar Ugalde Ramo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0-04-28" calcext:value-type="date">
            <text:p>28/abr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duardo Montero Mirand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0-06-21" calcext:value-type="date">
            <text:p>21/jun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Felipe de Jesús Olvera Camaren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0-03-13" calcext:value-type="date">
            <text:p>13/mar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Gabriel Cahue López</text:p>
          </table:table-cell>
          <table:table-cell table:style-name="ce27"/>
          <table:table-cell table:style-name="ce23" office:value-type="date" office:date-value="2010-08-19" calcext:value-type="date">
            <text:p>19/ago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Gloria Joselyn Ruíz Garcí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0-11-19" calcext:value-type="date">
            <text:p>19/nov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30" office:value-type="string" calcext:value-type="string">
            <text:p>Guadalupe del Rocío Pérez Calderón</text:p>
          </table:table-cell>
          <table:table-cell table:style-name="ce30" office:value-type="string" calcext:value-type="string">
            <text:p>AA Y CS</text:p>
          </table:table-cell>
          <table:table-cell table:style-name="ce23" office:value-type="date" office:date-value="2010-05-07" calcext:value-type="date">
            <text:p>7/may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chebed Alemán Saldivar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0-04-14" calcext:value-type="date">
            <text:p>14/abr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nathan Antonio Llamas Lópe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0-04-12" calcext:value-type="date">
            <text:p>12/abr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Abraham Zambrano de la Torre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0-08-12" calcext:value-type="date">
            <text:p>12/ago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de Jesús Abundes Arredond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0-10-01" calcext:value-type="date">
            <text:p>1/oct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Isabel Castillo Meléndez</text:p>
          </table:table-cell>
          <table:table-cell table:style-name="ce27" office:value-type="string" calcext:value-type="string">
            <text:p>AA YCS</text:p>
          </table:table-cell>
          <table:table-cell table:style-name="ce23" office:value-type="date" office:date-value="2010-02-03" calcext:value-type="date">
            <text:p>3/feb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aura Leticia Ramos Enriqu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0-09-11" calcext:value-type="date">
            <text:p>11/sep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uis Ángel Becerra Castill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0-09-24" calcext:value-type="date">
            <text:p>24/sep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. Mercedes Delgado Parad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0-05-21" calcext:value-type="date">
            <text:p>21/may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Consuelo Vázquez Roch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0-07-20" calcext:value-type="date">
            <text:p>20/jul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Patricia Becerra</text:p>
          </table:table-cell>
          <table:table-cell table:style-name="ce27" office:value-type="string" calcext:value-type="string">
            <text:p>AA YCS</text:p>
          </table:table-cell>
          <table:table-cell table:style-name="ce23" office:value-type="date" office:date-value="2010-07-12" calcext:value-type="date">
            <text:p>12/jul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ocío del Jamín Pérez Castañeda</text:p>
          </table:table-cell>
          <table:table-cell table:style-name="ce27" office:value-type="string" calcext:value-type="string">
            <text:p>AA,CS Y CURP</text:p>
          </table:table-cell>
          <table:table-cell table:style-name="ce23" office:value-type="date" office:date-value="2010-05-28" calcext:value-type="date">
            <text:p>28/may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Rodolfo Gonzalez Hernandez</text:p>
          </table:table-cell>
          <table:table-cell table:style-name="ce27"/>
          <table:table-cell table:style-name="ce23" office:value-type="date" office:date-value="2010-10-01" calcext:value-type="date">
            <text:p>1/oct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0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Ruth Milagros Ruiz Garnica</text:p>
          </table:table-cell>
          <table:table-cell table:style-name="ce27"/>
          <table:table-cell table:style-name="ce23" office:value-type="date" office:date-value="2010-05-31" calcext:value-type="date">
            <text:p>31/may/2010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0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íctor Manuel Pacheco Ramíre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0-02-06" calcext:value-type="date">
            <text:p>6/feb/2010</text:p>
          </table:table-cell>
          <table:table-cell table:style-name="ce56" office:value-type="string" calcext:value-type="string">
            <text:p>S/N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Abraham Emmanuel Rodriguez Santos</text:p>
          </table:table-cell>
          <table:table-cell table:style-name="ce27"/>
          <table:table-cell table:style-name="ce23" office:value-type="date" office:date-value="2011-09-06" calcext:value-type="date">
            <text:p>6/sep/2011</text:p>
          </table:table-cell>
          <table:table-cell table:style-name="ce56" office:value-type="float" office:value="219" calcext:value-type="float">
            <text:p>21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braham Gabriel Fuentes Tafoy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1-03-14" calcext:value-type="date">
            <text:p>14/mar/2011</text:p>
          </table:table-cell>
          <table:table-cell table:style-name="ce56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Adolfo Andres Padilla Gutierrez</text:p>
          </table:table-cell>
          <table:table-cell table:style-name="ce27"/>
          <table:table-cell table:style-name="ce23" office:value-type="date" office:date-value="2011-08-15" calcext:value-type="date">
            <text:p>15/ago/2011</text:p>
          </table:table-cell>
          <table:table-cell table:style-name="ce56" office:value-type="float" office:value="195" calcext:value-type="float">
            <text:p>19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Adriana Delagado Diaz</text:p>
          </table:table-cell>
          <table:table-cell table:style-name="ce27"/>
          <table:table-cell table:style-name="ce23" office:value-type="date" office:date-value="2011-09-09" calcext:value-type="date">
            <text:p>9/sep/2011</text:p>
          </table:table-cell>
          <table:table-cell table:style-name="ce56" office:value-type="float" office:value="229" calcext:value-type="float">
            <text:p>22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Alma Rosa Solis Espinoza</text:p>
          </table:table-cell>
          <table:table-cell table:style-name="ce27"/>
          <table:table-cell table:style-name="ce23" office:value-type="date" office:date-value="2011-05-19" calcext:value-type="date">
            <text:p>19/may/2011</text:p>
          </table:table-cell>
          <table:table-cell table:style-name="ce56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Ana Maria Porras Avila</text:p>
          </table:table-cell>
          <table:table-cell table:style-name="ce27"/>
          <table:table-cell table:style-name="ce23" office:value-type="string" calcext:value-type="string">
            <text:p>5/ago/2011</text:p>
          </table:table-cell>
          <table:table-cell table:style-name="ce56"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drés Ignacio Negrete Torres</text:p>
          </table:table-cell>
          <table:table-cell table:style-name="ce27" office:value-type="string" calcext:value-type="string">
            <text:p>AA YCS</text:p>
          </table:table-cell>
          <table:table-cell table:style-name="ce23" office:value-type="date" office:date-value="2011-01-26" calcext:value-type="date">
            <text:p>26/ene/2011</text:p>
          </table:table-cell>
          <table:table-cell table:style-name="ce56"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Antonino Hernandez Sainz</text:p>
          </table:table-cell>
          <table:table-cell table:style-name="ce27"/>
          <table:table-cell table:style-name="ce23" office:value-type="date" office:date-value="2001-08-04" calcext:value-type="date">
            <text:p>4/ago/2001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raceli Velázquez García</text:p>
          </table:table-cell>
          <table:table-cell table:style-name="ce27" office:value-type="string" calcext:value-type="string">
            <text:p>AA YCS</text:p>
          </table:table-cell>
          <table:table-cell table:style-name="ce23" office:value-type="date" office:date-value="2011-07-01" calcext:value-type="date">
            <text:p>1/jul/2011</text:p>
          </table:table-cell>
          <table:table-cell table:style-name="ce56" office:value-type="float" office:value="164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laudia Lizette Flores Santillan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3-04" calcext:value-type="date">
            <text:p>4/mar/2011</text:p>
          </table:table-cell>
          <table:table-cell table:style-name="ce56"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laudia Verónica Laguna Salas</text:p>
          </table:table-cell>
          <table:table-cell table:style-name="ce27" office:value-type="string" calcext:value-type="string">
            <text:p>AA, CP, CPS </text:p>
          </table:table-cell>
          <table:table-cell table:style-name="ce23" office:value-type="date" office:date-value="2011-07-15" calcext:value-type="date">
            <text:p>15/jul/2011</text:p>
          </table:table-cell>
          <table:table-cell table:style-name="ce56" office:value-type="float" office:value="173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dith Patricia Hernández Anguian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2-11" calcext:value-type="date">
            <text:p>11/feb/2011</text:p>
          </table:table-cell>
          <table:table-cell table:style-name="ce56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Fabiola Berenice Escuto Manriqu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7-12" calcext:value-type="date">
            <text:p>12/jul/2011</text:p>
          </table:table-cell>
          <table:table-cell table:style-name="ce56" office:value-type="float" office:value="171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Fátima Monserrat Torres Carmon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1-08-27" calcext:value-type="date">
            <text:p>27/ago/2011</text:p>
          </table:table-cell>
          <table:table-cell table:style-name="ce56" office:value-type="float" office:value="213" calcext:value-type="float">
            <text:p>21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aime Pardo Moren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9-09" calcext:value-type="date">
            <text:p>9/sep/2011</text:p>
          </table:table-cell>
          <table:table-cell table:style-name="ce56" office:value-type="float" office:value="223" calcext:value-type="float">
            <text:p>22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Antonio Vargas Pér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3-05" calcext:value-type="date">
            <text:p>5/mar/2011</text:p>
          </table:table-cell>
          <table:table-cell table:style-name="ce56"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Eduardo Macías Godínez</text:p>
          </table:table-cell>
          <table:table-cell table:style-name="ce27" office:value-type="string" calcext:value-type="string">
            <text:p>AA YCS</text:p>
          </table:table-cell>
          <table:table-cell table:style-name="ce23" office:value-type="date" office:date-value="2011-01-22" calcext:value-type="date">
            <text:p>22/ene/2011</text:p>
          </table:table-cell>
          <table:table-cell table:style-name="ce56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Jose Francisco Ramires Martinez</text:p>
          </table:table-cell>
          <table:table-cell table:style-name="ce27"/>
          <table:table-cell table:style-name="ce23" office:value-type="date" office:date-value="2011-10-29" calcext:value-type="date">
            <text:p>29/oct/2011</text:p>
          </table:table-cell>
          <table:table-cell table:style-name="ce56" office:value-type="float" office:value="259" calcext:value-type="float">
            <text:p>25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Juana Sanchez Frausto</text:p>
          </table:table-cell>
          <table:table-cell table:style-name="ce27"/>
          <table:table-cell table:style-name="ce23" office:value-type="date" office:date-value="2011-07-15" calcext:value-type="date">
            <text:p>15/jul/2011</text:p>
          </table:table-cell>
          <table:table-cell table:style-name="ce56" office:value-type="float" office:value="174" calcext:value-type="float">
            <text:p>17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Juan Perez Rangel</text:p>
          </table:table-cell>
          <table:table-cell table:style-name="ce27"/>
          <table:table-cell table:style-name="ce23" office:value-type="date" office:date-value="2011-06-02" calcext:value-type="date">
            <text:p>2/jun/2011</text:p>
          </table:table-cell>
          <table:table-cell table:style-name="ce56" office:value-type="float" office:value="155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ulio César Arenas Torre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9-09" calcext:value-type="date">
            <text:p>9/sep/2011</text:p>
          </table:table-cell>
          <table:table-cell table:style-name="ce56" office:value-type="float" office:value="222" calcext:value-type="float">
            <text:p>22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Karen de Lucía Collazo Vel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10-20" calcext:value-type="date">
            <text:p>20/oct/2011</text:p>
          </table:table-cell>
          <table:table-cell table:style-name="ce56" office:value-type="float" office:value="251" calcext:value-type="float">
            <text:p>25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Karla Elizabeth García Zúñig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1-12-10" calcext:value-type="date">
            <text:p>10/dic/2011</text:p>
          </table:table-cell>
          <table:table-cell table:style-name="ce56" office:value-type="float" office:value="271" calcext:value-type="float">
            <text:p>27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orena Díaz Busto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4-30" calcext:value-type="date">
            <text:p>30/abr/2011</text:p>
          </table:table-cell>
          <table:table-cell table:style-name="ce56" office:value-type="float" office:value="136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uis Antonio de Jesús Alfaro Gutiérr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10-14" calcext:value-type="date">
            <text:p>14/oct/2011</text:p>
          </table:table-cell>
          <table:table-cell table:style-name="ce56" office:value-type="float" office:value="247" calcext:value-type="float">
            <text:p>24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. del Rocío Rodriguez Rizo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1-01-23" calcext:value-type="date">
            <text:p>23/ene/2011</text:p>
          </table:table-cell>
          <table:table-cell table:style-name="ce56"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. Asuncion Porras Avila</text:p>
          </table:table-cell>
          <table:table-cell table:style-name="ce27"/>
          <table:table-cell table:style-name="ce23" office:value-type="date" office:date-value="2011-08-05" calcext:value-type="date">
            <text:p>5/ago/2011</text:p>
          </table:table-cell>
          <table:table-cell table:style-name="ce56" office:value-type="float" office:value="189" calcext:value-type="float">
            <text:p>18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ia Elena Bravo Hernnadez</text:p>
          </table:table-cell>
          <table:table-cell table:style-name="ce27"/>
          <table:table-cell table:style-name="ce23" office:value-type="date" office:date-value="2011-07-02" calcext:value-type="date">
            <text:p>2/jul/2011</text:p>
          </table:table-cell>
          <table:table-cell table:style-name="ce56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tha Patricia Ortega Martinez</text:p>
          </table:table-cell>
          <table:table-cell table:style-name="ce27"/>
          <table:table-cell table:style-name="ce23" office:value-type="date" office:date-value="2011-08-18" calcext:value-type="date">
            <text:p>18/ago/2011</text:p>
          </table:table-cell>
          <table:table-cell table:style-name="ce56" office:value-type="float" office:value="204" calcext:value-type="float">
            <text:p>20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Miguel Angel Sanchez Abundi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1-05-16" calcext:value-type="date">
            <text:p>16/may/2011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iriam Esperanza Ramírez Caudillo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1-02-16" calcext:value-type="date">
            <text:p>16/feb/2011</text:p>
          </table:table-cell>
          <table:table-cell table:style-name="ce56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Oscar Fernando Fuentes Flores</text:p>
          </table:table-cell>
          <table:table-cell table:style-name="ce27" office:value-type="string" calcext:value-type="string">
            <text:p>AA Y CURP</text:p>
          </table:table-cell>
          <table:table-cell table:style-name="ce23" office:value-type="date" office:date-value="2011-07-20" calcext:value-type="date">
            <text:p>20/jul/2011</text:p>
          </table:table-cell>
          <table:table-cell table:style-name="ce56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Paulo César Moreno Gutiérre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1-05-11" calcext:value-type="date">
            <text:p>11/may/2011</text:p>
          </table:table-cell>
          <table:table-cell table:style-name="ce56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ené Pérez Terrones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1-09-09" calcext:value-type="date">
            <text:p>9/sep/2011</text:p>
          </table:table-cell>
          <table:table-cell table:style-name="ce56" office:value-type="float" office:value="227" calcext:value-type="float">
            <text:p>22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Ricardo Lopez Cortes</text:p>
          </table:table-cell>
          <table:table-cell table:style-name="ce27"/>
          <table:table-cell table:style-name="ce23" office:value-type="date" office:date-value="2011-05-06" calcext:value-type="date">
            <text:p>6/may/2011</text:p>
          </table:table-cell>
          <table:table-cell table:style-name="ce56" office:value-type="float" office:value="138" calcext:value-type="float">
            <text:p>13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Roberto Ezequiel Morales Palomares</text:p>
          </table:table-cell>
          <table:table-cell table:style-name="ce27"/>
          <table:table-cell table:style-name="ce23" office:value-type="date" office:date-value="2011-05-10" calcext:value-type="date">
            <text:p>10/may/2011</text:p>
          </table:table-cell>
          <table:table-cell table:style-name="ce56" office:value-type="float" office:value="139" calcext:value-type="float">
            <text:p>13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erónica Martínez Vázqu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4-16" calcext:value-type="date">
            <text:p>16/abr/2011</text:p>
          </table:table-cell>
          <table:table-cell table:style-name="ce56" office:value-type="float" office:value="134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íctor Antonio Ramírez Caudillo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1-08-16" calcext:value-type="date">
            <text:p>16/ago/2011</text:p>
          </table:table-cell>
          <table:table-cell table:style-name="ce56" office:value-type="float" office:value="199" calcext:value-type="float">
            <text:p>19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1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Yolanda Guadalupe Vázquez Flore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1-05-16" calcext:value-type="date">
            <text:p>16/may/2011</text:p>
          </table:table-cell>
          <table:table-cell table:style-name="ce56" office:value-type="float" office:value="142" calcext:value-type="float">
            <text:p>142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drián Salvador Méndez Márqu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7-20" calcext:value-type="date">
            <text:p>20/jul/2012</text:p>
          </table:table-cell>
          <table:table-cell table:style-name="ce56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Alejandra Andrade Muñoz</text:p>
          </table:table-cell>
          <table:table-cell table:style-name="ce27"/>
          <table:table-cell table:style-name="ce23" office:value-type="date" office:date-value="2012-08-23" calcext:value-type="date">
            <text:p>23/ago/2012</text:p>
          </table:table-cell>
          <table:table-cell table:style-name="ce56"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Alexis Navarro Sandoval</text:p>
          </table:table-cell>
          <table:table-cell table:style-name="ce27"/>
          <table:table-cell table:style-name="ce23" office:value-type="date" office:date-value="2012-10-18" calcext:value-type="date">
            <text:p>18/oct/2012</text:p>
          </table:table-cell>
          <table:table-cell table:style-name="ce56" office:value-type="float" office:value="405" calcext:value-type="float">
            <text:p>40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Alfredo Leonardo Hernández Moreno</text:p>
          </table:table-cell>
          <table:table-cell table:style-name="ce27"/>
          <table:table-cell table:style-name="ce23" office:value-type="date" office:date-value="2012-09-03" calcext:value-type="date">
            <text:p>3/sep/2012</text:p>
          </table:table-cell>
          <table:table-cell table:style-name="ce56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Anahi Becerra Rodriguez</text:p>
          </table:table-cell>
          <table:table-cell table:style-name="ce27"/>
          <table:table-cell table:style-name="ce23" office:value-type="date" office:date-value="2012-12-06" calcext:value-type="date">
            <text:p>6/dic/2012</text:p>
          </table:table-cell>
          <table:table-cell table:style-name="ce56" office:value-type="float" office:value="421" calcext:value-type="float">
            <text:p>421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Ángel Adrián Cruz Mendoz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9-25" calcext:value-type="date">
            <text:p>25/sep/2012</text:p>
          </table:table-cell>
          <table:table-cell table:style-name="ce56" office:value-type="float" office:value="390" calcext:value-type="float">
            <text:p>39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Ángel de la Luz Saúl Serrano Flores</text:p>
          </table:table-cell>
          <table:table-cell table:style-name="ce27" office:value-type="string" calcext:value-type="string">
            <text:p>CP, CPS Y AA</text:p>
          </table:table-cell>
          <table:table-cell table:style-name="ce23" office:value-type="date" office:date-value="2012-08-13" calcext:value-type="date">
            <text:p>13/ago/2012</text:p>
          </table:table-cell>
          <table:table-cell table:style-name="ce56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Antonio de Jesús Salgado Pérez</text:p>
          </table:table-cell>
          <table:table-cell table:style-name="ce27"/>
          <table:table-cell table:style-name="ce23" office:value-type="date" office:date-value="2012-06-18" calcext:value-type="date">
            <text:p>18/jun/2012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Bruno Rey Morales Carreón</text:p>
          </table:table-cell>
          <table:table-cell table:style-name="ce27" office:value-type="string" calcext:value-type="string">
            <text:p>Entrego 29/06/12/R-4339</text:p>
          </table:table-cell>
          <table:table-cell table:style-name="ce23" office:value-type="date" office:date-value="2012-09-18" calcext:value-type="date">
            <text:p>18/sep/2012</text:p>
          </table:table-cell>
          <table:table-cell table:style-name="ce56" office:value-type="float" office:value="377" calcext:value-type="float">
            <text:p>37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arlos Alberto Cervera Orteg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2-09-20" calcext:value-type="date">
            <text:p>20/sep/2012</text:p>
          </table:table-cell>
          <table:table-cell table:style-name="ce56" office:value-type="float" office:value="382" calcext:value-type="float">
            <text:p>38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Carlos Valdéz Bustos</text:p>
          </table:table-cell>
          <table:table-cell table:style-name="ce27"/>
          <table:table-cell table:style-name="ce23" office:value-type="date" office:date-value="2012-10-25" calcext:value-type="date">
            <text:p>25/oct/2012</text:p>
          </table:table-cell>
          <table:table-cell table:style-name="ce56" office:value-type="float" office:value="411" calcext:value-type="float">
            <text:p>411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Cintya Ivonne Lopez Torres</text:p>
          </table:table-cell>
          <table:table-cell table:style-name="ce27"/>
          <table:table-cell table:style-name="ce23" office:value-type="date" office:date-value="2012-03-09" calcext:value-type="date">
            <text:p>9/mar/2012</text:p>
          </table:table-cell>
          <table:table-cell table:style-name="ce56" office:value-type="float" office:value="311" calcext:value-type="float">
            <text:p>311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Cinthya Patricia Martinez Cochado</text:p>
          </table:table-cell>
          <table:table-cell table:style-name="ce27"/>
          <table:table-cell table:style-name="ce23" office:value-type="date" office:date-value="2012-11-26" calcext:value-type="date">
            <text:p>26/nov/2012</text:p>
          </table:table-cell>
          <table:table-cell table:style-name="ce56" office:value-type="float" office:value="417" calcext:value-type="float">
            <text:p>41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ristian de Jesús Mares Serrano</text:p>
          </table:table-cell>
          <table:table-cell table:style-name="ce27"/>
          <table:table-cell table:style-name="ce23" office:value-type="date" office:date-value="2012-01-18" calcext:value-type="date">
            <text:p>18/ene/2012</text:p>
          </table:table-cell>
          <table:table-cell table:style-name="ce56" office:value-type="float" office:value="286" calcext:value-type="float">
            <text:p>28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Daniel Ibarra Ibarra</text:p>
          </table:table-cell>
          <table:table-cell table:style-name="ce27"/>
          <table:table-cell table:style-name="ce23" office:value-type="date" office:date-value="2012-04-17" calcext:value-type="date">
            <text:p>17/abr/2012</text:p>
          </table:table-cell>
          <table:table-cell table:style-name="ce56" office:value-type="float" office:value="324" calcext:value-type="float">
            <text:p>32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Dulce Carolina Valderrama Cresp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1-05" calcext:value-type="date">
            <text:p>5/ene/2012</text:p>
          </table:table-cell>
          <table:table-cell table:style-name="ce56" office:value-type="float" office:value="275" calcext:value-type="float">
            <text:p>27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dgar Fabián Velázquez Méndez</text:p>
          </table:table-cell>
          <table:table-cell table:style-name="ce27"/>
          <table:table-cell table:style-name="ce23" office:value-type="date" office:date-value="2012-10-20" calcext:value-type="date">
            <text:p>20/oct/2012</text:p>
          </table:table-cell>
          <table:table-cell table:style-name="ce56" office:value-type="float" office:value="407" calcext:value-type="float">
            <text:p>40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duardo Baltazar Ramírez Guerra</text:p>
          </table:table-cell>
          <table:table-cell table:style-name="ce27" office:value-type="string" calcext:value-type="string">
            <text:p>AA CS Y CURP</text:p>
          </table:table-cell>
          <table:table-cell table:style-name="ce23" office:value-type="date" office:date-value="2012-07-06" calcext:value-type="date">
            <text:p>6/jul/2012</text:p>
          </table:table-cell>
          <table:table-cell table:style-name="ce56"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Elizabeth del Cramen Ayala Segovia</text:p>
          </table:table-cell>
          <table:table-cell table:style-name="ce27"/>
          <table:table-cell table:style-name="ce23" office:value-type="date" office:date-value="2012-10-01" calcext:value-type="date">
            <text:p>1/oct/2012</text:p>
          </table:table-cell>
          <table:table-cell table:style-name="ce56" office:value-type="float" office:value="396" calcext:value-type="float">
            <text:p>39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Fatima del Carmen Lara Sapien</text:p>
          </table:table-cell>
          <table:table-cell table:style-name="ce27"/>
          <table:table-cell table:style-name="ce23" office:value-type="date" office:date-value="2012-05-12" calcext:value-type="date">
            <text:p>12/may/2012</text:p>
          </table:table-cell>
          <table:table-cell table:style-name="ce56" office:value-type="float" office:value="335" calcext:value-type="float">
            <text:p>33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Fernanda Hernandez Ponce de Leon</text:p>
          </table:table-cell>
          <table:table-cell table:style-name="ce27"/>
          <table:table-cell table:style-name="ce23" office:value-type="date" office:date-value="2012-09-07" calcext:value-type="date">
            <text:p>7/sep/2012</text:p>
          </table:table-cell>
          <table:table-cell table:style-name="ce56" office:value-type="float" office:value="369" calcext:value-type="float">
            <text:p>36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Francisco Gonzalo Pablo Becerra Lop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2-16" calcext:value-type="date">
            <text:p>16/feb/2012</text:p>
          </table:table-cell>
          <table:table-cell table:style-name="ce56" office:value-type="float" office:value="296" calcext:value-type="float">
            <text:p>29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Gabriel lucio Villafaña </text:p>
          </table:table-cell>
          <table:table-cell table:style-name="ce27"/>
          <table:table-cell table:style-name="ce23" office:value-type="date" office:date-value="2012-08-31" calcext:value-type="date">
            <text:p>31/ago/2012</text:p>
          </table:table-cell>
          <table:table-cell table:style-name="ce56" office:value-type="float" office:value="355" calcext:value-type="float">
            <text:p>35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Gerardo Guerrero González</text:p>
          </table:table-cell>
          <table:table-cell table:style-name="ce27"/>
          <table:table-cell table:style-name="ce23" office:value-type="date" office:date-value="2012-06-26" calcext:value-type="date">
            <text:p>26/jun/2012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Gisselle Flores Gonzalez</text:p>
          </table:table-cell>
          <table:table-cell table:style-name="ce27"/>
          <table:table-cell table:style-name="ce23" office:value-type="date" office:date-value="2012-06-29" calcext:value-type="date">
            <text:p>29/jun/2012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Guadalupe Alejandro Lopez Lop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1-13" calcext:value-type="date">
            <text:p>13/ene/2012</text:p>
          </table:table-cell>
          <table:table-cell table:style-name="ce56" office:value-type="float" office:value="283" calcext:value-type="float">
            <text:p>28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Guillermina Jasso Ramírez</text:p>
          </table:table-cell>
          <table:table-cell table:style-name="ce27"/>
          <table:table-cell table:style-name="ce23" office:value-type="date" office:date-value="2012-01-17" calcext:value-type="date">
            <text:p>17/ene/2012</text:p>
          </table:table-cell>
          <table:table-cell table:style-name="ce56" office:value-type="float" office:value="284" calcext:value-type="float">
            <text:p>28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Héctor Samuel Sánchez Álvar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6-25" calcext:value-type="date">
            <text:p>25/jun/2012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ennifer Gisela de la Torre Martín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9-07" calcext:value-type="date">
            <text:p>7/sep/2012</text:p>
          </table:table-cell>
          <table:table-cell table:style-name="ce56" office:value-type="float" office:value="364" calcext:value-type="float">
            <text:p>36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essica Margarita Gutiérrez Lóp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10-25" calcext:value-type="date">
            <text:p>25/oct/2012</text:p>
          </table:table-cell>
          <table:table-cell table:style-name="ce56" office:value-type="float" office:value="410" calcext:value-type="float">
            <text:p>41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nás Esaú Rosas Ríos</text:p>
          </table:table-cell>
          <table:table-cell table:style-name="ce27"/>
          <table:table-cell table:style-name="ce23" office:value-type="date" office:date-value="2012-12-10" calcext:value-type="date">
            <text:p>10/dic/2012</text:p>
          </table:table-cell>
          <table:table-cell table:style-name="ce56" office:value-type="float" office:value="422" calcext:value-type="float">
            <text:p>42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rge Alejandro Rocha Pedroza</text:p>
          </table:table-cell>
          <table:table-cell table:style-name="ce27" office:value-type="string" calcext:value-type="string">
            <text:p>AA, CPS</text:p>
          </table:table-cell>
          <table:table-cell table:style-name="ce23" office:value-type="date" office:date-value="2012-06-22" calcext:value-type="date">
            <text:p>22/jun/2012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rge Armando Alvarado González</text:p>
          </table:table-cell>
          <table:table-cell table:style-name="ce27"/>
          <table:table-cell table:style-name="ce23" office:value-type="date" office:date-value="2012-10-24" calcext:value-type="date">
            <text:p>24/oct/2012</text:p>
          </table:table-cell>
          <table:table-cell table:style-name="ce56" office:value-type="float" office:value="409" calcext:value-type="float">
            <text:p>40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rge Eduardo Zamudio Suárez</text:p>
          </table:table-cell>
          <table:table-cell table:style-name="ce27"/>
          <table:table-cell table:style-name="ce23" office:value-type="date" office:date-value="2012-08-24" calcext:value-type="date">
            <text:p>24/ago/2012</text:p>
          </table:table-cell>
          <table:table-cell table:style-name="ce56"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Alain Lino Ríos</text:p>
          </table:table-cell>
          <table:table-cell table:style-name="ce27" office:value-type="string" calcext:value-type="string">
            <text:p>AA Y CURP</text:p>
          </table:table-cell>
          <table:table-cell table:style-name="ce23" office:value-type="date" office:date-value="2012-01-27" calcext:value-type="date">
            <text:p>27/ene/2012</text:p>
          </table:table-cell>
          <table:table-cell table:style-name="ce56" office:value-type="float" office:value="292" calcext:value-type="float">
            <text:p>29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Alberto Reyes Solórzano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2-09-13" calcext:value-type="date">
            <text:p>13/sep/2012</text:p>
          </table:table-cell>
          <table:table-cell table:style-name="ce56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Ángel Sánchez Mare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2-07-20" calcext:value-type="date">
            <text:p>20/jul/2012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José Daniel Bussos Fuentes</text:p>
          </table:table-cell>
          <table:table-cell table:style-name="ce27"/>
          <table:table-cell table:style-name="ce23" office:value-type="date" office:date-value="2012-02-10" calcext:value-type="date">
            <text:p>10/feb/2012</text:p>
          </table:table-cell>
          <table:table-cell table:style-name="ce56" office:value-type="float" office:value="294" calcext:value-type="float">
            <text:p>29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de Jesús Luna Torre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2-04-20" calcext:value-type="date">
            <text:p>20/abr/2012</text:p>
          </table:table-cell>
          <table:table-cell table:style-name="ce56" office:value-type="float" office:value="326" calcext:value-type="float">
            <text:p>32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Juan Carlos García Huerta</text:p>
          </table:table-cell>
          <table:table-cell table:style-name="ce47" office:value-type="string" calcext:value-type="string">
            <text:p>Recibió CS de Secundaria el 03/01/17</text:p>
          </table:table-cell>
          <table:table-cell table:style-name="ce23" office:value-type="date" office:date-value="2012-08-22" calcext:value-type="date">
            <text:p>22/ago/2012</text:p>
          </table:table-cell>
          <table:table-cell table:style-name="ce56"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Fabián Enrique Reyes López</text:p>
          </table:table-cell>
          <table:table-cell table:style-name="ce27"/>
          <table:table-cell table:style-name="ce23" office:value-type="date" office:date-value="2012-09-14" calcext:value-type="date">
            <text:p>14/sep/2012</text:p>
          </table:table-cell>
          <table:table-cell table:style-name="ce56" office:value-type="float" office:value="376" calcext:value-type="float">
            <text:p>37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Luis Ramos</text:p>
          </table:table-cell>
          <table:table-cell table:style-name="ce27"/>
          <table:table-cell table:style-name="ce23" office:value-type="date" office:date-value="2012-10-05" calcext:value-type="date">
            <text:p>5/oct/2012</text:p>
          </table:table-cell>
          <table:table-cell table:style-name="ce56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Juan Luis Ramos Sánchez</text:p>
          </table:table-cell>
          <table:table-cell table:style-name="ce27"/>
          <table:table-cell table:style-name="ce23" office:value-type="date" office:date-value="2012-10-05" calcext:value-type="date">
            <text:p>5/oct/2012</text:p>
          </table:table-cell>
          <table:table-cell table:style-name="ce56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lián Barajas Ramírez</text:p>
          </table:table-cell>
          <table:table-cell table:style-name="ce27"/>
          <table:table-cell table:style-name="ce23" office:value-type="date" office:date-value="2012-03-03" calcext:value-type="date">
            <text:p>3/mar/2012</text:p>
          </table:table-cell>
          <table:table-cell table:style-name="ce56" office:value-type="float" office:value="308" calcext:value-type="float">
            <text:p>30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eonardo Muñoz Villalobos</text:p>
          </table:table-cell>
          <table:table-cell table:style-name="ce27" office:value-type="string" calcext:value-type="string">
            <text:p>AA, CP, BOLETA</text:p>
          </table:table-cell>
          <table:table-cell table:style-name="ce23" office:value-type="date" office:date-value="2012-09-03" calcext:value-type="date">
            <text:p>3/sep/2012</text:p>
          </table:table-cell>
          <table:table-cell table:style-name="ce56" office:value-type="float" office:value="361" calcext:value-type="float">
            <text:p>36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iliana Cisneros García</text:p>
          </table:table-cell>
          <table:table-cell table:style-name="ce27" office:value-type="string" calcext:value-type="string">
            <text:p>AA, BOLETA</text:p>
          </table:table-cell>
          <table:table-cell table:style-name="ce23" office:value-type="date" office:date-value="2012-09-05" calcext:value-type="date">
            <text:p>5/sep/2012</text:p>
          </table:table-cell>
          <table:table-cell table:style-name="ce56" office:value-type="float" office:value="363" calcext:value-type="float">
            <text:p>36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Luis Ernesto Mendez Aranda</text:p>
          </table:table-cell>
          <table:table-cell table:style-name="ce27"/>
          <table:table-cell table:style-name="ce23" office:value-type="date" office:date-value="2012-08-10" calcext:value-type="date">
            <text:p>10/ago/2012</text:p>
          </table:table-cell>
          <table:table-cell table:style-name="ce56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uz Manuel Cruz Garci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3-31" calcext:value-type="date">
            <text:p>31/mar/2012</text:p>
          </table:table-cell>
          <table:table-cell table:style-name="ce56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. del Rocío Rodríguez Alcalá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5-19" calcext:value-type="date">
            <text:p>19/may/2012</text:p>
          </table:table-cell>
          <table:table-cell table:style-name="ce56" office:value-type="float" office:value="339" calcext:value-type="float">
            <text:p>33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nuel Alejandro Silva Covarrubias</text:p>
          </table:table-cell>
          <table:table-cell table:style-name="ce27"/>
          <table:table-cell table:style-name="ce23" office:value-type="date" office:date-value="2012-09-27" calcext:value-type="date">
            <text:p>27/sep/2012</text:p>
          </table:table-cell>
          <table:table-cell table:style-name="ce56" office:value-type="float" office:value="393" calcext:value-type="float">
            <text:p>39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nuel Alonso Domínguez Vázquez</text:p>
          </table:table-cell>
          <table:table-cell table:style-name="ce27" office:value-type="string" calcext:value-type="string">
            <text:p>AA, CS Y CURP</text:p>
          </table:table-cell>
          <table:table-cell table:style-name="ce23" office:value-type="date" office:date-value="2012-10-19" calcext:value-type="date">
            <text:p>19/oct/2012</text:p>
          </table:table-cell>
          <table:table-cell table:style-name="ce56" office:value-type="float" office:value="406" calcext:value-type="float">
            <text:p>40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argarita Noemi Cedillo Jasso</text:p>
          </table:table-cell>
          <table:table-cell table:style-name="ce27"/>
          <table:table-cell table:style-name="ce23" office:value-type="string" calcext:value-type="string">
            <text:p>17/dic/2012</text:p>
          </table:table-cell>
          <table:table-cell table:style-name="ce56" office:value-type="float" office:value="423" calcext:value-type="float">
            <text:p>42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Ana Ruiz Costill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5-08" calcext:value-type="date">
            <text:p>8/may/2012</text:p>
          </table:table-cell>
          <table:table-cell table:style-name="ce56" office:value-type="float" office:value="338" calcext:value-type="float">
            <text:p>33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del Rosario Aldana Ortí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2-09-26" calcext:value-type="date">
            <text:p>26/sep/2012</text:p>
          </table:table-cell>
          <table:table-cell table:style-name="ce56" office:value-type="float" office:value="392" calcext:value-type="float">
            <text:p>39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Eugenia Franco Jimén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8-05" calcext:value-type="date">
            <text:p>5/ago/2012</text:p>
          </table:table-cell>
          <table:table-cell table:style-name="ce56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aria Fernanda Gonzalez Alderete</text:p>
          </table:table-cell>
          <table:table-cell table:style-name="ce27"/>
          <table:table-cell table:style-name="ce23" office:value-type="date" office:date-value="2012-09-07" calcext:value-type="date">
            <text:p>7/sep/2012</text:p>
          </table:table-cell>
          <table:table-cell table:style-name="ce56" office:value-type="float" office:value="367" calcext:value-type="float">
            <text:p>36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ariana Jimenez Torres</text:p>
          </table:table-cell>
          <table:table-cell table:style-name="ce27"/>
          <table:table-cell table:style-name="ce23" office:value-type="date" office:date-value="2012-08-21" calcext:value-type="date">
            <text:p>21/ago/2012</text:p>
          </table:table-cell>
          <table:table-cell table:style-name="ce56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arlene Sarai Hernandez Rangel</text:p>
          </table:table-cell>
          <table:table-cell table:style-name="ce27"/>
          <table:table-cell table:style-name="ce23" office:value-type="date" office:date-value="2012-08-17" calcext:value-type="date">
            <text:p>17/ago/2012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artha Guadalupe Serrano Romero</text:p>
          </table:table-cell>
          <table:table-cell table:style-name="ce27"/>
          <table:table-cell table:style-name="ce23" office:value-type="date" office:date-value="2012-01-20" calcext:value-type="date">
            <text:p>20/ene/2012</text:p>
          </table:table-cell>
          <table:table-cell table:style-name="ce56" office:value-type="float" office:value="288" calcext:value-type="float">
            <text:p>28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30" office:value-type="string" calcext:value-type="string">
            <text:p>Martha Irene Pérez Pedroza</text:p>
          </table:table-cell>
          <table:table-cell table:style-name="ce30" office:value-type="string" calcext:value-type="string">
            <text:p>AA Y CS</text:p>
          </table:table-cell>
          <table:table-cell table:style-name="ce23" office:value-type="date" office:date-value="2012-01-06" calcext:value-type="date">
            <text:p>6/ene/2012</text:p>
          </table:table-cell>
          <table:table-cell table:style-name="ce56" office:value-type="float" office:value="277" calcext:value-type="float">
            <text:p>27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30" office:value-type="string" calcext:value-type="string">
            <text:p>Martha Patricia Guevara Quiroga</text:p>
          </table:table-cell>
          <table:table-cell table:style-name="ce30" office:value-type="string" calcext:value-type="string">
            <text:p>AA Y CS</text:p>
          </table:table-cell>
          <table:table-cell table:style-name="ce23" office:value-type="date" office:date-value="2012-10-22" calcext:value-type="date">
            <text:p>22/oct/2012</text:p>
          </table:table-cell>
          <table:table-cell table:style-name="ce56" office:value-type="float" office:value="408" calcext:value-type="float">
            <text:p>40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afael Alejandro Sertkol Becerra</text:p>
          </table:table-cell>
          <table:table-cell table:style-name="ce27"/>
          <table:table-cell table:style-name="ce23" office:value-type="date" office:date-value="2012-06-27" calcext:value-type="date">
            <text:p>27/jun/2012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Richard Joseph Alcantar Vilanueva</text:p>
          </table:table-cell>
          <table:table-cell table:style-name="ce27" office:value-type="string" calcext:value-type="string">
            <text:p>AA YCS</text:p>
          </table:table-cell>
          <table:table-cell table:style-name="ce23" office:value-type="date" office:date-value="2012-09-21" calcext:value-type="date">
            <text:p>21/sep/2012</text:p>
          </table:table-cell>
          <table:table-cell table:style-name="ce56" office:value-type="float" office:value="383" calcext:value-type="float">
            <text:p>38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oberto Soria Oro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2-18" calcext:value-type="date">
            <text:p>18/feb/2012</text:p>
          </table:table-cell>
          <table:table-cell table:style-name="ce56" office:value-type="float" office:value="297" calcext:value-type="float">
            <text:p>29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odrigo Barriga Bedoll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11-28" calcext:value-type="date">
            <text:p>28/nov/2012</text:p>
          </table:table-cell>
          <table:table-cell table:style-name="ce56" office:value-type="float" office:value="419" calcext:value-type="float">
            <text:p>41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drigo Nicolás López Gutiérrez</text:p>
          </table:table-cell>
          <table:table-cell table:style-name="ce27"/>
          <table:table-cell table:style-name="ce23" office:value-type="date" office:date-value="2012-02-18" calcext:value-type="date">
            <text:p>18/feb/2012</text:p>
          </table:table-cell>
          <table:table-cell table:style-name="ce56" office:value-type="float" office:value="298" calcext:value-type="float">
            <text:p>29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Saíd Pérez Corre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2-08-07" calcext:value-type="date">
            <text:p>7/ago/2012</text:p>
          </table:table-cell>
          <table:table-cell table:style-name="ce56"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Sandra Hernandez Vela </text:p>
          </table:table-cell>
          <table:table-cell table:style-name="ce27"/>
          <table:table-cell table:style-name="ce23" office:value-type="date" office:date-value="2012-06-13" calcext:value-type="date">
            <text:p>13/jun/2012</text:p>
          </table:table-cell>
          <table:table-cell table:style-name="ce56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Sandra Nayely Zaragoza Hurtado</text:p>
          </table:table-cell>
          <table:table-cell table:style-name="ce27"/>
          <table:table-cell table:style-name="ce23" office:value-type="date" office:date-value="2012-08-04" calcext:value-type="date">
            <text:p>4/ago/2012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Santiago Ricardo León Soria</text:p>
          </table:table-cell>
          <table:table-cell table:style-name="ce27"/>
          <table:table-cell table:style-name="ce23" office:value-type="date" office:date-value="2012-05-26" calcext:value-type="date">
            <text:p>26/may/2012</text:p>
          </table:table-cell>
          <table:table-cell table:style-name="ce56" office:value-type="float" office:value="345" calcext:value-type="float">
            <text:p>34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Sarah Eileen Iracheta Martinez</text:p>
          </table:table-cell>
          <table:table-cell table:style-name="ce27"/>
          <table:table-cell table:style-name="ce23" office:value-type="date" office:date-value="2012-10-26" calcext:value-type="date">
            <text:p>26/oct/2012</text:p>
          </table:table-cell>
          <table:table-cell table:style-name="ce56" office:value-type="float" office:value="413" calcext:value-type="float">
            <text:p>41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Sinhué García <text:s/>Trujill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8-31" calcext:value-type="date">
            <text:p>31/ago/2012</text:p>
          </table:table-cell>
          <table:table-cell table:style-name="ce56" office:value-type="float" office:value="357" calcext:value-type="float">
            <text:p>35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Soledad Cristina Cruz Garcí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3-08" calcext:value-type="date">
            <text:p>8/mar/2012</text:p>
          </table:table-cell>
          <table:table-cell table:style-name="ce56" office:value-type="float" office:value="310" calcext:value-type="float">
            <text:p>31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Teresa Guadalupe Mendoza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2-02-25" calcext:value-type="date">
            <text:p>25/feb/2012</text:p>
          </table:table-cell>
          <table:table-cell table:style-name="ce56" office:value-type="float" office:value="306" calcext:value-type="float">
            <text:p>30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Ulises Salomón García Mejí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2-08-31" calcext:value-type="date">
            <text:p>31/ago/2012</text:p>
          </table:table-cell>
          <table:table-cell table:style-name="ce56" office:value-type="float" office:value="356" calcext:value-type="float">
            <text:p>35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erónica Torres Romer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2-01-18" calcext:value-type="date">
            <text:p>18/ene/2012</text:p>
          </table:table-cell>
          <table:table-cell table:style-name="ce56" office:value-type="float" office:value="285" calcext:value-type="float">
            <text:p>28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íctor Eduardo Velázquez Vázquez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2-04-20" calcext:value-type="date">
            <text:p>20/abr/2012</text:p>
          </table:table-cell>
          <table:table-cell table:style-name="ce56" office:value-type="float" office:value="328" calcext:value-type="float">
            <text:p>32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2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íctor Hugo Priego Evangelist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2-07-03" calcext:value-type="date">
            <text:p>3/jul/2012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Víctor Omar Vidal Manriquez</text:p>
          </table:table-cell>
          <table:table-cell table:style-name="ce27"/>
          <table:table-cell table:style-name="ce23" office:value-type="date" office:date-value="2012-08-31" calcext:value-type="date">
            <text:p>31/ago/2012</text:p>
          </table:table-cell>
          <table:table-cell table:style-name="ce56" office:value-type="float" office:value="358" calcext:value-type="float">
            <text:p>35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2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Yolanda Soraya Manriques</text:p>
          </table:table-cell>
          <table:table-cell table:style-name="ce27"/>
          <table:table-cell table:style-name="ce23" office:value-type="date" office:date-value="2012-10-15" calcext:value-type="date">
            <text:p>15/oct/2012</text:p>
          </table:table-cell>
          <table:table-cell table:style-name="ce56" office:value-type="float" office:value="403" calcext:value-type="float">
            <text:p>403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drián Hernández Becerra</text:p>
          </table:table-cell>
          <table:table-cell table:style-name="ce27" office:value-type="string" calcext:value-type="string">
            <text:p>CS</text:p>
          </table:table-cell>
          <table:table-cell table:style-name="ce51" office:value-type="string" calcext:value-type="string">
            <text:p>16/nov/2013</text:p>
          </table:table-cell>
          <table:table-cell table:style-name="ce56" office:value-type="float" office:value="643" calcext:value-type="float">
            <text:p>64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lma Jessica Rodriguez Vilchis </text:p>
          </table:table-cell>
          <table:table-cell table:style-name="ce27" office:value-type="string" calcext:value-type="string">
            <text:p>AA Y CS</text:p>
          </table:table-cell>
          <table:table-cell table:style-name="ce52" office:value-type="date" office:date-value="2013-06-21" calcext:value-type="date">
            <text:p>21/06/13</text:p>
          </table:table-cell>
          <table:table-cell table:style-name="ce56" office:value-type="float" office:value="536" calcext:value-type="float">
            <text:p>53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a Carolina Malacara Gutierrez</text:p>
          </table:table-cell>
          <table:table-cell table:style-name="ce27" office:value-type="string" calcext:value-type="string">
            <text:p>AA</text:p>
          </table:table-cell>
          <table:table-cell table:style-name="ce52" office:value-type="date" office:date-value="2013-09-13" calcext:value-type="date">
            <text:p>13/09/13</text:p>
          </table:table-cell>
          <table:table-cell table:style-name="ce56" office:value-type="float" office:value="611" calcext:value-type="float">
            <text:p>611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a Leticia Esparza Diaz</text:p>
          </table:table-cell>
          <table:table-cell table:style-name="ce27" office:value-type="string" calcext:value-type="string">
            <text:p>AA, CS Y CURP</text:p>
          </table:table-cell>
          <table:table-cell table:style-name="ce52" office:value-type="date" office:date-value="2013-08-16" calcext:value-type="date">
            <text:p>16/08/13</text:p>
          </table:table-cell>
          <table:table-cell table:style-name="ce56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1" office:value-type="string" calcext:value-type="string">
            <text:p>Ana Luisa Mendoza Gonzalez</text:p>
          </table:table-cell>
          <table:table-cell table:style-name="ce31"/>
          <table:table-cell table:style-name="ce51" office:value-type="string" calcext:value-type="string">
            <text:p>5/jul/2013</text:p>
          </table:table-cell>
          <table:table-cell table:style-name="ce56"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0" office:value-type="string" calcext:value-type="string">
            <text:p>Ana María Salazar Torres</text:p>
          </table:table-cell>
          <table:table-cell table:style-name="ce30"/>
          <table:table-cell table:style-name="ce23" office:value-type="date" office:date-value="2013-07-31" calcext:value-type="date">
            <text:p>31/jul/2013</text:p>
          </table:table-cell>
          <table:table-cell table:style-name="ce56" office:value-type="float" office:value="570" calcext:value-type="float">
            <text:p>57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0" office:value-type="string" calcext:value-type="string">
            <text:p>Ana Noemí Arriaga Beltrán</text:p>
          </table:table-cell>
          <table:table-cell table:style-name="ce30"/>
          <table:table-cell table:style-name="ce23" office:value-type="date" office:date-value="2013-04-22" calcext:value-type="date">
            <text:p>22/abr/2013</text:p>
          </table:table-cell>
          <table:table-cell table:style-name="ce56" office:value-type="float" office:value="508" calcext:value-type="float">
            <text:p>50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30" office:value-type="string" calcext:value-type="string">
            <text:p>Andrea Guadalupe Gutierrez Saucedo</text:p>
          </table:table-cell>
          <table:table-cell table:style-name="ce30" office:value-type="string" calcext:value-type="string">
            <text:p>AA Y CS</text:p>
          </table:table-cell>
          <table:table-cell table:style-name="ce23" office:value-type="date" office:date-value="2013-08-29" calcext:value-type="date">
            <text:p>29/ago/2013</text:p>
          </table:table-cell>
          <table:table-cell table:style-name="ce56" office:value-type="float" office:value="593" calcext:value-type="float">
            <text:p>59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Ángel Daniel Rocha Gómez</text:p>
          </table:table-cell>
          <table:table-cell table:style-name="ce27" office:value-type="string" calcext:value-type="string">
            <text:p>AA</text:p>
          </table:table-cell>
          <table:table-cell table:style-name="ce51"/>
          <table:table-cell table:style-name="ce56"/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Antonio de Jomajo Valdivia Montesinos</text:p>
          </table:table-cell>
          <table:table-cell table:style-name="ce27"/>
          <table:table-cell table:style-name="ce23" office:value-type="date" office:date-value="2013-06-28" calcext:value-type="date">
            <text:p>28/jun/2013</text:p>
          </table:table-cell>
          <table:table-cell table:style-name="ce56" office:value-type="float" office:value="542" calcext:value-type="float">
            <text:p>54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Brenda Estefany Amaya Herrera</text:p>
          </table:table-cell>
          <table:table-cell table:style-name="ce27"/>
          <table:table-cell table:style-name="ce23" office:value-type="date" office:date-value="2013-03-07" calcext:value-type="date">
            <text:p>7/mar/2013</text:p>
          </table:table-cell>
          <table:table-cell table:style-name="ce56" office:value-type="float" office:value="481" calcext:value-type="float">
            <text:p>48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arlos Adrián Carrillo Martínez</text:p>
          </table:table-cell>
          <table:table-cell table:style-name="ce27"/>
          <table:table-cell table:style-name="ce23" office:value-type="date" office:date-value="2013-11-20" calcext:value-type="date">
            <text:p>20/nov/2013</text:p>
          </table:table-cell>
          <table:table-cell table:style-name="ce56" office:value-type="float" office:value="646" calcext:value-type="float">
            <text:p>64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arlos Alberto Juárez García</text:p>
          </table:table-cell>
          <table:table-cell table:style-name="ce27"/>
          <table:table-cell table:style-name="ce23" office:value-type="date" office:date-value="2013-03-06" calcext:value-type="date">
            <text:p>6/mar/2013</text:p>
          </table:table-cell>
          <table:table-cell table:style-name="ce56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arlos Alberto Mojica González</text:p>
          </table:table-cell>
          <table:table-cell table:style-name="ce27"/>
          <table:table-cell table:style-name="ce23" office:value-type="date" office:date-value="2013-08-12" calcext:value-type="date">
            <text:p>12/ago/2013</text:p>
          </table:table-cell>
          <table:table-cell table:style-name="ce56" office:value-type="float" office:value="584" calcext:value-type="float">
            <text:p>58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0" office:value-type="string" calcext:value-type="string">
            <text:p>Carmen Janett Velázquez Díaz</text:p>
          </table:table-cell>
          <table:table-cell table:style-name="ce30"/>
          <table:table-cell table:style-name="ce23" office:value-type="date" office:date-value="2013-11-02" calcext:value-type="date">
            <text:p>2/nov/2013</text:p>
          </table:table-cell>
          <table:table-cell table:style-name="ce56" office:value-type="float" office:value="635" calcext:value-type="float">
            <text:p>63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30" office:value-type="string" calcext:value-type="string">
            <text:p>Carolina Lizette Anguiano Rincon</text:p>
          </table:table-cell>
          <table:table-cell table:style-name="ce30" office:value-type="string" calcext:value-type="string">
            <text:p>AA Y CS SE ENTREGO AA Y CS EL DIA DE 29/08/2016</text:p>
          </table:table-cell>
          <table:table-cell table:style-name="ce23" office:value-type="date" office:date-value="2013-07-05" calcext:value-type="date">
            <text:p>5/jul/2013</text:p>
          </table:table-cell>
          <table:table-cell table:style-name="ce56" office:value-type="float" office:value="549" calcext:value-type="float">
            <text:p>54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ésar Morales Guzmán</text:p>
          </table:table-cell>
          <table:table-cell table:style-name="ce27"/>
          <table:table-cell table:style-name="ce23" office:value-type="date" office:date-value="2013-03-02" calcext:value-type="date">
            <text:p>2/mar/2013</text:p>
          </table:table-cell>
          <table:table-cell table:style-name="ce56" office:value-type="float" office:value="475" calcext:value-type="float">
            <text:p>47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hristian Iván Martínez Cruz</text:p>
          </table:table-cell>
          <table:table-cell table:style-name="ce27"/>
          <table:table-cell table:style-name="ce23" office:value-type="date" office:date-value="2013-03-13" calcext:value-type="date">
            <text:p>13/mar/2013</text:p>
          </table:table-cell>
          <table:table-cell table:style-name="ce56" office:value-type="float" office:value="488" calcext:value-type="float">
            <text:p>48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hristian Jesús Alejandro González Vallejo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3-03-27" calcext:value-type="date">
            <text:p>27/mar/2013</text:p>
          </table:table-cell>
          <table:table-cell table:style-name="ce56" office:value-type="float" office:value="501" calcext:value-type="float">
            <text:p>50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hristian Josué Terrones Hernández</text:p>
          </table:table-cell>
          <table:table-cell table:style-name="ce27"/>
          <table:table-cell table:style-name="ce23" office:value-type="date" office:date-value="2013-07-23" calcext:value-type="date">
            <text:p>23/jul/2013</text:p>
          </table:table-cell>
          <table:table-cell table:style-name="ce56" office:value-type="float" office:value="560" calcext:value-type="float">
            <text:p>56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ornelio Alberto Ramos Aranda</text:p>
          </table:table-cell>
          <table:table-cell table:style-name="ce27"/>
          <table:table-cell table:style-name="ce23" office:value-type="date" office:date-value="2013-02-08" calcext:value-type="date">
            <text:p>8/feb/2013</text:p>
          </table:table-cell>
          <table:table-cell table:style-name="ce56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Cynthia Daniela Garcia Alvar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3-12" calcext:value-type="date">
            <text:p>12/mar/2013</text:p>
          </table:table-cell>
          <table:table-cell table:style-name="ce56" office:value-type="float" office:value="487" calcext:value-type="float">
            <text:p>48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Cynthia Guadalupe Marmolejo Zuñig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12-06" calcext:value-type="date">
            <text:p>6/dic/2013</text:p>
          </table:table-cell>
          <table:table-cell table:style-name="ce56" office:value-type="float" office:value="647" calcext:value-type="float">
            <text:p>64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0" office:value-type="string" calcext:value-type="string">
            <text:p>Dalia Karen Zuñiga Ramirez</text:p>
          </table:table-cell>
          <table:table-cell table:style-name="ce30"/>
          <table:table-cell table:style-name="ce23" office:value-type="string" calcext:value-type="string">
            <text:p>8/jul/2013</text:p>
          </table:table-cell>
          <table:table-cell table:style-name="ce56" office:value-type="float" office:value="551" calcext:value-type="float">
            <text:p>55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Daniel Romero Santos del Muro</text:p>
          </table:table-cell>
          <table:table-cell table:style-name="ce27"/>
          <table:table-cell table:style-name="ce23" office:value-type="date" office:date-value="2013-08-22" calcext:value-type="date">
            <text:p>22/ago/2013</text:p>
          </table:table-cell>
          <table:table-cell table:style-name="ce56" office:value-type="float" office:value="589" calcext:value-type="float">
            <text:p>58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0" office:value-type="string" calcext:value-type="string">
            <text:p>Daniela Torres López</text:p>
          </table:table-cell>
          <table:table-cell table:style-name="ce30"/>
          <table:table-cell table:style-name="ce23" office:value-type="date" office:date-value="2013-03-08" calcext:value-type="date">
            <text:p>8/mar/2013</text:p>
          </table:table-cell>
          <table:table-cell table:style-name="ce56" office:value-type="float" office:value="484" calcext:value-type="float">
            <text:p>48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David Liera Galici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5-20" calcext:value-type="date">
            <text:p>20/may/2013</text:p>
          </table:table-cell>
          <table:table-cell table:style-name="ce56" office:value-type="float" office:value="465" calcext:value-type="float">
            <text:p>46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0" office:value-type="string" calcext:value-type="string">
            <text:p>Denisse Estefania Rosas Hernández</text:p>
          </table:table-cell>
          <table:table-cell table:style-name="ce30"/>
          <table:table-cell table:style-name="ce23" office:value-type="date" office:date-value="2013-05-20" calcext:value-type="date">
            <text:p>20/may/2013</text:p>
          </table:table-cell>
          <table:table-cell table:style-name="ce56" office:value-type="float" office:value="525" calcext:value-type="float">
            <text:p>52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0" office:value-type="string" calcext:value-type="string">
            <text:p>Diana Herrera Becerra</text:p>
          </table:table-cell>
          <table:table-cell table:style-name="ce30"/>
          <table:table-cell table:style-name="ce23" office:value-type="date" office:date-value="2013-07-31" calcext:value-type="date">
            <text:p>31/jul/2013</text:p>
          </table:table-cell>
          <table:table-cell table:style-name="ce56" office:value-type="float" office:value="569" calcext:value-type="float">
            <text:p>56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30" office:value-type="string" calcext:value-type="string">
            <text:p>Diana Irene Ramos Sánchez</text:p>
          </table:table-cell>
          <table:table-cell table:style-name="ce30"/>
          <table:table-cell table:style-name="ce23" office:value-type="date" office:date-value="2013-11-27" calcext:value-type="date">
            <text:p>27/nov/2013</text:p>
          </table:table-cell>
          <table:table-cell table:style-name="ce56" office:value-type="float" office:value="645" calcext:value-type="float">
            <text:p>64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Diego de Jesús Cuellar Robles</text:p>
          </table:table-cell>
          <table:table-cell table:style-name="ce27"/>
          <table:table-cell table:style-name="ce23" office:value-type="date" office:date-value="2013-03-02" calcext:value-type="date">
            <text:p>2/mar/2013</text:p>
          </table:table-cell>
          <table:table-cell table:style-name="ce56" office:value-type="float" office:value="474" calcext:value-type="float">
            <text:p>47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8" office:value-type="string" calcext:value-type="string">
            <text:p>Edgar Levi Valadéz Vázquez</text:p>
          </table:table-cell>
          <table:table-cell table:style-name="ce28"/>
          <table:table-cell table:style-name="ce23" office:value-type="date" office:date-value="2013-09-27" calcext:value-type="date">
            <text:p>27/sep/2013</text:p>
          </table:table-cell>
          <table:table-cell table:style-name="ce56" office:value-type="float" office:value="617" calcext:value-type="float">
            <text:p>61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dgar Ulises Echeveste Sánchez</text:p>
          </table:table-cell>
          <table:table-cell table:style-name="ce27"/>
          <table:table-cell table:style-name="ce23" office:value-type="date" office:date-value="2013-05-20" calcext:value-type="date">
            <text:p>20/may/2013</text:p>
          </table:table-cell>
          <table:table-cell table:style-name="ce56" office:value-type="float" office:value="523" calcext:value-type="float">
            <text:p>52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duardo Flores Manriquez</text:p>
          </table:table-cell>
          <table:table-cell table:style-name="ce27"/>
          <table:table-cell table:style-name="ce23" office:value-type="date" office:date-value="2013-04-15" calcext:value-type="date">
            <text:p>15/abr/2013</text:p>
          </table:table-cell>
          <table:table-cell table:style-name="ce56" office:value-type="float" office:value="497" calcext:value-type="float">
            <text:p>49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duardo García Magaña</text:p>
          </table:table-cell>
          <table:table-cell table:style-name="ce27" office:value-type="string" calcext:value-type="string">
            <text:p>AA CP Y CPS</text:p>
          </table:table-cell>
          <table:table-cell table:style-name="ce23" office:value-type="date" office:date-value="2013-02-11" calcext:value-type="date">
            <text:p>11/feb/2013</text:p>
          </table:table-cell>
          <table:table-cell table:style-name="ce56" office:value-type="float" office:value="462" calcext:value-type="float">
            <text:p>46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mma Jessica Martínez García</text:p>
          </table:table-cell>
          <table:table-cell table:style-name="ce27"/>
          <table:table-cell table:style-name="ce23" office:value-type="date" office:date-value="2013-04-03" calcext:value-type="date">
            <text:p>3/abr/2013</text:p>
          </table:table-cell>
          <table:table-cell table:style-name="ce56" office:value-type="float" office:value="502" calcext:value-type="float">
            <text:p>50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nrique Salcedo Villegas</text:p>
          </table:table-cell>
          <table:table-cell table:style-name="ce27"/>
          <table:table-cell table:style-name="ce23" office:value-type="date" office:date-value="2013-01-14" calcext:value-type="date">
            <text:p>14/ene/2013</text:p>
          </table:table-cell>
          <table:table-cell table:style-name="ce56" office:value-type="float" office:value="443" calcext:value-type="float">
            <text:p>44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Erika Guadalupe Muñoz Hernandez</text:p>
          </table:table-cell>
          <table:table-cell table:style-name="ce27" office:value-type="string" calcext:value-type="string">
            <text:p>CPB</text:p>
          </table:table-cell>
          <table:table-cell table:style-name="ce23" office:value-type="date" office:date-value="2013-06-04" calcext:value-type="date">
            <text:p>4/jun/2013</text:p>
          </table:table-cell>
          <table:table-cell table:style-name="ce56" office:value-type="float" office:value="347" calcext:value-type="float">
            <text:p>34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Erwin Axel Ledesma Urbina</text:p>
          </table:table-cell>
          <table:table-cell table:style-name="ce27" office:value-type="string" calcext:value-type="string">
            <text:p>AA Y CP</text:p>
          </table:table-cell>
          <table:table-cell table:style-name="ce23" office:value-type="date" office:date-value="2013-10-01" calcext:value-type="date">
            <text:p>1/oct/2013</text:p>
          </table:table-cell>
          <table:table-cell table:style-name="ce56" office:value-type="float" office:value="619" calcext:value-type="float">
            <text:p>61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ulisses Jonathan Segura Ibarr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2-14" calcext:value-type="date">
            <text:p>14/feb/2013</text:p>
          </table:table-cell>
          <table:table-cell table:style-name="ce56" office:value-type="float" office:value="524" calcext:value-type="float">
            <text:p>52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abián Roldán Leal</text:p>
          </table:table-cell>
          <table:table-cell table:style-name="ce27"/>
          <table:table-cell table:style-name="ce23" office:value-type="date" office:date-value="2013-07-11" calcext:value-type="date">
            <text:p>11/jul/2013</text:p>
          </table:table-cell>
          <table:table-cell table:style-name="ce56" office:value-type="float" office:value="553" calcext:value-type="float">
            <text:p>55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átima del Rosario Lupercio Rodríguez</text:p>
          </table:table-cell>
          <table:table-cell table:style-name="ce27"/>
          <table:table-cell table:style-name="ce23" office:value-type="date" office:date-value="2013-08-22" calcext:value-type="date">
            <text:p>22/ago/2013</text:p>
          </table:table-cell>
          <table:table-cell table:style-name="ce56" office:value-type="float" office:value="590" calcext:value-type="float">
            <text:p>59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ernando Melendez Nicasio</text:p>
          </table:table-cell>
          <table:table-cell table:style-name="ce27"/>
          <table:table-cell table:style-name="ce23" office:value-type="date" office:date-value="2013-11-14" calcext:value-type="date">
            <text:p>14/nov/2013</text:p>
          </table:table-cell>
          <table:table-cell table:style-name="ce56" office:value-type="float" office:value="642" calcext:value-type="float">
            <text:p>64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rancisco Daniel Hernández Reynoso</text:p>
          </table:table-cell>
          <table:table-cell table:style-name="ce27"/>
          <table:table-cell table:style-name="ce23" office:value-type="date" office:date-value="2013-01-07" calcext:value-type="date">
            <text:p>7/ene/2013</text:p>
          </table:table-cell>
          <table:table-cell table:style-name="ce56" office:value-type="float" office:value="426" calcext:value-type="float">
            <text:p>42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rancisco Javier Martínez Irene</text:p>
          </table:table-cell>
          <table:table-cell table:style-name="ce27"/>
          <table:table-cell table:style-name="ce23" office:value-type="date" office:date-value="2013-05-14" calcext:value-type="date">
            <text:p>14/may/2013</text:p>
          </table:table-cell>
          <table:table-cell table:style-name="ce56" office:value-type="float" office:value="522" calcext:value-type="float">
            <text:p>522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Gabriela Rodriguez Gomez</text:p>
          </table:table-cell>
          <table:table-cell table:style-name="ce27"/>
          <table:table-cell table:style-name="ce23" office:value-type="date" office:date-value="2013-11-04" calcext:value-type="date">
            <text:p>4/nov/2013</text:p>
          </table:table-cell>
          <table:table-cell table:style-name="ce56" office:value-type="float" office:value="637" calcext:value-type="float">
            <text:p>63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Gilberto Pérez Baraja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3-05" calcext:value-type="date">
            <text:p>5/mar/2013</text:p>
          </table:table-cell>
          <table:table-cell table:style-name="ce56" office:value-type="float" office:value="477" calcext:value-type="float">
            <text:p>47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Gloria Medina Flores</text:p>
          </table:table-cell>
          <table:table-cell table:style-name="ce27"/>
          <table:table-cell table:style-name="ce23" office:value-type="date" office:date-value="2013-07-31" calcext:value-type="date">
            <text:p>31/jul/2013</text:p>
          </table:table-cell>
          <table:table-cell table:style-name="ce56" office:value-type="float" office:value="566" calcext:value-type="float">
            <text:p>56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Grecia Victoria Eugenia Sánchez Becerra</text:p>
          </table:table-cell>
          <table:table-cell table:style-name="ce27"/>
          <table:table-cell table:style-name="ce23" office:value-type="date" office:date-value="2013-04-15" calcext:value-type="date">
            <text:p>15/abr/2013</text:p>
          </table:table-cell>
          <table:table-cell table:style-name="ce56" office:value-type="float" office:value="505" calcext:value-type="float">
            <text:p>50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Héctor Andrés Amaya Herrera</text:p>
          </table:table-cell>
          <table:table-cell table:style-name="ce27"/>
          <table:table-cell table:style-name="ce23" office:value-type="date" office:date-value="2013-03-08" calcext:value-type="date">
            <text:p>8/mar/2013</text:p>
          </table:table-cell>
          <table:table-cell table:style-name="ce56" office:value-type="float" office:value="482" calcext:value-type="float">
            <text:p>48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Héctor Arturo Prado Negrete</text:p>
          </table:table-cell>
          <table:table-cell table:style-name="ce27"/>
          <table:table-cell table:style-name="ce23" office:value-type="date" office:date-value="1901-04-01" calcext:value-type="date">
            <text:p>1/abr/1901</text:p>
          </table:table-cell>
          <table:table-cell table:style-name="ce56" office:value-type="float" office:value="457" calcext:value-type="float">
            <text:p>45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Héctor Eduardo Estrada Muñoz</text:p>
          </table:table-cell>
          <table:table-cell table:style-name="ce27" office:value-type="string" calcext:value-type="string">
            <text:p>AA Y CP</text:p>
          </table:table-cell>
          <table:table-cell table:style-name="ce23" office:value-type="date" office:date-value="2013-10-02" calcext:value-type="date">
            <text:p>2/oct/2013</text:p>
          </table:table-cell>
          <table:table-cell table:style-name="ce56" office:value-type="float" office:value="621" calcext:value-type="float">
            <text:p>621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Hugo Enrique González Torre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10-17" calcext:value-type="date">
            <text:p>17/oct/2013</text:p>
          </table:table-cell>
          <table:table-cell table:style-name="ce56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Isabel Garcia Garcia</text:p>
          </table:table-cell>
          <table:table-cell table:style-name="ce27"/>
          <table:table-cell table:style-name="ce23" office:value-type="date" office:date-value="2013-04-03" calcext:value-type="date">
            <text:p>3/abr/2013</text:p>
          </table:table-cell>
          <table:table-cell table:style-name="ce56" office:value-type="float" office:value="503" calcext:value-type="float">
            <text:p>50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Iván Josué Pedroza Gaytán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10-17" calcext:value-type="date">
            <text:p>17/oct/2013</text:p>
          </table:table-cell>
          <table:table-cell table:style-name="ce56" office:value-type="float" office:value="629" calcext:value-type="float">
            <text:p>62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Iván Torres Salazar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4-29" calcext:value-type="date">
            <text:p>29/abr/2013</text:p>
          </table:table-cell>
          <table:table-cell table:style-name="ce56"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. Antonio Estrada Armendari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10-19" calcext:value-type="date">
            <text:p>19/oct/2013</text:p>
          </table:table-cell>
          <table:table-cell table:style-name="ce56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essica Aime Martinez Sauced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10-21" calcext:value-type="date">
            <text:p>21/oct/2013</text:p>
          </table:table-cell>
          <table:table-cell table:style-name="ce56" office:value-type="float" office:value="632" calcext:value-type="float">
            <text:p>63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esús Iván Herrera Ayala</text:p>
          </table:table-cell>
          <table:table-cell table:style-name="ce27"/>
          <table:table-cell table:style-name="ce23" office:value-type="date" office:date-value="2013-04-15" calcext:value-type="date">
            <text:p>15/abr/2013</text:p>
          </table:table-cell>
          <table:table-cell table:style-name="ce56" office:value-type="float" office:value="506" calcext:value-type="float">
            <text:p>50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nathan Emmanuel Castillo Lar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1-12" calcext:value-type="date">
            <text:p>12/ene/2013</text:p>
          </table:table-cell>
          <table:table-cell table:style-name="ce56" office:value-type="float" office:value="438" calcext:value-type="float">
            <text:p>43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rge Eduardo Ayala Tamayo</text:p>
          </table:table-cell>
          <table:table-cell table:style-name="ce27"/>
          <table:table-cell table:style-name="ce23" office:value-type="date" office:date-value="2013-01-18" calcext:value-type="date">
            <text:p>18/ene/2013</text:p>
          </table:table-cell>
          <table:table-cell table:style-name="ce56" office:value-type="float" office:value="448" calcext:value-type="float">
            <text:p>44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Alberto Carrillo Reyes</text:p>
          </table:table-cell>
          <table:table-cell table:style-name="ce27"/>
          <table:table-cell table:style-name="ce23" office:value-type="date" office:date-value="2013-01-22" calcext:value-type="date">
            <text:p>22/ene/2013</text:p>
          </table:table-cell>
          <table:table-cell table:style-name="ce56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Alejandro Soria Rodrígu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8-02" calcext:value-type="date">
            <text:p>2/ago/2013</text:p>
          </table:table-cell>
          <table:table-cell table:style-name="ce56" office:value-type="float" office:value="577" calcext:value-type="float">
            <text:p>577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Jose Angel Aldana Cervante</text:p>
          </table:table-cell>
          <table:table-cell table:style-name="ce27"/>
          <table:table-cell table:style-name="ce23" office:value-type="date" office:date-value="2013-09-24" calcext:value-type="date">
            <text:p>24/sep/2013</text:p>
          </table:table-cell>
          <table:table-cell table:style-name="ce56" office:value-type="float" office:value="614" calcext:value-type="float">
            <text:p>614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Antonio Mendoza Arvizu</text:p>
          </table:table-cell>
          <table:table-cell table:style-name="ce27"/>
          <table:table-cell table:style-name="ce23" office:value-type="date" office:date-value="2013-12-20" calcext:value-type="date">
            <text:p>20/dic/2013</text:p>
          </table:table-cell>
          <table:table-cell table:style-name="ce56" office:value-type="float" office:value="650" calcext:value-type="float">
            <text:p>65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Luis Fuentes Ocho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3-04-13" calcext:value-type="date">
            <text:p>13/abr/2013</text:p>
          </table:table-cell>
          <table:table-cell table:style-name="ce56" office:value-type="float" office:value="496" calcext:value-type="float">
            <text:p>49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Luis Martínez Morales</text:p>
          </table:table-cell>
          <table:table-cell table:style-name="ce27" office:value-type="string" calcext:value-type="string">
            <text:p>AA Y CP</text:p>
          </table:table-cell>
          <table:table-cell table:style-name="ce23" office:value-type="date" office:date-value="2013-07-02" calcext:value-type="date">
            <text:p>2/jul/2013</text:p>
          </table:table-cell>
          <table:table-cell table:style-name="ce56" office:value-type="float" office:value="548" calcext:value-type="float">
            <text:p>54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ué Ramses Rangel Jiménez</text:p>
          </table:table-cell>
          <table:table-cell table:style-name="ce27"/>
          <table:table-cell table:style-name="ce23" office:value-type="date" office:date-value="2013-06-13" calcext:value-type="date">
            <text:p>13/jun/2013</text:p>
          </table:table-cell>
          <table:table-cell table:style-name="ce56" office:value-type="float" office:value="500" calcext:value-type="float">
            <text:p>500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Antonio Martínez Campos</text:p>
          </table:table-cell>
          <table:table-cell table:style-name="ce27"/>
          <table:table-cell table:style-name="ce23" office:value-type="date" office:date-value="2013-12-21" calcext:value-type="date">
            <text:p>21/dic/2013</text:p>
          </table:table-cell>
          <table:table-cell table:style-name="ce56" office:value-type="float" office:value="651" calcext:value-type="float">
            <text:p>651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Manuel Castillo Salazar</text:p>
          </table:table-cell>
          <table:table-cell table:style-name="ce27"/>
          <table:table-cell table:style-name="ce23" office:value-type="date" office:date-value="2013-04-29" calcext:value-type="date">
            <text:p>29/abr/2013</text:p>
          </table:table-cell>
          <table:table-cell table:style-name="ce56" office:value-type="float" office:value="513" calcext:value-type="float">
            <text:p>513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Manuel Trejo Toledo</text:p>
          </table:table-cell>
          <table:table-cell table:style-name="ce27"/>
          <table:table-cell table:style-name="ce23" office:value-type="date" office:date-value="2013-10-21" calcext:value-type="date">
            <text:p>21/oct/2013</text:p>
          </table:table-cell>
          <table:table-cell table:style-name="ce56" office:value-type="float" office:value="633" calcext:value-type="float">
            <text:p>633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lia del Rocío Gutiérrez Pérez</text:p>
          </table:table-cell>
          <table:table-cell table:style-name="ce27"/>
          <table:table-cell table:style-name="ce23" office:value-type="date" office:date-value="2013-07-27" calcext:value-type="date">
            <text:p>27/jul/2013</text:p>
          </table:table-cell>
          <table:table-cell table:style-name="ce56" office:value-type="float" office:value="564" calcext:value-type="float">
            <text:p>564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lio César Garcia Nuñez</text:p>
          </table:table-cell>
          <table:table-cell table:style-name="ce27"/>
          <table:table-cell table:style-name="ce23" office:value-type="string" calcext:value-type="string">
            <text:p>08/mar/2013</text:p>
          </table:table-cell>
          <table:table-cell table:style-name="ce56" office:value-type="float" office:value="483" calcext:value-type="float">
            <text:p>48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Karen Aholibama Negrete Quiroz</text:p>
          </table:table-cell>
          <table:table-cell table:style-name="ce27"/>
          <table:table-cell table:style-name="ce23" office:value-type="date" office:date-value="2013-08-21" calcext:value-type="date">
            <text:p>21/ago/2013</text:p>
          </table:table-cell>
          <table:table-cell table:style-name="ce56" office:value-type="float" office:value="588" calcext:value-type="float">
            <text:p>58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Karen Guadalupe Delgado Valadez</text:p>
          </table:table-cell>
          <table:table-cell table:style-name="ce27"/>
          <table:table-cell table:style-name="ce23" office:value-type="date" office:date-value="2013-08-30" calcext:value-type="date">
            <text:p>30/ago/2013</text:p>
          </table:table-cell>
          <table:table-cell table:style-name="ce56" office:value-type="float" office:value="599" calcext:value-type="float">
            <text:p>59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Karen Lizbeth Luna Trejo </text:p>
          </table:table-cell>
          <table:table-cell table:style-name="ce27"/>
          <table:table-cell table:style-name="ce23" office:value-type="string" calcext:value-type="string">
            <text:p>01/jul/2013</text:p>
          </table:table-cell>
          <table:table-cell table:style-name="ce56" office:value-type="float" office:value="545" calcext:value-type="float">
            <text:p>54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Karen Paola Aguilera Sanchez</text:p>
          </table:table-cell>
          <table:table-cell table:style-name="ce27"/>
          <table:table-cell table:style-name="ce23" office:value-type="string" calcext:value-type="string">
            <text:p>30/oct/20132013</text:p>
          </table:table-cell>
          <table:table-cell table:style-name="ce56" office:value-type="float" office:value="634" calcext:value-type="float">
            <text:p>63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Karla Ivon Rocha Lozada</text:p>
          </table:table-cell>
          <table:table-cell table:style-name="ce27"/>
          <table:table-cell table:style-name="ce23" office:value-type="date" office:date-value="2013-02-11" calcext:value-type="date">
            <text:p>11/feb/2013</text:p>
          </table:table-cell>
          <table:table-cell table:style-name="ce56" office:value-type="float" office:value="461" calcext:value-type="float">
            <text:p>46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Kevin Ian Ledesm Urbin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10-01" calcext:value-type="date">
            <text:p>1/oct/2013</text:p>
          </table:table-cell>
          <table:table-cell table:style-name="ce56" office:value-type="float" office:value="618" calcext:value-type="float">
            <text:p>61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aura Guadalupe Santos Nicasio</text:p>
          </table:table-cell>
          <table:table-cell table:style-name="ce27"/>
          <table:table-cell table:style-name="ce23" office:value-type="date" office:date-value="2013-11-05" calcext:value-type="date">
            <text:p>5/nov/2013</text:p>
          </table:table-cell>
          <table:table-cell table:style-name="ce56" office:value-type="float" office:value="638" calcext:value-type="float">
            <text:p>63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aura Susana García Sánchez</text:p>
          </table:table-cell>
          <table:table-cell table:style-name="ce27"/>
          <table:table-cell table:style-name="ce23" office:value-type="date" office:date-value="2013-08-06" calcext:value-type="date">
            <text:p>6/ago/2013</text:p>
          </table:table-cell>
          <table:table-cell table:style-name="ce56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aura Yazmín Bárcenas Vera</text:p>
          </table:table-cell>
          <table:table-cell table:style-name="ce27"/>
          <table:table-cell table:style-name="ce23" office:value-type="date" office:date-value="2013-10-09" calcext:value-type="date">
            <text:p>9/oct/2013</text:p>
          </table:table-cell>
          <table:table-cell table:style-name="ce56" office:value-type="float" office:value="623" calcext:value-type="float">
            <text:p>62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idia Ivon Sánchez Ríos</text:p>
          </table:table-cell>
          <table:table-cell table:style-name="ce27"/>
          <table:table-cell table:style-name="ce23" office:value-type="date" office:date-value="2013-04-08" calcext:value-type="date">
            <text:p>8/abr/2013</text:p>
          </table:table-cell>
          <table:table-cell table:style-name="ce56" office:value-type="float" office:value="504" calcext:value-type="float">
            <text:p>50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inda Lou Magaña Romero</text:p>
          </table:table-cell>
          <table:table-cell table:style-name="ce27"/>
          <table:table-cell table:style-name="ce23" office:value-type="date" office:date-value="2013-10-05" calcext:value-type="date">
            <text:p>5/oct/2013</text:p>
          </table:table-cell>
          <table:table-cell table:style-name="ce56" office:value-type="float" office:value="622" calcext:value-type="float">
            <text:p>62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ino Francisco Javier Sánchez Negrete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1-18" calcext:value-type="date">
            <text:p>18/ene/2013</text:p>
          </table:table-cell>
          <table:table-cell table:style-name="ce56" office:value-type="float" office:value="447" calcext:value-type="float">
            <text:p>44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orena Lizbeth Urbina Vallejo</text:p>
          </table:table-cell>
          <table:table-cell table:style-name="ce27"/>
          <table:table-cell table:style-name="ce23" office:value-type="date" office:date-value="2013-10-21" calcext:value-type="date">
            <text:p>21/oct/2013</text:p>
          </table:table-cell>
          <table:table-cell table:style-name="ce56" office:value-type="float" office:value="631" calcext:value-type="float">
            <text:p>63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Lucelina Velazco Placenci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7-18" calcext:value-type="date">
            <text:p>18/jul/2013</text:p>
          </table:table-cell>
          <table:table-cell table:style-name="ce56" office:value-type="float" office:value="558" calcext:value-type="float">
            <text:p>55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is Álvaro Rivera Contreras</text:p>
          </table:table-cell>
          <table:table-cell table:style-name="ce27"/>
          <table:table-cell table:style-name="ce23" office:value-type="date" office:date-value="2013-02-01" calcext:value-type="date">
            <text:p>1/feb/2013</text:p>
          </table:table-cell>
          <table:table-cell table:style-name="ce56" office:value-type="float" office:value="455" calcext:value-type="float">
            <text:p>45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is Emilio Torres Mena</text:p>
          </table:table-cell>
          <table:table-cell table:style-name="ce27"/>
          <table:table-cell table:style-name="ce23" office:value-type="date" office:date-value="2013-06-17" calcext:value-type="date">
            <text:p>17/jun/2013</text:p>
          </table:table-cell>
          <table:table-cell table:style-name="ce56" office:value-type="float" office:value="533" calcext:value-type="float">
            <text:p>53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is Fernando Flores Manriquez</text:p>
          </table:table-cell>
          <table:table-cell table:style-name="ce27"/>
          <table:table-cell table:style-name="ce23" office:value-type="date" office:date-value="2013-03-11" calcext:value-type="date">
            <text:p>11/mar/2013</text:p>
          </table:table-cell>
          <table:table-cell table:style-name="ce56" office:value-type="float" office:value="486" calcext:value-type="float">
            <text:p>48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is Fernando Ruvalcaba Escobedo</text:p>
          </table:table-cell>
          <table:table-cell table:style-name="ce27"/>
          <table:table-cell table:style-name="ce23" office:value-type="date" office:date-value="2013-08-01" calcext:value-type="date">
            <text:p>1/ago/2013</text:p>
          </table:table-cell>
          <table:table-cell table:style-name="ce56" office:value-type="float" office:value="572" calcext:value-type="float">
            <text:p>57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uis Mauricio Gaona Castr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4-25" calcext:value-type="date">
            <text:p>25/abr/2013</text:p>
          </table:table-cell>
          <table:table-cell table:style-name="ce56" office:value-type="float" office:value="509" calcext:value-type="float">
            <text:p>50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uis Saúl Rosas Hernánd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6-29" calcext:value-type="date">
            <text:p>29/jun/2013</text:p>
          </table:table-cell>
          <table:table-cell table:style-name="ce56" office:value-type="float" office:value="548" calcext:value-type="float">
            <text:p>54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isa Fernanda Torres Mena </text:p>
          </table:table-cell>
          <table:table-cell table:style-name="ce27"/>
          <table:table-cell table:style-name="ce23" office:value-type="string" calcext:value-type="string">
            <text:p>17/jun/2013</text:p>
          </table:table-cell>
          <table:table-cell table:style-name="ce56" office:value-type="float" office:value="532" calcext:value-type="float">
            <text:p>53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Luz Adriana Cruz Juar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6-21" calcext:value-type="date">
            <text:p>21/jun/2013</text:p>
          </table:table-cell>
          <table:table-cell table:style-name="ce56" office:value-type="float" office:value="535" calcext:value-type="float">
            <text:p>53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z Adriana Urquieta Fonseca</text:p>
          </table:table-cell>
          <table:table-cell table:style-name="ce27"/>
          <table:table-cell table:style-name="ce23" office:value-type="date" office:date-value="2013-08-20" calcext:value-type="date">
            <text:p>20/ago/2013</text:p>
          </table:table-cell>
          <table:table-cell table:style-name="ce56" office:value-type="float" office:value="591" calcext:value-type="float">
            <text:p>591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nuel Alejandro Sotelo Valadez</text:p>
          </table:table-cell>
          <table:table-cell table:style-name="ce27"/>
          <table:table-cell table:style-name="ce23" office:value-type="date" office:date-value="2013-08-29" calcext:value-type="date">
            <text:p>29/ago/2013</text:p>
          </table:table-cell>
          <table:table-cell table:style-name="ce56" office:value-type="float" office:value="597" calcext:value-type="float">
            <text:p>59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co Antonio Lozano Gonzál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1-14" calcext:value-type="date">
            <text:p>14/ene/2013</text:p>
          </table:table-cell>
          <table:table-cell table:style-name="ce56" office:value-type="float" office:value="444" calcext:value-type="float">
            <text:p>44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de Jesús Centeno Padilla</text:p>
          </table:table-cell>
          <table:table-cell table:style-name="ce27"/>
          <table:table-cell table:style-name="ce23" office:value-type="date" office:date-value="2013-07-31" calcext:value-type="date">
            <text:p>31/jul/2013</text:p>
          </table:table-cell>
          <table:table-cell table:style-name="ce56" office:value-type="float" office:value="567" calcext:value-type="float">
            <text:p>56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Maria del Ryo Villalobos Becerr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8-01" calcext:value-type="date">
            <text:p>1/ago/2013</text:p>
          </table:table-cell>
          <table:table-cell table:style-name="ce56" office:value-type="float" office:value="573" calcext:value-type="float">
            <text:p>57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Maria Eugenia Ortiz Moreno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3-01-28" calcext:value-type="date">
            <text:p>28/ene/2013</text:p>
          </table:table-cell>
          <table:table-cell table:style-name="ce56" office:value-type="float" office:value="453" calcext:value-type="float">
            <text:p>45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Fernanda Álvarez Zapata</text:p>
          </table:table-cell>
          <table:table-cell table:style-name="ce27"/>
          <table:table-cell table:style-name="ce23" office:value-type="date" office:date-value="2013-01-11" calcext:value-type="date">
            <text:p>11/ene/2013</text:p>
          </table:table-cell>
          <table:table-cell table:style-name="ce56" office:value-type="float" office:value="434" calcext:value-type="float">
            <text:p>43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Maria Fernanda Gonzales Gomez</text:p>
          </table:table-cell>
          <table:table-cell table:style-name="ce27" office:value-type="string" calcext:value-type="string">
            <text:p>AA, CP, BOLETA</text:p>
          </table:table-cell>
          <table:table-cell table:style-name="ce23" office:value-type="date" office:date-value="2013-08-16" calcext:value-type="date">
            <text:p>16/ago/2013</text:p>
          </table:table-cell>
          <table:table-cell table:style-name="ce56" office:value-type="float" office:value="585" calcext:value-type="float">
            <text:p>58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Ofelia Contreras Mendez</text:p>
          </table:table-cell>
          <table:table-cell table:style-name="ce27"/>
          <table:table-cell table:style-name="ce23" office:value-type="date" office:date-value="2013-07-31" calcext:value-type="date">
            <text:p>31/jul/2013</text:p>
          </table:table-cell>
          <table:table-cell table:style-name="ce56" office:value-type="float" office:value="571" calcext:value-type="float">
            <text:p>57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iana Alejandra Navarrete Rojas</text:p>
          </table:table-cell>
          <table:table-cell table:style-name="ce27"/>
          <table:table-cell table:style-name="ce23" office:value-type="string" calcext:value-type="string">
            <text:p>22/abr/2013</text:p>
          </table:table-cell>
          <table:table-cell table:style-name="ce56" office:value-type="float" office:value="507" calcext:value-type="float">
            <text:p>50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Martha Patricia Perez Ramir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10-15" calcext:value-type="date">
            <text:p>15/oct/2013</text:p>
          </table:table-cell>
          <table:table-cell table:style-name="ce56" office:value-type="float" office:value="626" calcext:value-type="float">
            <text:p>62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tha Rodríguez Ortega</text:p>
          </table:table-cell>
          <table:table-cell table:style-name="ce27"/>
          <table:table-cell table:style-name="ce23" office:value-type="date" office:date-value="2013-08-17" calcext:value-type="date">
            <text:p>17/ago/2013</text:p>
          </table:table-cell>
          <table:table-cell table:style-name="ce56" office:value-type="float" office:value="587" calcext:value-type="float">
            <text:p>58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uricio Ismael Rangel</text:p>
          </table:table-cell>
          <table:table-cell table:style-name="ce27"/>
          <table:table-cell table:style-name="ce23" office:value-type="date" office:date-value="2013-07-19" calcext:value-type="date">
            <text:p>19/jul/2013</text:p>
          </table:table-cell>
          <table:table-cell table:style-name="ce56" office:value-type="float" office:value="559" calcext:value-type="float">
            <text:p>55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iguel Eduardo Ahumada Aranda</text:p>
          </table:table-cell>
          <table:table-cell table:style-name="ce27"/>
          <table:table-cell table:style-name="ce23" office:value-type="date" office:date-value="2013-01-14" calcext:value-type="date">
            <text:p>14/ene/2013</text:p>
          </table:table-cell>
          <table:table-cell table:style-name="ce56" office:value-type="float" office:value="446" calcext:value-type="float">
            <text:p>44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iguel Ruíz Godínez</text:p>
          </table:table-cell>
          <table:table-cell table:style-name="ce27"/>
          <table:table-cell table:style-name="ce23" office:value-type="date" office:date-value="2013-01-11" calcext:value-type="date">
            <text:p>11/ene/2013</text:p>
          </table:table-cell>
          <table:table-cell table:style-name="ce56" office:value-type="float" office:value="435" calcext:value-type="float">
            <text:p>43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Monica Maria Delgado Anguiano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3-07-12" calcext:value-type="date">
            <text:p>12/jul/2013</text:p>
          </table:table-cell>
          <table:table-cell table:style-name="ce56" office:value-type="float" office:value="555" calcext:value-type="float">
            <text:p>55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oisés Alberto Velázquez Manriqu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5-02" calcext:value-type="date">
            <text:p>2/may/2013</text:p>
          </table:table-cell>
          <table:table-cell table:style-name="ce56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Néstor Francisco Macías Lugo</text:p>
          </table:table-cell>
          <table:table-cell table:style-name="ce27"/>
          <table:table-cell table:style-name="ce23" office:value-type="date" office:date-value="2013-03-11" calcext:value-type="date">
            <text:p>11/mar/2013</text:p>
          </table:table-cell>
          <table:table-cell table:style-name="ce56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Noelia del Carmen Chavez Orti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1-14" calcext:value-type="date">
            <text:p>14/ene/2013</text:p>
          </table:table-cell>
          <table:table-cell table:style-name="ce56" office:value-type="float" office:value="441" calcext:value-type="float">
            <text:p>44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Omar Rojas García</text:p>
          </table:table-cell>
          <table:table-cell table:style-name="ce27"/>
          <table:table-cell table:style-name="ce23" office:value-type="date" office:date-value="2013-02-11" calcext:value-type="date">
            <text:p>11/feb/2013</text:p>
          </table:table-cell>
          <table:table-cell table:style-name="ce56" office:value-type="float" office:value="463" calcext:value-type="float">
            <text:p>46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Oscar Alfonso Moreno Jasso</text:p>
          </table:table-cell>
          <table:table-cell table:style-name="ce27"/>
          <table:table-cell table:style-name="ce23" office:value-type="date" office:date-value="2013-10-17" calcext:value-type="date">
            <text:p>17/oct/2013</text:p>
          </table:table-cell>
          <table:table-cell table:style-name="ce56" office:value-type="float" office:value="628" calcext:value-type="float">
            <text:p>62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Oscar Ricardo Rodríguez Corté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3-09-06" calcext:value-type="date">
            <text:p>6/sep/2013</text:p>
          </table:table-cell>
          <table:table-cell table:style-name="ce56" office:value-type="float" office:value="606" calcext:value-type="float">
            <text:p>60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Oswaldo Durán Pérez</text:p>
          </table:table-cell>
          <table:table-cell table:style-name="ce27"/>
          <table:table-cell table:style-name="ce23" office:value-type="date" office:date-value="2013-10-30" calcext:value-type="date">
            <text:p>30/oct/2013</text:p>
          </table:table-cell>
          <table:table-cell table:style-name="ce56" office:value-type="float" office:value="598" calcext:value-type="float">
            <text:p>59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Patricia Hernández González</text:p>
          </table:table-cell>
          <table:table-cell table:style-name="ce27"/>
          <table:table-cell table:style-name="ce23" office:value-type="date" office:date-value="2013-07-26" calcext:value-type="date">
            <text:p>26/jul/2013</text:p>
          </table:table-cell>
          <table:table-cell table:style-name="ce56" office:value-type="float" office:value="562" calcext:value-type="float">
            <text:p>56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Pavel Ramírez Zavala</text:p>
          </table:table-cell>
          <table:table-cell table:style-name="ce27"/>
          <table:table-cell table:style-name="ce23" office:value-type="date" office:date-value="2013-01-07" calcext:value-type="date">
            <text:p>7/ene/2013</text:p>
          </table:table-cell>
          <table:table-cell table:style-name="ce56" office:value-type="float" office:value="427" calcext:value-type="float">
            <text:p>42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afael García Salas</text:p>
          </table:table-cell>
          <table:table-cell table:style-name="ce27"/>
          <table:table-cell table:style-name="ce23" office:value-type="date" office:date-value="2013-05-04" calcext:value-type="date">
            <text:p>4/may/2013</text:p>
          </table:table-cell>
          <table:table-cell table:style-name="ce56" office:value-type="float" office:value="518" calcext:value-type="float">
            <text:p>51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aúl Anda Torres</text:p>
          </table:table-cell>
          <table:table-cell table:style-name="ce27"/>
          <table:table-cell table:style-name="ce23" office:value-type="date" office:date-value="2013-08-07" calcext:value-type="date">
            <text:p>7/ago/2013</text:p>
          </table:table-cell>
          <table:table-cell table:style-name="ce56" office:value-type="float" office:value="575" calcext:value-type="float">
            <text:p>57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icardo Sánchez Torres</text:p>
          </table:table-cell>
          <table:table-cell table:style-name="ce27"/>
          <table:table-cell table:style-name="ce23" office:value-type="date" office:date-value="2013-06-13" calcext:value-type="date">
            <text:p>13/jun/2013</text:p>
          </table:table-cell>
          <table:table-cell table:style-name="ce56" office:value-type="float" office:value="527" calcext:value-type="float">
            <text:p>52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igoberto Ulises García Sánchez</text:p>
          </table:table-cell>
          <table:table-cell table:style-name="ce27"/>
          <table:table-cell table:style-name="ce23" office:value-type="date" office:date-value="2013-07-01" calcext:value-type="date">
            <text:p>1/jul/2013</text:p>
          </table:table-cell>
          <table:table-cell table:style-name="ce56" office:value-type="float" office:value="546" calcext:value-type="float">
            <text:p>54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berto Carlos García García</text:p>
          </table:table-cell>
          <table:table-cell table:style-name="ce27"/>
          <table:table-cell table:style-name="ce23" office:value-type="date" office:date-value="2013-04-26" calcext:value-type="date">
            <text:p>26/abr/2013</text:p>
          </table:table-cell>
          <table:table-cell table:style-name="ce56" office:value-type="float" office:value="510" calcext:value-type="float">
            <text:p>51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Rocio Susana Chavez Muño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3-04-12" calcext:value-type="date">
            <text:p>12/abr/2013</text:p>
          </table:table-cell>
          <table:table-cell table:style-name="ce56" office:value-type="float" office:value="495" calcext:value-type="float">
            <text:p>49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lando Pérez Nuñez</text:p>
          </table:table-cell>
          <table:table-cell table:style-name="ce27"/>
          <table:table-cell table:style-name="ce23" office:value-type="date" office:date-value="2013-07-07" calcext:value-type="date">
            <text:p>7/jul/2013</text:p>
          </table:table-cell>
          <table:table-cell table:style-name="ce56" office:value-type="float" office:value="429" calcext:value-type="float">
            <text:p>42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Rosa Evelin Hernandez Ramir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2-15" calcext:value-type="date">
            <text:p>15/feb/2013</text:p>
          </table:table-cell>
          <table:table-cell table:style-name="ce56" office:value-type="float" office:value="467" calcext:value-type="float">
            <text:p>46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Sandra Karina Salmerón León</text:p>
          </table:table-cell>
          <table:table-cell table:style-name="ce27"/>
          <table:table-cell table:style-name="ce23" office:value-type="date" office:date-value="2013-06-29" calcext:value-type="date">
            <text:p>29/jun/2013</text:p>
          </table:table-cell>
          <table:table-cell table:style-name="ce56" office:value-type="float" office:value="541" calcext:value-type="float">
            <text:p>54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Sandra Lizbeth Basurto Cervantes</text:p>
          </table:table-cell>
          <table:table-cell table:style-name="ce27"/>
          <table:table-cell table:style-name="ce23" office:value-type="string" calcext:value-type="string">
            <text:p>20/junio/2013</text:p>
          </table:table-cell>
          <table:table-cell table:style-name="ce56" office:value-type="float" office:value="534" calcext:value-type="float">
            <text:p>53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Sharon Sheida Suhail Orozco Escalante</text:p>
          </table:table-cell>
          <table:table-cell table:style-name="ce27"/>
          <table:table-cell table:style-name="ce23" office:value-type="date" office:date-value="2013-06-26" calcext:value-type="date">
            <text:p>26/jun/2013</text:p>
          </table:table-cell>
          <table:table-cell table:style-name="ce56" office:value-type="float" office:value="539" calcext:value-type="float">
            <text:p>53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Vanessa Moyado Fuentes</text:p>
          </table:table-cell>
          <table:table-cell table:style-name="ce27"/>
          <table:table-cell table:style-name="ce23" office:value-type="date" office:date-value="2013-08-26" calcext:value-type="date">
            <text:p>26/ago/2013</text:p>
          </table:table-cell>
          <table:table-cell table:style-name="ce56" office:value-type="float" office:value="594" calcext:value-type="float">
            <text:p>59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Vicente Alejandro Torres Gómez</text:p>
          </table:table-cell>
          <table:table-cell table:style-name="ce27"/>
          <table:table-cell table:style-name="ce23" office:value-type="date" office:date-value="2013-05-03" calcext:value-type="date">
            <text:p>3/may/2013</text:p>
          </table:table-cell>
          <table:table-cell table:style-name="ce56" office:value-type="float" office:value="517" calcext:value-type="float">
            <text:p>51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íctor Alejandro Salas Fría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3-08-09" calcext:value-type="date">
            <text:p>9/ago/2013</text:p>
          </table:table-cell>
          <table:table-cell table:style-name="ce56" office:value-type="float" office:value="582" calcext:value-type="float">
            <text:p>58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íctor Andrés Sánchez Morales</text:p>
          </table:table-cell>
          <table:table-cell table:style-name="ce27" office:value-type="string" calcext:value-type="string">
            <text:p>AA, CS</text:p>
          </table:table-cell>
          <table:table-cell table:style-name="ce23" office:value-type="date" office:date-value="2013-06-17" calcext:value-type="date">
            <text:p>17/jun/2013</text:p>
          </table:table-cell>
          <table:table-cell table:style-name="ce56" office:value-type="float" office:value="531" calcext:value-type="float">
            <text:p>53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3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Youssef Abraham Jariby Carrillo Martínez</text:p>
          </table:table-cell>
          <table:table-cell table:style-name="ce27"/>
          <table:table-cell table:style-name="ce23" office:value-type="date" office:date-value="2013-09-03" calcext:value-type="date">
            <text:p>3/sep/2013</text:p>
          </table:table-cell>
          <table:table-cell table:style-name="ce56" office:value-type="float" office:value="602" calcext:value-type="float">
            <text:p>60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Yusel de la Rosa Ávil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3-07-15" calcext:value-type="date">
            <text:p>15/jul/2013</text:p>
          </table:table-cell>
          <table:table-cell table:style-name="ce56" office:value-type="float" office:value="556" calcext:value-type="float">
            <text:p>55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Yustin Yahaira Arriaga Mendoza</text:p>
          </table:table-cell>
          <table:table-cell table:style-name="ce27" office:value-type="string" calcext:value-type="string">
            <text:p>AA YCS etregados 08/09/16</text:p>
          </table:table-cell>
          <table:table-cell table:style-name="ce23" office:value-type="date" office:date-value="2013-12-13" calcext:value-type="date">
            <text:p>13/dic/2013</text:p>
          </table:table-cell>
          <table:table-cell table:style-name="ce56" office:value-type="float" office:value="648" calcext:value-type="float">
            <text:p>64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3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Zaira Nayelly Murilo Bedoll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3-02-25" calcext:value-type="date">
            <text:p>25/feb/2013</text:p>
          </table:table-cell>
          <table:table-cell table:style-name="ce56" office:value-type="float" office:value="473" calcext:value-type="float">
            <text:p>473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bril Elizabeth Méndez Lóp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7-29" calcext:value-type="date">
            <text:p>29/jul/2014</text:p>
          </table:table-cell>
          <table:table-cell table:style-name="ce56" office:value-type="float" office:value="835" calcext:value-type="float">
            <text:p>83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lan Alejandro Ulloa Camarena</text:p>
          </table:table-cell>
          <table:table-cell table:style-name="ce27" office:value-type="string" calcext:value-type="string">
            <text:p>AA CP</text:p>
          </table:table-cell>
          <table:table-cell table:style-name="ce23" office:value-type="date" office:date-value="2014-02-27" calcext:value-type="date">
            <text:p>27/feb/2014</text:p>
          </table:table-cell>
          <table:table-cell table:style-name="ce56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lejandro Godoy Rodrígue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4-05-10" calcext:value-type="date">
            <text:p>10/may/2014</text:p>
          </table:table-cell>
          <table:table-cell table:style-name="ce56" office:value-type="float" office:value="785" calcext:value-type="float">
            <text:p>78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Alejandro Martín Martinez Ponce</text:p>
          </table:table-cell>
          <table:table-cell table:style-name="ce27"/>
          <table:table-cell table:style-name="ce51" office:value-type="string" calcext:value-type="string">
            <text:p>20/sep/2014</text:p>
          </table:table-cell>
          <table:table-cell table:style-name="ce56" office:value-type="float" office:value="920" calcext:value-type="float">
            <text:p>92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Ana Bertha Ávila Coronado</text:p>
          </table:table-cell>
          <table:table-cell table:style-name="ce27"/>
          <table:table-cell table:style-name="ce23" office:value-type="date" office:date-value="2014-01-18" calcext:value-type="date">
            <text:p>18/ene/2014</text:p>
          </table:table-cell>
          <table:table-cell table:style-name="ce56" office:value-type="float" office:value="667" calcext:value-type="float">
            <text:p>66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Andres Garcia Arenas</text:p>
          </table:table-cell>
          <table:table-cell table:style-name="ce27" office:value-type="string" calcext:value-type="string">
            <text:p>AA, CS</text:p>
          </table:table-cell>
          <table:table-cell table:style-name="ce23" office:value-type="string" calcext:value-type="string">
            <text:p>14/nov/2014</text:p>
          </table:table-cell>
          <table:table-cell table:style-name="ce56" office:value-type="float" office:value="987" calcext:value-type="float">
            <text:p>98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Beatriz Adriana Valadez González</text:p>
          </table:table-cell>
          <table:table-cell table:style-name="ce27"/>
          <table:table-cell table:style-name="ce23" office:value-type="string" calcext:value-type="string">
            <text:p>18/ago/2014</text:p>
          </table:table-cell>
          <table:table-cell table:style-name="ce56" office:value-type="float" office:value="877" calcext:value-type="float">
            <text:p>87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Brayan Obed Ramos López</text:p>
          </table:table-cell>
          <table:table-cell table:style-name="ce27"/>
          <table:table-cell table:style-name="ce23" office:value-type="date" office:date-value="2014-06-30" calcext:value-type="date">
            <text:p>30/jun/2014</text:p>
          </table:table-cell>
          <table:table-cell table:style-name="ce56" office:value-type="float" office:value="811" calcext:value-type="float">
            <text:p>81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Brenda Natalia Campos Morales</text:p>
          </table:table-cell>
          <table:table-cell table:style-name="ce27"/>
          <table:table-cell table:style-name="ce23" office:value-type="date" office:date-value="2014-01-17" calcext:value-type="date">
            <text:p>17/ene/2014</text:p>
          </table:table-cell>
          <table:table-cell table:style-name="ce56" office:value-type="float" office:value="664" calcext:value-type="float">
            <text:p>66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arlos David Ortega Grimaldo</text:p>
          </table:table-cell>
          <table:table-cell table:style-name="ce27"/>
          <table:table-cell table:style-name="ce23" office:value-type="date" office:date-value="2014-05-14" calcext:value-type="date">
            <text:p>14/may/2014</text:p>
          </table:table-cell>
          <table:table-cell table:style-name="ce56" office:value-type="float" office:value="790" calcext:value-type="float">
            <text:p>79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arlos Eduardo Pérez Herrera</text:p>
          </table:table-cell>
          <table:table-cell table:style-name="ce27" office:value-type="string" calcext:value-type="string">
            <text:p>AA, CP</text:p>
          </table:table-cell>
          <table:table-cell table:style-name="ce23" office:value-type="date" office:date-value="2014-10-27" calcext:value-type="date">
            <text:p>27/oct/2014</text:p>
          </table:table-cell>
          <table:table-cell table:style-name="ce56" office:value-type="float" office:value="944" calcext:value-type="float">
            <text:p>94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arlos Eduardo Rodríguez Beltrán</text:p>
          </table:table-cell>
          <table:table-cell table:style-name="ce27"/>
          <table:table-cell table:style-name="ce23" office:value-type="date" office:date-value="2014-03-31" calcext:value-type="date">
            <text:p>31/mar/2014</text:p>
          </table:table-cell>
          <table:table-cell table:style-name="ce56" office:value-type="float" office:value="762" calcext:value-type="float">
            <text:p>76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arlos Gilberto Flores Silva</text:p>
          </table:table-cell>
          <table:table-cell table:style-name="ce27"/>
          <table:table-cell table:style-name="ce23" office:value-type="string" calcext:value-type="string">
            <text:p>15/ene/2014</text:p>
          </table:table-cell>
          <table:table-cell table:style-name="ce56" office:value-type="float" office:value="1011" calcext:value-type="float">
            <text:p>101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Carlos Leonel Zaragoza Vazquez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date" office:date-value="2014-08-27" calcext:value-type="date">
            <text:p>27/ago/2014</text:p>
          </table:table-cell>
          <table:table-cell table:style-name="ce56" office:value-type="float" office:value="889" calcext:value-type="float">
            <text:p>88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se envio expendiente a jerez</text:p>
          </table:table-cell>
          <table:table-cell table:style-name="ce27" office:value-type="string" calcext:value-type="string">
            <text:p>Cassandra Lizbeth López Cisneros</text:p>
          </table:table-cell>
          <table:table-cell table:style-name="ce27" office:value-type="string" calcext:value-type="string">
            <text:p>AA, CPS</text:p>
          </table:table-cell>
          <table:table-cell table:style-name="ce23" office:value-type="date" office:date-value="2014-01-25" calcext:value-type="date">
            <text:p>25/ene/2014</text:p>
          </table:table-cell>
          <table:table-cell table:style-name="ce56" office:value-type="float" office:value="670" calcext:value-type="float">
            <text:p>67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ristal Alejandra Guzmán Martín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4-01" calcext:value-type="date">
            <text:p>1/abr/2014</text:p>
          </table:table-cell>
          <table:table-cell table:style-name="ce56" office:value-type="float" office:value="763" calcext:value-type="float">
            <text:p>76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risthian Hurtado Vargas</text:p>
          </table:table-cell>
          <table:table-cell table:style-name="ce27" office:value-type="string" calcext:value-type="string">
            <text:p>AA Y CURP</text:p>
          </table:table-cell>
          <table:table-cell table:style-name="ce23" office:value-type="date" office:date-value="2014-05-29" calcext:value-type="date">
            <text:p>29/may/2014</text:p>
          </table:table-cell>
          <table:table-cell table:style-name="ce56" office:value-type="float" office:value="1105" calcext:value-type="float">
            <text:p>110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Cristhian Rosas Esparza</text:p>
          </table:table-cell>
          <table:table-cell table:style-name="ce27" office:value-type="string" calcext:value-type="string">
            <text:p>AA se entrego 20/09/16</text:p>
          </table:table-cell>
          <table:table-cell table:style-name="ce23" office:value-type="date" office:date-value="2014-05-10" calcext:value-type="date">
            <text:p>10/may/2014</text:p>
          </table:table-cell>
          <table:table-cell table:style-name="ce56" office:value-type="float" office:value="786" calcext:value-type="float">
            <text:p>78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ruz Osvaldo Barrios Méndez</text:p>
          </table:table-cell>
          <table:table-cell table:style-name="ce27"/>
          <table:table-cell table:style-name="ce23" office:value-type="date" office:date-value="2014-06-26" calcext:value-type="date">
            <text:p>26/jun/2014</text:p>
          </table:table-cell>
          <table:table-cell table:style-name="ce56" office:value-type="float" office:value="806" calcext:value-type="float">
            <text:p>80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Daniel Falcón Zaragoz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3-29" calcext:value-type="date">
            <text:p>29/mar/2014</text:p>
          </table:table-cell>
          <table:table-cell table:style-name="ce56" office:value-type="float" office:value="755" calcext:value-type="float">
            <text:p>75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Diana Paola Hurtado Varga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10-15" calcext:value-type="date">
            <text:p>15/oct/2014</text:p>
          </table:table-cell>
          <table:table-cell table:style-name="ce56" office:value-type="float" office:value="930" calcext:value-type="float">
            <text:p>93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Diego Armando Cordoba Garza</text:p>
          </table:table-cell>
          <table:table-cell table:style-name="ce27" office:value-type="string" calcext:value-type="string">
            <text:p>AA CP BOLETA</text:p>
          </table:table-cell>
          <table:table-cell table:style-name="ce23" office:value-type="date" office:date-value="2014-10-07" calcext:value-type="date">
            <text:p>7/oct/2014</text:p>
          </table:table-cell>
          <table:table-cell table:style-name="ce56" office:value-type="float" office:value="926" calcext:value-type="float">
            <text:p>92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dgar Antonio Rocha Alba</text:p>
          </table:table-cell>
          <table:table-cell table:style-name="ce27"/>
          <table:table-cell table:style-name="ce23" office:value-type="date" office:date-value="2014-01-15" calcext:value-type="date">
            <text:p>15/ene/2014</text:p>
          </table:table-cell>
          <table:table-cell table:style-name="ce56" office:value-type="float" office:value="662" calcext:value-type="float">
            <text:p>66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Edgar Manuel Luna Camacho</text:p>
          </table:table-cell>
          <table:table-cell table:style-name="ce27" office:value-type="string" calcext:value-type="string">
            <text:p>CP</text:p>
          </table:table-cell>
          <table:table-cell table:style-name="ce23" office:value-type="date" office:date-value="2014-04-14" calcext:value-type="date">
            <text:p>14/abr/2014</text:p>
          </table:table-cell>
          <table:table-cell table:style-name="ce56" office:value-type="float" office:value="770" calcext:value-type="float">
            <text:p>77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Edgar Miguel Morales Ortega</text:p>
          </table:table-cell>
          <table:table-cell table:style-name="ce27"/>
          <table:table-cell table:style-name="ce23" office:value-type="date" office:date-value="2014-08-13" calcext:value-type="date">
            <text:p>13/ago/2014</text:p>
          </table:table-cell>
          <table:table-cell table:style-name="ce56" office:value-type="float" office:value="870" calcext:value-type="float">
            <text:p>87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dith Leticia López Campos</text:p>
          </table:table-cell>
          <table:table-cell table:style-name="ce27" office:value-type="string" calcext:value-type="string">
            <text:p>AA, CS Y CPB</text:p>
          </table:table-cell>
          <table:table-cell table:style-name="ce23" office:value-type="string" calcext:value-type="string">
            <text:p>29/jul/2014</text:p>
          </table:table-cell>
          <table:table-cell table:style-name="ce56" office:value-type="float" office:value="834" calcext:value-type="float">
            <text:p>83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lia Aranda Valdéz</text:p>
          </table:table-cell>
          <table:table-cell table:style-name="ce27"/>
          <table:table-cell table:style-name="ce23" office:value-type="date" office:date-value="2014-01-20" calcext:value-type="date">
            <text:p>20/ene/2014</text:p>
          </table:table-cell>
          <table:table-cell table:style-name="ce56" office:value-type="float" office:value="668" calcext:value-type="float">
            <text:p>66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lizabeth Tavares Zambrano</text:p>
          </table:table-cell>
          <table:table-cell table:style-name="ce27"/>
          <table:table-cell table:style-name="ce23" office:value-type="date" office:date-value="2014-02-01" calcext:value-type="date">
            <text:p>1/feb/2014</text:p>
          </table:table-cell>
          <table:table-cell table:style-name="ce56" office:value-type="float" office:value="676" calcext:value-type="float">
            <text:p>67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lvis Alfonso Robledo Sánch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3-24" calcext:value-type="date">
            <text:p>24/mar/2014</text:p>
          </table:table-cell>
          <table:table-cell table:style-name="ce56" office:value-type="float" office:value="730" calcext:value-type="float">
            <text:p>73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mmanuel Almaguer Méndez</text:p>
          </table:table-cell>
          <table:table-cell table:style-name="ce27" office:value-type="string" calcext:value-type="string">
            <text:p>AA, CS Y CURP</text:p>
          </table:table-cell>
          <table:table-cell table:style-name="ce23" office:value-type="date" office:date-value="2014-03-03" calcext:value-type="date">
            <text:p>3/mar/2014</text:p>
          </table:table-cell>
          <table:table-cell table:style-name="ce56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nedina Martínez Borjas</text:p>
          </table:table-cell>
          <table:table-cell table:style-name="ce27"/>
          <table:table-cell table:style-name="ce23" office:value-type="date" office:date-value="2014-08-28" calcext:value-type="date">
            <text:p>28/ago/2014</text:p>
          </table:table-cell>
          <table:table-cell table:style-name="ce56" office:value-type="float" office:value="894" calcext:value-type="float">
            <text:p>89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rika del Carmen García Martínez</text:p>
          </table:table-cell>
          <table:table-cell table:style-name="ce27" office:value-type="string" calcext:value-type="string">
            <text:p>AA, CS (Recibió docs. 29/05/16 R-4342)</text:p>
          </table:table-cell>
          <table:table-cell table:style-name="ce23" office:value-type="date" office:date-value="2014-02-14" calcext:value-type="date">
            <text:p>14/feb/2014</text:p>
          </table:table-cell>
          <table:table-cell table:style-name="ce56" office:value-type="float" office:value="686" calcext:value-type="float">
            <text:p>68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Ernesto Carrillo Barroso</text:p>
          </table:table-cell>
          <table:table-cell table:style-name="ce27" office:value-type="string" calcext:value-type="string">
            <text:p>AA, CS</text:p>
          </table:table-cell>
          <table:table-cell table:style-name="ce23" office:value-type="date" office:date-value="2014-07-10" calcext:value-type="date">
            <text:p>10/jul/2014</text:p>
          </table:table-cell>
          <table:table-cell table:style-name="ce56" office:value-type="float" office:value="821" calcext:value-type="float">
            <text:p>821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saú Díaz Rocha</text:p>
          </table:table-cell>
          <table:table-cell table:style-name="ce27"/>
          <table:table-cell table:style-name="ce23" office:value-type="date" office:date-value="2014-02-21" calcext:value-type="date">
            <text:p>21/feb/2014</text:p>
          </table:table-cell>
          <table:table-cell table:style-name="ce56" office:value-type="float" office:value="694" calcext:value-type="float">
            <text:p>69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velia Joselyn Camarena Reyes</text:p>
          </table:table-cell>
          <table:table-cell table:style-name="ce27"/>
          <table:table-cell table:style-name="ce23" office:value-type="date" office:date-value="2014-08-01" calcext:value-type="date">
            <text:p>1/ago/2014</text:p>
          </table:table-cell>
          <table:table-cell table:style-name="ce56" office:value-type="float" office:value="841" calcext:value-type="float">
            <text:p>84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2014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Fatima del Rocio Gomez Cortes 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4-09-26" calcext:value-type="date">
            <text:p>26/sep/2014</text:p>
          </table:table-cell>
          <table:table-cell table:style-name="ce56" office:value-type="float" office:value="923" calcext:value-type="float">
            <text:p>92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Fidelina Rocha Martín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string" calcext:value-type="string">
            <text:p>15/feb/2014</text:p>
          </table:table-cell>
          <table:table-cell table:style-name="ce56" office:value-type="float" office:value="688" calcext:value-type="float">
            <text:p>68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lavio Gustavo Flores Caudillo</text:p>
          </table:table-cell>
          <table:table-cell table:style-name="ce27"/>
          <table:table-cell table:style-name="ce23" office:value-type="date" office:date-value="2014-02-18" calcext:value-type="date">
            <text:p>18/feb/2014</text:p>
          </table:table-cell>
          <table:table-cell table:style-name="ce56" office:value-type="float" office:value="689" calcext:value-type="float">
            <text:p>68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Francisco Flores Mare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string" calcext:value-type="string">
            <text:p>28/mar/2014</text:p>
          </table:table-cell>
          <table:table-cell table:style-name="ce56" office:value-type="float" office:value="746" calcext:value-type="float">
            <text:p>74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rancisco Israel Borja Bonilla</text:p>
          </table:table-cell>
          <table:table-cell table:style-name="ce27"/>
          <table:table-cell table:style-name="ce23" office:value-type="date" office:date-value="2014-01-27" calcext:value-type="date">
            <text:p>27/ene/2014</text:p>
          </table:table-cell>
          <table:table-cell table:style-name="ce56" office:value-type="float" office:value="673" calcext:value-type="float">
            <text:p>67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rancisco Javier Rodríguez Guerrero</text:p>
          </table:table-cell>
          <table:table-cell table:style-name="ce27"/>
          <table:table-cell table:style-name="ce23" office:value-type="date" office:date-value="2014-06-23" calcext:value-type="date">
            <text:p>23/jun/2014</text:p>
          </table:table-cell>
          <table:table-cell table:style-name="ce56" office:value-type="float" office:value="807" calcext:value-type="float">
            <text:p>80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rancisco Johnatan Cruz Rodríguez</text:p>
          </table:table-cell>
          <table:table-cell table:style-name="ce27"/>
          <table:table-cell table:style-name="ce23" office:value-type="date" office:date-value="2014-03-03" calcext:value-type="date">
            <text:p>3/mar/2014</text:p>
          </table:table-cell>
          <table:table-cell table:style-name="ce56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rancisco Saavedra Gutiérrez</text:p>
          </table:table-cell>
          <table:table-cell table:style-name="ce27"/>
          <table:table-cell table:style-name="ce23" office:value-type="date" office:date-value="2014-07-19" calcext:value-type="date">
            <text:p>19/jul/2014</text:p>
          </table:table-cell>
          <table:table-cell table:style-name="ce56" office:value-type="float" office:value="831" calcext:value-type="float">
            <text:p>831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Gabriel Lara Martín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8-25" calcext:value-type="date">
            <text:p>25/ago/2014</text:p>
          </table:table-cell>
          <table:table-cell table:style-name="ce56" office:value-type="float" office:value="886" calcext:value-type="float">
            <text:p>88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Gustavo Rodríguez Roch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4-04-28" calcext:value-type="date">
            <text:p>28/abr/2014</text:p>
          </table:table-cell>
          <table:table-cell table:style-name="ce56" office:value-type="float" office:value="773" calcext:value-type="float">
            <text:p>77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Haydee Torres Marquez</text:p>
          </table:table-cell>
          <table:table-cell table:style-name="ce27"/>
          <table:table-cell table:style-name="ce23" office:value-type="string" calcext:value-type="string">
            <text:p>6/agost/14</text:p>
          </table:table-cell>
          <table:table-cell table:style-name="ce56" office:value-type="float" office:value="851" calcext:value-type="float">
            <text:p>85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Ibeth del Carmen Altuzar Caballero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4-08-12" calcext:value-type="date">
            <text:p>12/ago/2014</text:p>
          </table:table-cell>
          <table:table-cell table:style-name="ce56" office:value-type="float" office:value="867" calcext:value-type="float">
            <text:p>86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Isaí Raziel Manrique Saldaña</text:p>
          </table:table-cell>
          <table:table-cell table:style-name="ce27" office:value-type="string" calcext:value-type="string">
            <text:p>AA, CS Y CURP</text:p>
          </table:table-cell>
          <table:table-cell table:style-name="ce23" office:value-type="date" office:date-value="2014-05-15" calcext:value-type="date">
            <text:p>15/may/2014</text:p>
          </table:table-cell>
          <table:table-cell table:style-name="ce56" office:value-type="float" office:value="791" calcext:value-type="float">
            <text:p>79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Israel de Jesús Ramírez Tovar</text:p>
          </table:table-cell>
          <table:table-cell table:style-name="ce27"/>
          <table:table-cell table:style-name="ce23" office:value-type="string" calcext:value-type="string">
            <text:p>11/nov/2014</text:p>
          </table:table-cell>
          <table:table-cell table:style-name="ce56" office:value-type="float" office:value="952" calcext:value-type="float">
            <text:p>952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Israel Sanche zGalvan</text:p>
          </table:table-cell>
          <table:table-cell table:style-name="ce27" office:value-type="string" calcext:value-type="string">
            <text:p>AA, CS Y CURP</text:p>
          </table:table-cell>
          <table:table-cell table:style-name="ce23" office:value-type="date" office:date-value="2014-08-06" calcext:value-type="date">
            <text:p>6/ago/2014</text:p>
          </table:table-cell>
          <table:table-cell table:style-name="ce56" office:value-type="float" office:value="853" calcext:value-type="float">
            <text:p>853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Ivan Quezalcohatl Macías Quincosa</text:p>
          </table:table-cell>
          <table:table-cell table:style-name="ce27"/>
          <table:table-cell table:style-name="ce23" office:value-type="string" calcext:value-type="string">
            <text:p>28/mar/2014</text:p>
          </table:table-cell>
          <table:table-cell table:style-name="ce56" office:value-type="float" office:value="744" calcext:value-type="float">
            <text:p>744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aime David Yebra Ramírez</text:p>
          </table:table-cell>
          <table:table-cell table:style-name="ce27"/>
          <table:table-cell table:style-name="ce23" office:value-type="date" office:date-value="2014-03-24" calcext:value-type="date">
            <text:p>24/mar/2014</text:p>
          </table:table-cell>
          <table:table-cell table:style-name="ce56" office:value-type="float" office:value="731" calcext:value-type="float">
            <text:p>73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esús Emmanuel Álvarez Ávalos</text:p>
          </table:table-cell>
          <table:table-cell table:style-name="ce27"/>
          <table:table-cell table:style-name="ce23" office:value-type="date" office:date-value="2014-07-15" calcext:value-type="date">
            <text:p>15/jul/2014</text:p>
          </table:table-cell>
          <table:table-cell table:style-name="ce56" office:value-type="float" office:value="828" calcext:value-type="float">
            <text:p>82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anna Elizabeth Ramírez Estrada</text:p>
          </table:table-cell>
          <table:table-cell table:style-name="ce27"/>
          <table:table-cell table:style-name="ce23" office:value-type="date" office:date-value="2014-03-18" calcext:value-type="date">
            <text:p>18/mar/2014</text:p>
          </table:table-cell>
          <table:table-cell table:style-name="ce56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atam González Trujillo</text:p>
          </table:table-cell>
          <table:table-cell table:style-name="ce27"/>
          <table:table-cell table:style-name="ce23" office:value-type="date" office:date-value="2014-01-15" calcext:value-type="date">
            <text:p>15/ene/2014</text:p>
          </table:table-cell>
          <table:table-cell table:style-name="ce56" office:value-type="float" office:value="663" calcext:value-type="float">
            <text:p>66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b Arturo Valtierra Rodríguez</text:p>
          </table:table-cell>
          <table:table-cell table:style-name="ce27"/>
          <table:table-cell table:style-name="ce23" office:value-type="date" office:date-value="2014-03-30" calcext:value-type="date">
            <text:p>30/mar/2014</text:p>
          </table:table-cell>
          <table:table-cell table:style-name="ce56" office:value-type="float" office:value="760" calcext:value-type="float">
            <text:p>76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el Cerón Flores</text:p>
          </table:table-cell>
          <table:table-cell table:style-name="ce27"/>
          <table:table-cell table:style-name="ce23" office:value-type="date" office:date-value="2014-01-13" calcext:value-type="date">
            <text:p>13/ene/2014</text:p>
          </table:table-cell>
          <table:table-cell table:style-name="ce56" office:value-type="float" office:value="669" calcext:value-type="float">
            <text:p>66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hana Valeria Gonzalez Urre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6-23" calcext:value-type="date">
            <text:p>23/jun/2014</text:p>
          </table:table-cell>
          <table:table-cell table:style-name="ce56" office:value-type="float" office:value="808" calcext:value-type="float">
            <text:p>80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nathan Israel Trujillo González</text:p>
          </table:table-cell>
          <table:table-cell table:style-name="ce27"/>
          <table:table-cell table:style-name="ce23" office:value-type="date" office:date-value="2014-08-23" calcext:value-type="date">
            <text:p>23/ago/2014</text:p>
          </table:table-cell>
          <table:table-cell table:style-name="ce56" office:value-type="float" office:value="882" calcext:value-type="float">
            <text:p>88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Alfredo Durán Díaz</text:p>
          </table:table-cell>
          <table:table-cell table:style-name="ce27" office:value-type="string" calcext:value-type="string">
            <text:p>AA CS Y CURP</text:p>
          </table:table-cell>
          <table:table-cell table:style-name="ce23" office:value-type="date" office:date-value="2014-07-12" calcext:value-type="date">
            <text:p>12/jul/2014</text:p>
          </table:table-cell>
          <table:table-cell table:style-name="ce56" office:value-type="float" office:value="824" calcext:value-type="float">
            <text:p>82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Carlos Navarro Ramírez</text:p>
          </table:table-cell>
          <table:table-cell table:style-name="ce27"/>
          <table:table-cell table:style-name="ce23" office:value-type="string" calcext:value-type="string">
            <text:p>27/oct/2014</text:p>
          </table:table-cell>
          <table:table-cell table:style-name="ce56" office:value-type="float" office:value="946" calcext:value-type="float">
            <text:p>94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de Jesús Alatorre Servín</text:p>
          </table:table-cell>
          <table:table-cell table:style-name="ce27"/>
          <table:table-cell table:style-name="ce23" office:value-type="date" office:date-value="2014-03-03" calcext:value-type="date">
            <text:p>3/mar/2014</text:p>
          </table:table-cell>
          <table:table-cell table:style-name="ce56" office:value-type="float" office:value="707" calcext:value-type="float">
            <text:p>70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de Jesús Arias Ríos</text:p>
          </table:table-cell>
          <table:table-cell table:style-name="ce27" office:value-type="string" calcext:value-type="string">
            <text:p>AA, CPB</text:p>
          </table:table-cell>
          <table:table-cell table:style-name="ce23" office:value-type="date" office:date-value="2014-03-03" calcext:value-type="date">
            <text:p>3/mar/2014</text:p>
          </table:table-cell>
          <table:table-cell table:style-name="ce56" office:value-type="float" office:value="705" calcext:value-type="float">
            <text:p>70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de la Luz Negrete Landín</text:p>
          </table:table-cell>
          <table:table-cell table:style-name="ce27"/>
          <table:table-cell table:style-name="ce23" office:value-type="date" office:date-value="2014-07-30" calcext:value-type="date">
            <text:p>30/jul/2014</text:p>
          </table:table-cell>
          <table:table-cell table:style-name="ce56" office:value-type="float" office:value="838" calcext:value-type="float">
            <text:p>83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Enrique Amezquita Alaniz</text:p>
          </table:table-cell>
          <table:table-cell table:style-name="ce27"/>
          <table:table-cell table:style-name="ce23" office:value-type="date" office:date-value="2014-05-24" calcext:value-type="date">
            <text:p>24/may/2014</text:p>
          </table:table-cell>
          <table:table-cell table:style-name="ce56" office:value-type="float" office:value="795" calcext:value-type="float">
            <text:p>79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Luis Rodríguez Buenrostro</text:p>
          </table:table-cell>
          <table:table-cell table:style-name="ce27"/>
          <table:table-cell table:style-name="ce23" office:value-type="date" office:date-value="2014-01-31" calcext:value-type="date">
            <text:p>31/ene/2014</text:p>
          </table:table-cell>
          <table:table-cell table:style-name="ce56" office:value-type="float" office:value="675" calcext:value-type="float">
            <text:p>67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Manuel Ramírez Ramíre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4-02-10" calcext:value-type="date">
            <text:p>10/feb/2014</text:p>
          </table:table-cell>
          <table:table-cell table:style-name="ce56" office:value-type="float" office:value="682" calcext:value-type="float">
            <text:p>68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Olegario Pompa Reyes</text:p>
          </table:table-cell>
          <table:table-cell table:style-name="ce27"/>
          <table:table-cell table:style-name="ce23" office:value-type="date" office:date-value="2014-09-15" calcext:value-type="date">
            <text:p>15/sep/2014</text:p>
          </table:table-cell>
          <table:table-cell table:style-name="ce56" office:value-type="float" office:value="918" calcext:value-type="float">
            <text:p>918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é Ramón Gutiérrez Herrera</text:p>
          </table:table-cell>
          <table:table-cell table:style-name="ce27" office:value-type="string" calcext:value-type="string">
            <text:p>AA Y CP</text:p>
          </table:table-cell>
          <table:table-cell table:style-name="ce23" office:value-type="date" office:date-value="2014-06-02" calcext:value-type="date">
            <text:p>2/jun/2014</text:p>
          </table:table-cell>
          <table:table-cell table:style-name="ce56" office:value-type="float" office:value="797" calcext:value-type="float">
            <text:p>79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ose Ruben Galvan Bolaño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date" office:date-value="2014-09-13" calcext:value-type="date">
            <text:p>13/sep/2014</text:p>
          </table:table-cell>
          <table:table-cell table:style-name="ce56" office:value-type="float" office:value="917" calcext:value-type="float">
            <text:p>91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é Saúl Piña Villalobos</text:p>
          </table:table-cell>
          <table:table-cell table:style-name="ce27"/>
          <table:table-cell table:style-name="ce23" office:value-type="date" office:date-value="2014-03-04" calcext:value-type="date">
            <text:p>4/mar/2014</text:p>
          </table:table-cell>
          <table:table-cell table:style-name="ce56" office:value-type="float" office:value="708" calcext:value-type="float">
            <text:p>70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u Gómez Arias</text:p>
          </table:table-cell>
          <table:table-cell table:style-name="ce27"/>
          <table:table-cell table:style-name="ce23" office:value-type="date" office:date-value="2014-01-10" calcext:value-type="date">
            <text:p>10/ene/2014</text:p>
          </table:table-cell>
          <table:table-cell table:style-name="ce56" office:value-type="float" office:value="661" calcext:value-type="float">
            <text:p>66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ué Eduardo Sánchez Sánchez</text:p>
          </table:table-cell>
          <table:table-cell table:style-name="ce27"/>
          <table:table-cell table:style-name="ce23" office:value-type="date" office:date-value="2014-03-10" calcext:value-type="date">
            <text:p>10/mar/2014</text:p>
          </table:table-cell>
          <table:table-cell table:style-name="ce56" office:value-type="float" office:value="710" calcext:value-type="float">
            <text:p>71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Juan Vazquez Castro</text:p>
          </table:table-cell>
          <table:table-cell table:style-name="ce27" office:value-type="string" calcext:value-type="string">
            <text:p>AA YCS</text:p>
          </table:table-cell>
          <table:table-cell table:style-name="ce23" office:value-type="date" office:date-value="2014-08-13" calcext:value-type="date">
            <text:p>13/ago/2014</text:p>
          </table:table-cell>
          <table:table-cell table:style-name="ce56" office:value-type="float" office:value="869" calcext:value-type="float">
            <text:p>86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uan Carlos Baez Padill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7-01" calcext:value-type="date">
            <text:p>1/jul/2014</text:p>
          </table:table-cell>
          <table:table-cell table:style-name="ce56" office:value-type="float" office:value="812" calcext:value-type="float">
            <text:p>81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Edgar Horacio Venegas Delgado</text:p>
          </table:table-cell>
          <table:table-cell table:style-name="ce27"/>
          <table:table-cell table:style-name="ce23" office:value-type="date" office:date-value="2014-03-29" calcext:value-type="date">
            <text:p>29/mar/2014</text:p>
          </table:table-cell>
          <table:table-cell table:style-name="ce56" office:value-type="float" office:value="749" calcext:value-type="float">
            <text:p>74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Juan Leonardo Lara Sotel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8-08" calcext:value-type="date">
            <text:p>8/ago/2014</text:p>
          </table:table-cell>
          <table:table-cell table:style-name="ce56" office:value-type="float" office:value="857" calcext:value-type="float">
            <text:p>85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Luis Miranda Torres</text:p>
          </table:table-cell>
          <table:table-cell table:style-name="ce27"/>
          <table:table-cell table:style-name="ce23" office:value-type="string" calcext:value-type="string">
            <text:p>14/junio/2014</text:p>
          </table:table-cell>
          <table:table-cell table:style-name="ce56" office:value-type="float" office:value="802" calcext:value-type="float">
            <text:p>80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Pablo Rangel Hernández</text:p>
          </table:table-cell>
          <table:table-cell table:style-name="ce27"/>
          <table:table-cell table:style-name="ce23" office:value-type="string" calcext:value-type="string">
            <text:p>29/mar/2014</text:p>
          </table:table-cell>
          <table:table-cell table:style-name="ce56" office:value-type="float" office:value="752" calcext:value-type="float">
            <text:p>75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uan Rubén Vázquez López</text:p>
          </table:table-cell>
          <table:table-cell table:style-name="ce27"/>
          <table:table-cell table:style-name="ce23" office:value-type="date" office:date-value="2014-04-01" calcext:value-type="date">
            <text:p>1/abr/2014</text:p>
          </table:table-cell>
          <table:table-cell table:style-name="ce56" office:value-type="float" office:value="761" calcext:value-type="float">
            <text:p>76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Kevin Ricardo Ramírez Martínez</text:p>
          </table:table-cell>
          <table:table-cell table:style-name="ce27"/>
          <table:table-cell table:style-name="ce23" office:value-type="string" calcext:value-type="string">
            <text:p>11/jul/2014</text:p>
          </table:table-cell>
          <table:table-cell table:style-name="ce56" office:value-type="float" office:value="823" calcext:value-type="float">
            <text:p>82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aura Elena Escalante Hinojosa</text:p>
          </table:table-cell>
          <table:table-cell table:style-name="ce27"/>
          <table:table-cell table:style-name="ce23" office:value-type="string" calcext:value-type="string">
            <text:p>28/mar/2014</text:p>
          </table:table-cell>
          <table:table-cell table:style-name="ce56" office:value-type="float" office:value="743" calcext:value-type="float">
            <text:p>74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aura Jazmín Flores Torres</text:p>
          </table:table-cell>
          <table:table-cell table:style-name="ce27"/>
          <table:table-cell table:style-name="ce23" office:value-type="date" office:date-value="2014-02-06" calcext:value-type="date">
            <text:p>6/feb/2014</text:p>
          </table:table-cell>
          <table:table-cell table:style-name="ce56" office:value-type="float" office:value="680" calcext:value-type="float">
            <text:p>68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eonardo Joel del Río Esparza</text:p>
          </table:table-cell>
          <table:table-cell table:style-name="ce27"/>
          <table:table-cell table:style-name="ce23" office:value-type="string" calcext:value-type="string">
            <text:p>31/ene/2014</text:p>
          </table:table-cell>
          <table:table-cell table:style-name="ce56" office:value-type="float" office:value="1044" calcext:value-type="float">
            <text:p>104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iliana Aranzazú Vargas Vivanco</text:p>
          </table:table-cell>
          <table:table-cell table:style-name="ce27"/>
          <table:table-cell table:style-name="ce23" office:value-type="date" office:date-value="2014-05-19" calcext:value-type="date">
            <text:p>19/may/2014</text:p>
          </table:table-cell>
          <table:table-cell table:style-name="ce56"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uis Alberto Moctezuma Estrada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string" calcext:value-type="string">
            <text:p>29/jul/2014</text:p>
          </table:table-cell>
          <table:table-cell table:style-name="ce56" office:value-type="float" office:value="836" calcext:value-type="float">
            <text:p>836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Luis André Olarte Elizondo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9-01" calcext:value-type="date">
            <text:p>1/sep/2014</text:p>
          </table:table-cell>
          <table:table-cell table:style-name="ce56" office:value-type="float" office:value="897" calcext:value-type="float">
            <text:p>89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is Gerardo Velázquez Rodríguez</text:p>
          </table:table-cell>
          <table:table-cell table:style-name="ce27"/>
          <table:table-cell table:style-name="ce23" office:value-type="date" office:date-value="2014-02-21" calcext:value-type="date">
            <text:p>21/feb/2014</text:p>
          </table:table-cell>
          <table:table-cell table:style-name="ce56" office:value-type="float" office:value="692" calcext:value-type="float">
            <text:p>69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is Humberto Arias Ríos</text:p>
          </table:table-cell>
          <table:table-cell table:style-name="ce27"/>
          <table:table-cell table:style-name="ce23" office:value-type="date" office:date-value="2014-03-03" calcext:value-type="date">
            <text:p>3/mar/2014</text:p>
          </table:table-cell>
          <table:table-cell table:style-name="ce56"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is Marlon Hernández Hidalgo</text:p>
          </table:table-cell>
          <table:table-cell table:style-name="ce27"/>
          <table:table-cell table:style-name="ce23" office:value-type="string" calcext:value-type="string">
            <text:p>2/jul/2014</text:p>
          </table:table-cell>
          <table:table-cell table:style-name="ce56" office:value-type="float" office:value="814" calcext:value-type="float">
            <text:p>81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Luis Mauricio Verdín Reséndiz</text:p>
          </table:table-cell>
          <table:table-cell table:style-name="ce48" office:value-type="date" office:date-value="2016-06-15" calcext:value-type="date">
            <text:p>15/06/16</text:p>
          </table:table-cell>
          <table:table-cell table:style-name="ce23" office:value-type="date" office:date-value="2014-03-28" calcext:value-type="date">
            <text:p>28/mar/2014</text:p>
          </table:table-cell>
          <table:table-cell table:style-name="ce56" office:value-type="float" office:value="748" calcext:value-type="float">
            <text:p>74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cela Ávalos</text:p>
          </table:table-cell>
          <table:table-cell table:style-name="ce27"/>
          <table:table-cell table:style-name="ce23" office:value-type="date" office:date-value="2014-07-16" calcext:value-type="date">
            <text:p>16/jul/2014</text:p>
          </table:table-cell>
          <table:table-cell table:style-name="ce56" office:value-type="float" office:value="829" calcext:value-type="float">
            <text:p>82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Auxilio Alejandra Alcalá Vela</text:p>
          </table:table-cell>
          <table:table-cell table:style-name="ce27" office:value-type="string" calcext:value-type="string">
            <text:p>CP</text:p>
          </table:table-cell>
          <table:table-cell table:style-name="ce23" office:value-type="date" office:date-value="2014-05-13" calcext:value-type="date">
            <text:p>13/may/2014</text:p>
          </table:table-cell>
          <table:table-cell table:style-name="ce56" office:value-type="float" office:value="712" calcext:value-type="float">
            <text:p>71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Claribel Reyes Rojas</text:p>
          </table:table-cell>
          <table:table-cell table:style-name="ce27"/>
          <table:table-cell table:style-name="ce23" office:value-type="date" office:date-value="2014-07-05" calcext:value-type="date">
            <text:p>5/jul/2014</text:p>
          </table:table-cell>
          <table:table-cell table:style-name="ce56" office:value-type="float" office:value="817" calcext:value-type="float">
            <text:p>81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del Rocio Zuñiga <text:s/>Hernández 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string" calcext:value-type="string">
            <text:p>8/ago/2014</text:p>
          </table:table-cell>
          <table:table-cell table:style-name="ce56" office:value-type="float" office:value="861" calcext:value-type="float">
            <text:p>86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Elizabeth Lira Magañ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8-11" calcext:value-type="date">
            <text:p>11/ago/2014</text:p>
          </table:table-cell>
          <table:table-cell table:style-name="ce56" office:value-type="float" office:value="864" calcext:value-type="float">
            <text:p>86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Fernanda de la Rosa López</text:p>
          </table:table-cell>
          <table:table-cell table:style-name="ce27"/>
          <table:table-cell table:style-name="ce23" office:value-type="date" office:date-value="2014-11-28" calcext:value-type="date">
            <text:p>28/nov/2014</text:p>
          </table:table-cell>
          <table:table-cell table:style-name="ce56" office:value-type="float" office:value="991" calcext:value-type="float">
            <text:p>99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Fernanda Guzmán Tovar</text:p>
          </table:table-cell>
          <table:table-cell table:style-name="ce27"/>
          <table:table-cell table:style-name="ce23" office:value-type="string" calcext:value-type="string">
            <text:p>13/nov/2014</text:p>
          </table:table-cell>
          <table:table-cell table:style-name="ce56" office:value-type="float" office:value="986" calcext:value-type="float">
            <text:p>98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Fernanda Natera Cordero</text:p>
          </table:table-cell>
          <table:table-cell table:style-name="ce27"/>
          <table:table-cell table:style-name="ce23" office:value-type="date" office:date-value="2014-02-24" calcext:value-type="date">
            <text:p>24/feb/2014</text:p>
          </table:table-cell>
          <table:table-cell table:style-name="ce56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Francisca Silva Flore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string" calcext:value-type="string">
            <text:p>8/ago/2014</text:p>
          </table:table-cell>
          <table:table-cell table:style-name="ce56" office:value-type="float" office:value="862" calcext:value-type="float">
            <text:p>86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Guadalupe Ramírez Ramírez</text:p>
          </table:table-cell>
          <table:table-cell table:style-name="ce27"/>
          <table:table-cell table:style-name="ce23" office:value-type="date" office:date-value="2014-02-10" calcext:value-type="date">
            <text:p>10/feb/2014</text:p>
          </table:table-cell>
          <table:table-cell table:style-name="ce56" office:value-type="float" office:value="683" calcext:value-type="float">
            <text:p>68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Isabel Ramírez Salazar</text:p>
          </table:table-cell>
          <table:table-cell table:style-name="ce27"/>
          <table:table-cell table:style-name="ce23" office:value-type="string" calcext:value-type="string">
            <text:p>5/jun/2014</text:p>
          </table:table-cell>
          <table:table-cell table:style-name="ce56" office:value-type="float" office:value="798" calcext:value-type="float">
            <text:p>79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ía Liliana Rivera Fuentes</text:p>
          </table:table-cell>
          <table:table-cell table:style-name="ce27"/>
          <table:table-cell table:style-name="ce23" office:value-type="date" office:date-value="2014-07-12" calcext:value-type="date">
            <text:p>12/jul/2014</text:p>
          </table:table-cell>
          <table:table-cell table:style-name="ce56" office:value-type="float" office:value="826" calcext:value-type="float">
            <text:p>82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io Alberto Echeverría Esparza</text:p>
          </table:table-cell>
          <table:table-cell table:style-name="ce27"/>
          <table:table-cell table:style-name="ce23" office:value-type="string" calcext:value-type="string">
            <text:p>21/feb/2014</text:p>
          </table:table-cell>
          <table:table-cell table:style-name="ce56" office:value-type="float" office:value="693" calcext:value-type="float">
            <text:p>693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ario Alberto Villanueva Villavicencio</text:p>
          </table:table-cell>
          <table:table-cell table:style-name="ce27"/>
          <table:table-cell table:style-name="ce23" office:value-type="string" calcext:value-type="string">
            <text:p>5/ago/2014</text:p>
          </table:table-cell>
          <table:table-cell table:style-name="ce56" office:value-type="float" office:value="849" calcext:value-type="float">
            <text:p>849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la Adriana Barrios Ménd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6-28" calcext:value-type="date">
            <text:p>28/jun/2014</text:p>
          </table:table-cell>
          <table:table-cell table:style-name="ce56" office:value-type="float" office:value="810" calcext:value-type="float">
            <text:p>81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tha Orta Esparza</text:p>
          </table:table-cell>
          <table:table-cell table:style-name="ce27" office:value-type="string" calcext:value-type="string">
            <text:p>Entregados AA Y CP 30-JULIO-16</text:p>
          </table:table-cell>
          <table:table-cell table:style-name="ce23" office:value-type="date" office:date-value="2014-03-19" calcext:value-type="date">
            <text:p>19/mar/2014</text:p>
          </table:table-cell>
          <table:table-cell table:style-name="ce56" office:value-type="float" office:value="716" calcext:value-type="float">
            <text:p>71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tha Alicia Nicasio Rocha</text:p>
          </table:table-cell>
          <table:table-cell table:style-name="ce27"/>
          <table:table-cell table:style-name="ce23" office:value-type="date" office:date-value="2014-01-07" calcext:value-type="date">
            <text:p>7/ene/2014</text:p>
          </table:table-cell>
          <table:table-cell table:style-name="ce56" office:value-type="float" office:value="657" calcext:value-type="float">
            <text:p>65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rtha Ethel Huacuz <text:s/>Negrete</text:p>
          </table:table-cell>
          <table:table-cell table:style-name="ce27"/>
          <table:table-cell table:style-name="ce23" office:value-type="string" calcext:value-type="string">
            <text:p>5/sep/2014</text:p>
          </table:table-cell>
          <table:table-cell table:style-name="ce56" office:value-type="float" office:value="904" calcext:value-type="float">
            <text:p>90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auricio David Hernández López</text:p>
          </table:table-cell>
          <table:table-cell table:style-name="ce27"/>
          <table:table-cell table:style-name="ce23" office:value-type="date" office:date-value="2014-09-02" calcext:value-type="date">
            <text:p>2/sep/2014</text:p>
          </table:table-cell>
          <table:table-cell table:style-name="ce56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iguel Alejandro Duran Hurtado</text:p>
          </table:table-cell>
          <table:table-cell table:style-name="ce27"/>
          <table:table-cell table:style-name="ce23" office:value-type="string" calcext:value-type="string">
            <text:p>17/oct/14</text:p>
          </table:table-cell>
          <table:table-cell table:style-name="ce56" office:value-type="float" office:value="933" calcext:value-type="float">
            <text:p>93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iguel Angel Becerra Hernández</text:p>
          </table:table-cell>
          <table:table-cell table:style-name="ce27"/>
          <table:table-cell table:style-name="ce23" office:value-type="string" calcext:value-type="string">
            <text:p>29/mar/2014</text:p>
          </table:table-cell>
          <table:table-cell table:style-name="ce56" office:value-type="float" office:value="751" calcext:value-type="float">
            <text:p>751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iguel Ángel Mendoza Velázqu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9-06" calcext:value-type="date">
            <text:p>6/sep/2014</text:p>
          </table:table-cell>
          <table:table-cell table:style-name="ce56" office:value-type="float" office:value="905" calcext:value-type="float">
            <text:p>905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2014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itzi Yareli Sanchez Gutierrez</text:p>
          </table:table-cell>
          <table:table-cell table:style-name="ce27"/>
          <table:table-cell table:style-name="ce23" office:value-type="date" office:date-value="2014-08-06" calcext:value-type="date">
            <text:p>6/ago/2014</text:p>
          </table:table-cell>
          <table:table-cell table:style-name="ce56" office:value-type="float" office:value="852" calcext:value-type="float">
            <text:p>85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issael Ríos Márquez</text:p>
          </table:table-cell>
          <table:table-cell table:style-name="ce27"/>
          <table:table-cell table:style-name="ce23" office:value-type="date" office:date-value="2014-08-30" calcext:value-type="date">
            <text:p>30/ago/2014</text:p>
          </table:table-cell>
          <table:table-cell table:style-name="ce56" office:value-type="float" office:value="895" calcext:value-type="float">
            <text:p>89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Moisés Eduardo Estrada de Haro</text:p>
          </table:table-cell>
          <table:table-cell table:style-name="ce27"/>
          <table:table-cell table:style-name="ce23" office:value-type="date" office:date-value="2014-02-01" calcext:value-type="date">
            <text:p>1/feb/2014</text:p>
          </table:table-cell>
          <table:table-cell table:style-name="ce56" office:value-type="float" office:value="677" calcext:value-type="float">
            <text:p>67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onserrat del Rocío Aguilar Granados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string" calcext:value-type="string">
            <text:p>17/dic/2014</text:p>
          </table:table-cell>
          <table:table-cell table:style-name="ce56" office:value-type="float" office:value="995" calcext:value-type="float">
            <text:p>99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onserrat Viridiana Sánchez Muñoz</text:p>
          </table:table-cell>
          <table:table-cell table:style-name="ce27" office:value-type="string" calcext:value-type="string">
            <text:p>AA</text:p>
          </table:table-cell>
          <table:table-cell table:style-name="ce23" office:value-type="string" calcext:value-type="string">
            <text:p>5/ago/2014</text:p>
          </table:table-cell>
          <table:table-cell table:style-name="ce56" office:value-type="float" office:value="848" calcext:value-type="float">
            <text:p>84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Omar Manuel Garcini Corral</text:p>
          </table:table-cell>
          <table:table-cell table:style-name="ce27"/>
          <table:table-cell table:style-name="ce23" office:value-type="date" office:date-value="2014-12-01" calcext:value-type="date">
            <text:p>1/dic/2014</text:p>
          </table:table-cell>
          <table:table-cell table:style-name="ce56" office:value-type="float" office:value="990" calcext:value-type="float">
            <text:p>99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Oscar Fabián Mares Aguilera</text:p>
          </table:table-cell>
          <table:table-cell table:style-name="ce27" office:value-type="string" calcext:value-type="string">
            <text:p>AA CS Y CURP</text:p>
          </table:table-cell>
          <table:table-cell table:style-name="ce23" office:value-type="date" office:date-value="2014-06-13" calcext:value-type="date">
            <text:p>13/jun/2014</text:p>
          </table:table-cell>
          <table:table-cell table:style-name="ce56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Oscar Gildardo Garníca Cortés</text:p>
          </table:table-cell>
          <table:table-cell table:style-name="ce27"/>
          <table:table-cell table:style-name="ce23" office:value-type="date" office:date-value="2014-03-20" calcext:value-type="date">
            <text:p>20/mar/2014</text:p>
          </table:table-cell>
          <table:table-cell table:style-name="ce56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Oscar Orlando Arenas Murillo</text:p>
          </table:table-cell>
          <table:table-cell table:style-name="ce27"/>
          <table:table-cell table:style-name="ce23" office:value-type="date" office:date-value="2014-03-03" calcext:value-type="date">
            <text:p>3/mar/2014</text:p>
          </table:table-cell>
          <table:table-cell table:style-name="ce56" office:value-type="float" office:value="701" calcext:value-type="float">
            <text:p>70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Oswaldo Uriel Sánchez Piña</text:p>
          </table:table-cell>
          <table:table-cell table:style-name="ce27"/>
          <table:table-cell table:style-name="ce23" office:value-type="date" office:date-value="2014-02-19" calcext:value-type="date">
            <text:p>19/feb/2014</text:p>
          </table:table-cell>
          <table:table-cell table:style-name="ce56" office:value-type="float" office:value="690" calcext:value-type="float">
            <text:p>69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Patricia Guadalupe Sánchez Velázquez</text:p>
          </table:table-cell>
          <table:table-cell table:style-name="ce27"/>
          <table:table-cell table:style-name="ce23" office:value-type="string" calcext:value-type="string">
            <text:p>6/ene/2014</text:p>
          </table:table-cell>
          <table:table-cell table:style-name="ce56" office:value-type="float" office:value="654" calcext:value-type="float">
            <text:p>65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Priscíla Sarai Ortega Rivera</text:p>
          </table:table-cell>
          <table:table-cell table:style-name="ce27"/>
          <table:table-cell table:style-name="ce23" office:value-type="string" calcext:value-type="string">
            <text:p>23/jul/2014</text:p>
          </table:table-cell>
          <table:table-cell table:style-name="ce56" office:value-type="float" office:value="833" calcext:value-type="float">
            <text:p>83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aúl Camarillo Soria</text:p>
          </table:table-cell>
          <table:table-cell table:style-name="ce27"/>
          <table:table-cell table:style-name="ce23" office:value-type="date" office:date-value="2014-03-27" calcext:value-type="date">
            <text:p>27/mar/2014</text:p>
          </table:table-cell>
          <table:table-cell table:style-name="ce56" office:value-type="float" office:value="736" calcext:value-type="float">
            <text:p>73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icardo Antonio López Ramírez</text:p>
          </table:table-cell>
          <table:table-cell table:style-name="ce27"/>
          <table:table-cell table:style-name="ce23" office:value-type="date" office:date-value="2014-02-04" calcext:value-type="date">
            <text:p>4/feb/2014</text:p>
          </table:table-cell>
          <table:table-cell table:style-name="ce56" office:value-type="float" office:value="679" calcext:value-type="float">
            <text:p>67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Ricardo Arturo Ávila García</text:p>
          </table:table-cell>
          <table:table-cell table:style-name="ce27"/>
          <table:table-cell table:style-name="ce23" office:value-type="date" office:date-value="2014-01-08" calcext:value-type="date">
            <text:p>8/ene/2014</text:p>
          </table:table-cell>
          <table:table-cell table:style-name="ce56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Ricardo Padilla Camaren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4-09-10" calcext:value-type="date">
            <text:p>10/sep/2014</text:p>
          </table:table-cell>
          <table:table-cell table:style-name="ce56" office:value-type="float" office:value="912" calcext:value-type="float">
            <text:p>91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gelio Texna Organista</text:p>
          </table:table-cell>
          <table:table-cell table:style-name="ce27"/>
          <table:table-cell table:style-name="ce23" office:value-type="date" office:date-value="2014-03-29" calcext:value-type="date">
            <text:p>29/mar/2014</text:p>
          </table:table-cell>
          <table:table-cell table:style-name="ce56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ubén Daniel García Gómez</text:p>
          </table:table-cell>
          <table:table-cell table:style-name="ce27"/>
          <table:table-cell table:style-name="ce23" office:value-type="date" office:date-value="2014-08-08" calcext:value-type="date">
            <text:p>8/ago/2014</text:p>
          </table:table-cell>
          <table:table-cell table:style-name="ce56" office:value-type="float" office:value="859" calcext:value-type="float">
            <text:p>85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Stephania Carolina García Ortega</text:p>
          </table:table-cell>
          <table:table-cell table:style-name="ce27"/>
          <table:table-cell table:style-name="ce23" office:value-type="string" calcext:value-type="string">
            <text:p>22/oct/2014</text:p>
          </table:table-cell>
          <table:table-cell table:style-name="ce56" office:value-type="float" office:value="939" calcext:value-type="float">
            <text:p>939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ño 2014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Trinidad Guerra Aguilar</text:p>
          </table:table-cell>
          <table:table-cell table:style-name="ce27" office:value-type="string" calcext:value-type="string">
            <text:p>AA, CP, CPS, BOLETAS SE ENTREGO EL DIA 14/09/16</text:p>
          </table:table-cell>
          <table:table-cell table:style-name="ce23" office:value-type="date" office:date-value="2014-04-03" calcext:value-type="date">
            <text:p>3/abr/2014</text:p>
          </table:table-cell>
          <table:table-cell table:style-name="ce56" office:value-type="float" office:value="764" calcext:value-type="float">
            <text:p>76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Verónica Espinoza Gutiérrez</text:p>
          </table:table-cell>
          <table:table-cell table:style-name="ce27"/>
          <table:table-cell table:style-name="ce23" office:value-type="date" office:date-value="2014-05-08" calcext:value-type="date">
            <text:p>8/may/2014</text:p>
          </table:table-cell>
          <table:table-cell table:style-name="ce56" office:value-type="float" office:value="784" calcext:value-type="float">
            <text:p>78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4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Yenni Karina Cesar Nila</text:p>
          </table:table-cell>
          <table:table-cell table:style-name="ce27"/>
          <table:table-cell table:style-name="ce23" office:value-type="string" calcext:value-type="string">
            <text:p>6/ago/2014</text:p>
          </table:table-cell>
          <table:table-cell table:style-name="ce56" office:value-type="float" office:value="850" calcext:value-type="float">
            <text:p>850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26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Ana Gabriela Ibarra Hernandez </text:p>
          </table:table-cell>
          <table:table-cell table:style-name="ce27"/>
          <table:table-cell table:style-name="ce51" office:value-type="string" calcext:value-type="string">
            <text:p>4/mar/15</text:p>
          </table:table-cell>
          <table:table-cell table:style-name="ce56" office:value-type="float" office:value="979" calcext:value-type="float">
            <text:p>979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Año 2015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Carlos Eduardo Lopez Sanchez</text:p>
          </table:table-cell>
          <table:table-cell table:style-name="ce27" office:value-type="string" calcext:value-type="string">
            <text:p>AA Y CS</text:p>
          </table:table-cell>
          <table:table-cell table:style-name="ce52" office:value-type="date" office:date-value="2015-01-23" calcext:value-type="date">
            <text:p>23/01/15</text:p>
          </table:table-cell>
          <table:table-cell table:style-name="ce56" office:value-type="float" office:value="1025" calcext:value-type="float">
            <text:p>102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Carmelo Adair Lara Hernandez</text:p>
          </table:table-cell>
          <table:table-cell table:style-name="ce27"/>
          <table:table-cell table:style-name="ce51" office:value-type="string" calcext:value-type="string">
            <text:p>29/ene/15</text:p>
          </table:table-cell>
          <table:table-cell table:style-name="ce56" office:value-type="float" office:value="1037" calcext:value-type="float">
            <text:p>103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Crispin Preciado Segura</text:p>
          </table:table-cell>
          <table:table-cell table:style-name="ce27" office:value-type="string" calcext:value-type="string">
            <text:p>AA Y CS</text:p>
          </table:table-cell>
          <table:table-cell table:style-name="ce52" office:value-type="date" office:date-value="2015-04-15" calcext:value-type="date">
            <text:p>15/04/15</text:p>
          </table:table-cell>
          <table:table-cell table:style-name="ce56" office:value-type="float" office:value="1067" calcext:value-type="float">
            <text:p>106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Dexibez Orlando Lazaro Gregorio</text:p>
          </table:table-cell>
          <table:table-cell table:style-name="ce27"/>
          <table:table-cell table:style-name="ce51" office:value-type="string" calcext:value-type="string">
            <text:p>25/abr/15</text:p>
          </table:table-cell>
          <table:table-cell table:style-name="ce56" office:value-type="float" office:value="1085" calcext:value-type="float">
            <text:p>108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Diana Fabiola Armenta Afanador</text:p>
          </table:table-cell>
          <table:table-cell table:style-name="ce27" office:value-type="string" calcext:value-type="string">
            <text:p>AA Y CS</text:p>
          </table:table-cell>
          <table:table-cell table:style-name="ce51" office:value-type="string" calcext:value-type="string">
            <text:p>26/feb/15</text:p>
          </table:table-cell>
          <table:table-cell table:style-name="ce56" office:value-type="float" office:value="975" calcext:value-type="float">
            <text:p>97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dgar Antonio Rocha Alba</text:p>
          </table:table-cell>
          <table:table-cell table:style-name="ce27"/>
          <table:table-cell table:style-name="ce51" office:value-type="string" calcext:value-type="string">
            <text:p>17/MAR/15</text:p>
          </table:table-cell>
          <table:table-cell table:style-name="ce56" office:value-type="float" office:value="1053" calcext:value-type="float">
            <text:p>1053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dgar de la Cruz Valdivia </text:p>
          </table:table-cell>
          <table:table-cell table:style-name="ce27"/>
          <table:table-cell table:style-name="ce51" office:value-type="string" calcext:value-type="string">
            <text:p>18/feb/15</text:p>
          </table:table-cell>
          <table:table-cell table:style-name="ce56" office:value-type="float" office:value="965" calcext:value-type="float">
            <text:p>96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Enrique Rodriguez Gutierrez de Velasco</text:p>
          </table:table-cell>
          <table:table-cell table:style-name="ce27"/>
          <table:table-cell table:style-name="ce51" office:value-type="string" calcext:value-type="string">
            <text:p>26/feb/15</text:p>
          </table:table-cell>
          <table:table-cell table:style-name="ce56" office:value-type="float" office:value="974" calcext:value-type="float">
            <text:p>97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Francisco Javier Rangel Martinez</text:p>
          </table:table-cell>
          <table:table-cell table:style-name="ce27"/>
          <table:table-cell table:style-name="ce51" office:value-type="string" calcext:value-type="string">
            <text:p>18/abr/15</text:p>
          </table:table-cell>
          <table:table-cell table:style-name="ce56" office:value-type="float" office:value="1079" calcext:value-type="float">
            <text:p>107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Gabriela Guadalupe Hernandez Arriag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string" calcext:value-type="string">
            <text:p>27/mar/15</text:p>
          </table:table-cell>
          <table:table-cell table:style-name="ce56" office:value-type="float" office:value="1058" calcext:value-type="float">
            <text:p>1058</text:p>
          </table:table-cell>
          <table:table-cell table:style-name="ce59" table:number-columns-repeated="1014"/>
          <table:table-cell table:number-columns-repeated="4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Grecia Amairani Tapia Lun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5-01-27" calcext:value-type="date">
            <text:p>27/ene/2015</text:p>
          </table:table-cell>
          <table:table-cell table:style-name="ce56" office:value-type="float" office:value="1034" calcext:value-type="float">
            <text:p>103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avier Daniel Ramirez Aceves</text:p>
          </table:table-cell>
          <table:table-cell table:style-name="ce27"/>
          <table:table-cell table:style-name="ce51" office:value-type="string" calcext:value-type="string">
            <text:p>16/abr/15</text:p>
          </table:table-cell>
          <table:table-cell table:style-name="ce56" office:value-type="float" office:value="1071" calcext:value-type="float">
            <text:p>107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Jimena Gutiérrez Silva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5-01-10" calcext:value-type="date">
            <text:p>10/ene/2015</text:p>
          </table:table-cell>
          <table:table-cell table:style-name="ce56" office:value-type="float" office:value="1005" calcext:value-type="float">
            <text:p>100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rge Daniel Muñoz Aguirre</text:p>
          </table:table-cell>
          <table:table-cell table:style-name="ce27"/>
          <table:table-cell table:style-name="ce23" office:value-type="date" office:date-value="2015-02-25" calcext:value-type="date">
            <text:p>25/feb/2015</text:p>
          </table:table-cell>
          <table:table-cell table:style-name="ce56" office:value-type="float" office:value="971" calcext:value-type="float">
            <text:p>97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e Arturo Vasquez Arías </text:p>
          </table:table-cell>
          <table:table-cell table:style-name="ce27"/>
          <table:table-cell table:style-name="ce23" office:value-type="string" calcext:value-type="string">
            <text:p>26/feb/15</text:p>
          </table:table-cell>
          <table:table-cell table:style-name="ce56" office:value-type="float" office:value="972" calcext:value-type="float">
            <text:p>97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Doctos originales</text:p>
          </table:table-cell>
          <table:table-cell table:style-name="ce27" office:value-type="string" calcext:value-type="string">
            <text:p>Jose de Jesus Hernandez Fonseca</text:p>
          </table:table-cell>
          <table:table-cell table:style-name="ce27" office:value-type="string" calcext:value-type="string">
            <text:p>AA <text:s/>CP Y BOLETAS</text:p>
          </table:table-cell>
          <table:table-cell table:style-name="ce23" office:value-type="date" office:date-value="2015-01-13" calcext:value-type="date">
            <text:p>13/ene/2015</text:p>
          </table:table-cell>
          <table:table-cell table:style-name="ce56" office:value-type="float" office:value="1009" calcext:value-type="float">
            <text:p>100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e Eduardo Padilla Reyes</text:p>
          </table:table-cell>
          <table:table-cell table:style-name="ce27"/>
          <table:table-cell table:style-name="ce23" office:value-type="date" office:date-value="2015-05-18" calcext:value-type="date">
            <text:p>18/may/2015</text:p>
          </table:table-cell>
          <table:table-cell table:style-name="ce56" office:value-type="float" office:value="1097" calcext:value-type="float">
            <text:p>109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Jose Miguel Omar Moreno de la Cruz</text:p>
          </table:table-cell>
          <table:table-cell table:style-name="ce27"/>
          <table:table-cell table:style-name="ce23" office:value-type="date" office:date-value="2015-07-15" calcext:value-type="date">
            <text:p>15/jul/2015</text:p>
          </table:table-cell>
          <table:table-cell table:style-name="ce56" office:value-type="float" office:value="1130" calcext:value-type="float">
            <text:p>113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eonides Agustin Castro Perez</text:p>
          </table:table-cell>
          <table:table-cell table:style-name="ce27"/>
          <table:table-cell table:style-name="ce23" office:value-type="date" office:date-value="2015-07-18" calcext:value-type="date">
            <text:p>18/jul/2015</text:p>
          </table:table-cell>
          <table:table-cell table:style-name="ce56" office:value-type="float" office:value="1138" calcext:value-type="float">
            <text:p>1138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Luz Gabriela Saavedra Díaz</text:p>
          </table:table-cell>
          <table:table-cell table:style-name="ce27"/>
          <table:table-cell table:style-name="ce23" office:value-type="date" office:date-value="2015-02-09" calcext:value-type="date">
            <text:p>9/feb/2015</text:p>
          </table:table-cell>
          <table:table-cell table:style-name="ce56" office:value-type="float" office:value="957" calcext:value-type="float">
            <text:p>95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María de la Luz Rico Hernandez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string" calcext:value-type="string">
            <text:p>23/ene/15</text:p>
          </table:table-cell>
          <table:table-cell table:style-name="ce56"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artin de jesus Angel Hernandez Echeveste</text:p>
          </table:table-cell>
          <table:table-cell table:style-name="ce27"/>
          <table:table-cell table:style-name="ce23" office:value-type="date" office:date-value="2015-02-09" calcext:value-type="date">
            <text:p>9/feb/2015</text:p>
          </table:table-cell>
          <table:table-cell table:style-name="ce56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Miguel Angel Meza Flores</text:p>
          </table:table-cell>
          <table:table-cell table:style-name="ce27"/>
          <table:table-cell table:style-name="ce23" office:value-type="date" office:date-value="2015-04-17" calcext:value-type="date">
            <text:p>17/abr/2015</text:p>
          </table:table-cell>
          <table:table-cell table:style-name="ce56" office:value-type="float" office:value="1078" calcext:value-type="float">
            <text:p>107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Noé Yahir Rodríguez López</text:p>
          </table:table-cell>
          <table:table-cell table:style-name="ce27"/>
          <table:table-cell table:style-name="ce23" office:value-type="date" office:date-value="2015-02-24" calcext:value-type="date">
            <text:p>24/feb/2015</text:p>
          </table:table-cell>
          <table:table-cell table:style-name="ce56" office:value-type="float" office:value="970" calcext:value-type="float">
            <text:p>97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Sin doctos</text:p>
          </table:table-cell>
          <table:table-cell table:style-name="ce27" office:value-type="string" calcext:value-type="string">
            <text:p>Noeli Estefaní García Cabrera</text:p>
          </table:table-cell>
          <table:table-cell table:style-name="ce27"/>
          <table:table-cell table:style-name="ce23" office:value-type="date" office:date-value="2015-02-23" calcext:value-type="date">
            <text:p>23/feb/2015</text:p>
          </table:table-cell>
          <table:table-cell table:style-name="ce56" office:value-type="float" office:value="969" calcext:value-type="float">
            <text:p>96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Noeli Gutiérrez Silva</text:p>
          </table:table-cell>
          <table:table-cell table:style-name="ce27" office:value-type="string" calcext:value-type="string">
            <text:p>AA, CS Y CURP</text:p>
          </table:table-cell>
          <table:table-cell table:style-name="ce23" office:value-type="date" office:date-value="2015-01-10" calcext:value-type="date">
            <text:p>10/ene/2015</text:p>
          </table:table-cell>
          <table:table-cell table:style-name="ce56" office:value-type="float" office:value="1004" calcext:value-type="float">
            <text:p>1004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Oscar Rodrigo Moreno Cervantes</text:p>
          </table:table-cell>
          <table:table-cell table:style-name="ce27" office:value-type="string" calcext:value-type="string">
            <text:p>AA Y CS</text:p>
          </table:table-cell>
          <table:table-cell table:style-name="ce23" office:value-type="date" office:date-value="2015-03-27" calcext:value-type="date">
            <text:p>27/mar/2015</text:p>
          </table:table-cell>
          <table:table-cell table:style-name="ce56" office:value-type="float" office:value="1057" calcext:value-type="float">
            <text:p>1057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berto Mesraim Morón Contreras</text:p>
          </table:table-cell>
          <table:table-cell table:style-name="ce27"/>
          <table:table-cell table:style-name="ce23" office:value-type="date" office:date-value="2015-01-26" calcext:value-type="date">
            <text:p>26/ene/2015</text:p>
          </table:table-cell>
          <table:table-cell table:style-name="ce56" office:value-type="float" office:value="1030" calcext:value-type="float">
            <text:p>1030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dolfo Salinas Martinez</text:p>
          </table:table-cell>
          <table:table-cell table:style-name="ce27"/>
          <table:table-cell table:style-name="ce23" office:value-type="date" office:date-value="2015-02-09" calcext:value-type="date">
            <text:p>9/feb/2015</text:p>
          </table:table-cell>
          <table:table-cell table:style-name="ce56" office:value-type="float" office:value="959" calcext:value-type="float">
            <text:p>95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drigo Padilla Jimenez</text:p>
          </table:table-cell>
          <table:table-cell table:style-name="ce27"/>
          <table:table-cell table:style-name="ce23" office:value-type="string" calcext:value-type="string">
            <text:p>30/may/15</text:p>
          </table:table-cell>
          <table:table-cell table:style-name="ce56" office:value-type="float" office:value="1109" calcext:value-type="float">
            <text:p>1109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sa Angelica Collazo Montez</text:p>
          </table:table-cell>
          <table:table-cell table:style-name="ce27"/>
          <table:table-cell table:style-name="ce51" office:value-type="string" calcext:value-type="string">
            <text:p>8/abri/15</text:p>
          </table:table-cell>
          <table:table-cell table:style-name="ce56" office:value-type="float" office:value="1061" calcext:value-type="float">
            <text:p>106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Rosa Elvia Hernandez Mendez</text:p>
          </table:table-cell>
          <table:table-cell table:style-name="ce27"/>
          <table:table-cell table:style-name="ce23" office:value-type="string" calcext:value-type="string">
            <text:p>09/ene/2015</text:p>
          </table:table-cell>
          <table:table-cell table:style-name="ce56" office:value-type="float" office:value="1002" calcext:value-type="float">
            <text:p>100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Sandra Danae Gutierrez Estrada</text:p>
          </table:table-cell>
          <table:table-cell table:style-name="ce27" office:value-type="string" calcext:value-type="string">
            <text:p>CS</text:p>
          </table:table-cell>
          <table:table-cell table:style-name="ce23" office:value-type="string" calcext:value-type="string">
            <text:p>17mar/15</text:p>
          </table:table-cell>
          <table:table-cell table:style-name="ce56" office:value-type="float" office:value="1052" calcext:value-type="float">
            <text:p>105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27" office:value-type="string" calcext:value-type="string">
            <text:p>Sandra Paola Torres Soto</text:p>
          </table:table-cell>
          <table:table-cell table:style-name="ce27"/>
          <table:table-cell table:style-name="ce23" office:value-type="string" calcext:value-type="string">
            <text:p>4/mar/15</text:p>
          </table:table-cell>
          <table:table-cell table:style-name="ce56" office:value-type="float" office:value="981" calcext:value-type="float">
            <text:p>98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32" office:value-type="string" calcext:value-type="string">
            <text:p>Saraí Guerrero Florido</text:p>
          </table:table-cell>
          <table:table-cell table:style-name="ce32"/>
          <table:table-cell table:style-name="ce23" office:value-type="date" office:date-value="2015-02-03" calcext:value-type="date">
            <text:p>3/feb/2015</text:p>
          </table:table-cell>
          <table:table-cell table:style-name="ce56" office:value-type="float" office:value="1045" calcext:value-type="float">
            <text:p>104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Doctos originales</text:p>
          </table:table-cell>
          <table:table-cell table:style-name="ce32" office:value-type="string" calcext:value-type="string">
            <text:p>Silvia Hernandez Villalobos</text:p>
          </table:table-cell>
          <table:table-cell table:style-name="ce32" office:value-type="string" calcext:value-type="string">
            <text:p>AA</text:p>
          </table:table-cell>
          <table:table-cell table:style-name="ce23" office:value-type="date" office:date-value="2015-03-14" calcext:value-type="date">
            <text:p>14/mar/2015</text:p>
          </table:table-cell>
          <table:table-cell table:style-name="ce56" office:value-type="float" office:value="1051" calcext:value-type="float">
            <text:p>105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0" office:value-type="string" calcext:value-type="string">
            <text:p>Doctos originales</text:p>
          </table:table-cell>
          <table:table-cell table:style-name="ce27" office:value-type="string" calcext:value-type="string">
            <text:p>Víctor Gabriel Liñan Manrique</text:p>
          </table:table-cell>
          <table:table-cell table:style-name="ce27" office:value-type="string" calcext:value-type="string">
            <text:p>AA Y FOTO ENTREGADO 23/0816</text:p>
          </table:table-cell>
          <table:table-cell table:style-name="ce23" office:value-type="date" office:date-value="2015-03-19" calcext:value-type="date">
            <text:p>19/mar/2015</text:p>
          </table:table-cell>
          <table:table-cell table:style-name="ce56" office:value-type="float" office:value="1055" calcext:value-type="float">
            <text:p>105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Año 2015</text:p>
          </table:table-cell>
          <table:table-cell table:style-name="ce23" office:value-type="string" calcext:value-type="string">
            <text:p>Sin doctos</text:p>
          </table:table-cell>
          <table:table-cell table:style-name="ce32" office:value-type="string" calcext:value-type="string">
            <text:p>Viridiana Cabrera Camarillo</text:p>
          </table:table-cell>
          <table:table-cell table:style-name="ce32"/>
          <table:table-cell table:style-name="ce23" office:value-type="string" calcext:value-type="string">
            <text:p>26/abr/15</text:p>
          </table:table-cell>
          <table:table-cell table:style-name="ce56" office:value-type="float" office:value="1086" calcext:value-type="float">
            <text:p>1086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RCHIVO</text:p>
          </table:table-cell>
          <table:table-cell table:style-name="ce19" office:value-type="string" calcext:value-type="string">
            <text:p>DETALLE</text:p>
          </table:table-cell>
          <table:table-cell table:style-name="ce26" office:value-type="string" calcext:value-type="string">
            <text:p>NOMBRE</text:p>
          </table:table-cell>
          <table:table-cell table:style-name="ce19"/>
          <table:table-cell table:style-name="ce19" office:value-type="string" calcext:value-type="string">
            <text:p>INSCRIPCIÓN</text:p>
          </table:table-cell>
          <table:table-cell table:style-name="ce55" office:value-type="string" calcext:value-type="string">
            <text:p>FOLIO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AÑO 2016</text:p>
          </table:table-cell>
          <table:table-cell table:style-name="ce24" office:value-type="string" calcext:value-type="string">
            <text:p>Sin doctos</text:p>
          </table:table-cell>
          <table:table-cell table:style-name="ce33" office:value-type="string" calcext:value-type="string">
            <text:p>Alma Paola Domínguez Lira</text:p>
          </table:table-cell>
          <table:table-cell table:style-name="ce49" office:value-type="string" calcext:value-type="string">
            <text:p>Entregados AA Y CP 05/01/2017</text:p>
          </table:table-cell>
          <table:table-cell table:style-name="Default" office:value-type="string" calcext:value-type="string">
            <text:p>09/JUL/2016</text:p>
          </table:table-cell>
          <table:table-cell table:style-name="Default" office:value-type="string" calcext:value-type="string">
            <text:p>S/F Beca sec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17" office:value-type="string" calcext:value-type="string">
            <text:p>AÑO 2016</text:p>
          </table:table-cell>
          <table:table-cell table:style-name="ce17" office:value-type="string" calcext:value-type="string">
            <text:p>Sin doctos</text:p>
          </table:table-cell>
          <table:table-cell table:style-name="ce34" office:value-type="string" calcext:value-type="string">
            <text:p>Jose Carlos Medina Bracamontes</text:p>
          </table:table-cell>
          <table:table-cell table:style-name="ce17"/>
          <table:table-cell table:style-name="ce17" office:value-type="string" calcext:value-type="string">
            <text:p>25/JUL/16</text:p>
          </table:table-cell>
          <table:table-cell table:style-name="ce17" office:value-type="float" office:value="1137" calcext:value-type="float">
            <text:p>1137</text:p>
          </table:table-cell>
          <table:table-cell table:style-name="ce60" table:number-columns-repeated="1014"/>
          <table:table-cell table:style-name="ce34" table:number-columns-repeated="4"/>
        </table:table-row>
        <table:table-row table:style-name="ro2">
          <table:table-cell table:style-name="ce17" office:value-type="string" calcext:value-type="string">
            <text:p>AÑO 2016</text:p>
          </table:table-cell>
          <table:table-cell table:style-name="ce17" office:value-type="string" calcext:value-type="string">
            <text:p>Sin doctos</text:p>
          </table:table-cell>
          <table:table-cell table:style-name="ce34" office:value-type="string" calcext:value-type="string">
            <text:p>Juan Antonio Luna Gómez</text:p>
          </table:table-cell>
          <table:table-cell table:style-name="ce17"/>
          <table:table-cell table:style-name="ce17" office:value-type="string" calcext:value-type="string">
            <text:p>31/MAR/2016</text:p>
          </table:table-cell>
          <table:table-cell table:style-name="ce17" office:value-type="float" office:value="1397" calcext:value-type="float">
            <text:p>1397</text:p>
          </table:table-cell>
          <table:table-cell table:style-name="ce60" table:number-columns-repeated="1014"/>
          <table:table-cell table:style-name="ce34" table:number-columns-repeated="4"/>
        </table:table-row>
        <table:table-row table:style-name="ro2">
          <table:table-cell table:style-name="ce17" office:value-type="string" calcext:value-type="string">
            <text:p>AÑO 2016</text:p>
          </table:table-cell>
          <table:table-cell table:style-name="ce17" office:value-type="string" calcext:value-type="string">
            <text:p>Doctos originales</text:p>
          </table:table-cell>
          <table:table-cell table:style-name="ce44" office:value-type="string" calcext:value-type="string">
            <text:p>Juana Estefany Sandoval Rodriguez</text:p>
          </table:table-cell>
          <table:table-cell table:style-name="ce17" office:value-type="string" calcext:value-type="string">
            <text:p>AA CS Y FOTOS</text:p>
          </table:table-cell>
          <table:table-cell table:style-name="ce53" office:value-type="date" office:date-value="2015-02-14" calcext:value-type="date">
            <text:p>14/02/15</text:p>
          </table:table-cell>
          <table:table-cell table:style-name="ce17" office:value-type="float" office:value="955" calcext:value-type="float">
            <text:p>955</text:p>
          </table:table-cell>
          <table:table-cell table:style-name="ce60" table:number-columns-repeated="1014"/>
          <table:table-cell table:style-name="ce34" table:number-columns-repeated="4"/>
        </table:table-row>
        <table:table-row table:style-name="ro5">
          <table:table-cell table:style-name="Default" table:number-columns-repeated="1020"/>
          <table:table-cell table:number-columns-repeated="4"/>
        </table:table-row>
        <table:table-row table:style-name="ro2" table:number-rows-repeated="61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59" table:number-columns-repeated="1014"/>
          <table:table-cell table:number-columns-repeated="4"/>
        </table:table-row>
        <table:table-row table:style-name="ro2" table:number-rows-repeated="69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59" table:number-columns-repeated="1014"/>
          <table:table-cell table:number-columns-repeated="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4"/>
          <table:table-cell table:style-name="ce62"/>
          <table:table-cell table:number-columns-repeated="3"/>
        </table:table-row>
        <table:table-row table:style-name="ro2" table:number-rows-repeated="1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4"/>
          <table:table-cell table:style-name="ce62"/>
          <table:table-cell table:number-columns-repeated="3"/>
        </table:table-row>
        <table:table-row table:style-name="ro2" table:number-rows-repeated="39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59" table:number-columns-repeated="1014"/>
          <table:table-cell table:number-columns-repeated="4"/>
        </table:table-row>
        <table:table-row table:style-name="ro2" table:number-rows-repeated="15">
          <table:table-cell table:style-name="Default" table:number-columns-repeated="6"/>
          <table:table-cell table:number-columns-repeated="1018"/>
        </table:table-row>
        <table:table-row table:style-name="ro2" table:number-rows-repeated="104780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aduados" table:style-name="ta1">
        <table:table-column table:style-name="co1" table:default-cell-style-name="ce36"/>
        <table:table-column table:style-name="co8" table:default-cell-style-name="ce37"/>
        <table:table-column table:style-name="co9" table:default-cell-style-name="ce39"/>
        <table:table-column table:style-name="co10" table:default-cell-style-name="ce39"/>
        <table:table-column table:style-name="co11" table:default-cell-style-name="ce41"/>
        <table:table-column table:style-name="co12" table:default-cell-style-name="ce37"/>
        <table:table-column table:style-name="co13" table:default-cell-style-name="ce37"/>
        <table:table-column table:style-name="co14" table:default-cell-style-name="ce43"/>
        <table:table-column table:style-name="co7" table:number-columns-repeated="1008" table:default-cell-style-name="Default"/>
        <table:table-row table:style-name="ro1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DOCUMENTOS</text:p>
          </table:table-cell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2005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rge Castillo Sánchez</text:p>
          </table:table-cell>
          <table:table-cell/>
          <table:table-cell office:value-type="date" office:date-value="2005-05-15" calcext:value-type="date">
            <text:p>15/may/20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5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José Carreón Ibarra</text:p>
          </table:table-cell>
          <table:table-cell/>
          <table:table-cell office:value-type="date" office:date-value="2005-05-13" calcext:value-type="date">
            <text:p>13/may/2005</text:p>
          </table:table-cell>
          <table:table-cell table:number-columns-repeated="1011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DOCUMENTOS</text:p>
          </table:table-cell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 Cecilia Robledo Gómez</text:p>
          </table:table-cell>
          <table:table-cell/>
          <table:table-cell office:value-type="date" office:date-value="2007-12-19" calcext:value-type="date">
            <text:p>19/dic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lanca Estela Enciso Díaz</text:p>
          </table:table-cell>
          <table:table-cell/>
          <table:table-cell office:value-type="date" office:date-value="2007-07-07" calcext:value-type="date">
            <text:p>7/jul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David Guerrero Sánchez</text:p>
          </table:table-cell>
          <table:table-cell/>
          <table:table-cell office:value-type="date" office:date-value="2007-12-17" calcext:value-type="date">
            <text:p>17/dic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air Alejandro Verona González</text:p>
          </table:table-cell>
          <table:table-cell/>
          <table:table-cell office:value-type="date" office:date-value="2007-10-30" calcext:value-type="date">
            <text:p>30/oct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Francisco Tapia Castillo</text:p>
          </table:table-cell>
          <table:table-cell/>
          <table:table-cell office:value-type="date" office:date-value="2007-10-09" calcext:value-type="date">
            <text:p>9/oct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cila María Manteca Aguirre</text:p>
          </table:table-cell>
          <table:table-cell/>
          <table:table-cell office:value-type="date" office:date-value="2007-07-20" calcext:value-type="date">
            <text:p>20/jul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is Felipe Muñoz Pérez</text:p>
          </table:table-cell>
          <table:table-cell/>
          <table:table-cell office:value-type="date" office:date-value="2007-12-18" calcext:value-type="date">
            <text:p>18/dic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. Magdalena González Ponce</text:p>
          </table:table-cell>
          <table:table-cell/>
          <table:table-cell office:value-type="date" office:date-value="2007-07-10" calcext:value-type="date">
            <text:p>10/jul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Balbina Ayala Cuevas</text:p>
          </table:table-cell>
          <table:table-cell/>
          <table:table-cell office:value-type="date" office:date-value="2007-07-03" calcext:value-type="date">
            <text:p>3/jul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iriam Denisse Cortés Juárez</text:p>
          </table:table-cell>
          <table:table-cell/>
          <table:table-cell office:value-type="date" office:date-value="2007-06-12" calcext:value-type="date">
            <text:p>12/jun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osaura San Román Ulloa</text:p>
          </table:table-cell>
          <table:table-cell/>
          <table:table-cell office:value-type="date" office:date-value="2007-09-26" calcext:value-type="date">
            <text:p>26/sep/20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lvador Gutiérrez Ramírez</text:p>
          </table:table-cell>
          <table:table-cell/>
          <table:table-cell office:value-type="date" office:date-value="2007-10-09" calcext:value-type="date">
            <text:p>9/oct/2007</text:p>
          </table:table-cell>
          <table:table-cell table:number-columns-repeated="1011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DOCUMENTOS</text:p>
          </table:table-cell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braham Biramontes Estrada</text:p>
          </table:table-cell>
          <table:table-cell/>
          <table:table-cell office:value-type="date" office:date-value="2008-02-02" calcext:value-type="date">
            <text:p>2/feb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 Laura Ceja Méndez</text:p>
          </table:table-cell>
          <table:table-cell/>
          <table:table-cell office:value-type="date" office:date-value="2008-09-27" calcext:value-type="date">
            <text:p>27/sep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erenice García Ramírez</text:p>
          </table:table-cell>
          <table:table-cell/>
          <table:table-cell office:value-type="date" office:date-value="2008-11-15" calcext:value-type="date">
            <text:p>15/nov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lanca Ivone Zamarrón Rodríguez</text:p>
          </table:table-cell>
          <table:table-cell/>
          <table:table-cell office:value-type="date" office:date-value="2008-10-24" calcext:value-type="date">
            <text:p>24/oct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renda Yasmín Ortiz Delgado</text:p>
          </table:table-cell>
          <table:table-cell/>
          <table:table-cell office:value-type="date" office:date-value="2008-12-01" calcext:value-type="date">
            <text:p>1/dic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armen Leticia Díaz Rendón</text:p>
          </table:table-cell>
          <table:table-cell/>
          <table:table-cell office:value-type="date" office:date-value="2008-05-29" calcext:value-type="date">
            <text:p>29/may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David Alejandro Villalobos Díaz</text:p>
          </table:table-cell>
          <table:table-cell/>
          <table:table-cell office:value-type="date" office:date-value="2008-01-07" calcext:value-type="date">
            <text:p>7/ene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ddy Arturo Marcos López</text:p>
          </table:table-cell>
          <table:table-cell/>
          <table:table-cell office:value-type="date" office:date-value="2008-03-08" calcext:value-type="date">
            <text:p>8/mar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David García González</text:p>
          </table:table-cell>
          <table:table-cell/>
          <table:table-cell office:value-type="date" office:date-value="2008-07-28" calcext:value-type="date">
            <text:p>28/jul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Leonardo Godínez Arenas</text:p>
          </table:table-cell>
          <table:table-cell/>
          <table:table-cell office:value-type="date" office:date-value="2008-03-03" calcext:value-type="date">
            <text:p>3/mar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Manuel Martínez Lara</text:p>
          </table:table-cell>
          <table:table-cell/>
          <table:table-cell office:value-type="date" office:date-value="2008-09-27" calcext:value-type="date">
            <text:p>27/sep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Rogelio Sánchez Godínez</text:p>
          </table:table-cell>
          <table:table-cell/>
          <table:table-cell office:value-type="date" office:date-value="2008-03-08" calcext:value-type="date">
            <text:p>8/mar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lio Israel Castro Lino</text:p>
          </table:table-cell>
          <table:table-cell/>
          <table:table-cell office:value-type="date" office:date-value="2008-02-07" calcext:value-type="date">
            <text:p>7/feb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. Dolores Pérez Gómez</text:p>
          </table:table-cell>
          <table:table-cell/>
          <table:table-cell office:value-type="date" office:date-value="2008-10-10" calcext:value-type="date">
            <text:p>10/oct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Fabiola Juache Soto</text:p>
          </table:table-cell>
          <table:table-cell/>
          <table:table-cell office:value-type="date" office:date-value="2008-08-21" calcext:value-type="date">
            <text:p>21/ago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io Roberto Sánchez Ríos</text:p>
          </table:table-cell>
          <table:table-cell/>
          <table:table-cell office:value-type="date" office:date-value="2008-11-19" calcext:value-type="date">
            <text:p>19/nov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tín Reyna Zúñiga</text:p>
          </table:table-cell>
          <table:table-cell/>
          <table:table-cell office:value-type="date" office:date-value="2008-03-15" calcext:value-type="date">
            <text:p>15/mar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Paola Janet Gómez Méndez</text:p>
          </table:table-cell>
          <table:table-cell/>
          <table:table-cell office:value-type="date" office:date-value="2008-09-03" calcext:value-type="date">
            <text:p>3/sep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Pedro Gerardo Bustamante Muñoz</text:p>
          </table:table-cell>
          <table:table-cell/>
          <table:table-cell office:value-type="date" office:date-value="2008-06-14" calcext:value-type="date">
            <text:p>14/jun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afael Omar LedezMa. Alvarado</text:p>
          </table:table-cell>
          <table:table-cell/>
          <table:table-cell office:value-type="date" office:date-value="2008-01-28" calcext:value-type="date">
            <text:p>28/ene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icardo Esparza Rodríguez</text:p>
          </table:table-cell>
          <table:table-cell/>
          <table:table-cell office:value-type="date" office:date-value="2008-03-04" calcext:value-type="date">
            <text:p>4/mar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oberto Claudio López Montañez</text:p>
          </table:table-cell>
          <table:table-cell/>
          <table:table-cell office:value-type="date" office:date-value="2008-03-04" calcext:value-type="date">
            <text:p>4/mar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ndra Berenice Soto Macías</text:p>
          </table:table-cell>
          <table:table-cell/>
          <table:table-cell office:value-type="date" office:date-value="2008-04-25" calcext:value-type="date">
            <text:p>25/abr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ndra Cristina Loera Sánchez</text:p>
          </table:table-cell>
          <table:table-cell/>
          <table:table-cell office:value-type="date" office:date-value="2008-03-03" calcext:value-type="date">
            <text:p>3/mar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Víctor Jesús Barbosa Ponce</text:p>
          </table:table-cell>
          <table:table-cell/>
          <table:table-cell office:value-type="date" office:date-value="2008-01-12" calcext:value-type="date">
            <text:p>12/ene/20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Víctor Manuel Villaseñor Tovar</text:p>
          </table:table-cell>
          <table:table-cell/>
          <table:table-cell office:value-type="date" office:date-value="2008-04-22" calcext:value-type="date">
            <text:p>22/abr/2008</text:p>
          </table:table-cell>
          <table:table-cell table:number-columns-repeated="1011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DOCUMENTOS</text:p>
          </table:table-cell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driana Gutiérrez Velasco Espinoza</text:p>
          </table:table-cell>
          <table:table-cell/>
          <table:table-cell office:value-type="date" office:date-value="2009-02-07" calcext:value-type="date">
            <text:p>7/feb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ma Teresa Carreón Estrada</text:p>
          </table:table-cell>
          <table:table-cell/>
          <table:table-cell office:value-type="date" office:date-value="2009-03-17" calcext:value-type="date">
            <text:p>17/mar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arlos Alberto Rodríguez Escalera</text:p>
          </table:table-cell>
          <table:table-cell/>
          <table:table-cell office:value-type="date" office:date-value="2009-04-04" calcext:value-type="date">
            <text:p>4/abr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hristian Omar Hernández Galván</text:p>
          </table:table-cell>
          <table:table-cell/>
          <table:table-cell office:value-type="date" office:date-value="2009-05-30" calcext:value-type="date">
            <text:p>30/may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laudia Janitzi Hernández Olvera</text:p>
          </table:table-cell>
          <table:table-cell/>
          <table:table-cell office:value-type="date" office:date-value="2009-09-04" calcext:value-type="date">
            <text:p>4/sep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laudia Leticia Valdés Montelongo</text:p>
          </table:table-cell>
          <table:table-cell/>
          <table:table-cell office:value-type="date" office:date-value="2009-02-07" calcext:value-type="date">
            <text:p>7/feb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ristina Cisneros Valle</text:p>
          </table:table-cell>
          <table:table-cell/>
          <table:table-cell office:value-type="date" office:date-value="2009-03-17" calcext:value-type="date">
            <text:p>17/mar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Demetrio Andrés Marcial Zepeda</text:p>
          </table:table-cell>
          <table:table-cell/>
          <table:table-cell office:value-type="date" office:date-value="2009-04-17" calcext:value-type="date">
            <text:p>17/abr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li Josafat Álvarez Romero</text:p>
          </table:table-cell>
          <table:table-cell/>
          <table:table-cell office:value-type="date" office:date-value="2009-01-29" calcext:value-type="date">
            <text:p>29/ene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milio Cerón Flores</text:p>
          </table:table-cell>
          <table:table-cell/>
          <table:table-cell office:value-type="date" office:date-value="2009-01-16" calcext:value-type="date">
            <text:p>16/ene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stefanía Berenice Carranza Duarte</text:p>
          </table:table-cell>
          <table:table-cell/>
          <table:table-cell office:value-type="date" office:date-value="2009-05-10" calcext:value-type="date">
            <text:p>10/may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Francisco Ismael Orrati Anguiano</text:p>
          </table:table-cell>
          <table:table-cell/>
          <table:table-cell office:value-type="date" office:date-value="2009-10-03" calcext:value-type="date">
            <text:p>3/oct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Héctor Hugo Ojeda Velázquez</text:p>
          </table:table-cell>
          <table:table-cell/>
          <table:table-cell office:value-type="date" office:date-value="2009-05-20" calcext:value-type="date">
            <text:p>20/may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aime de Jesús Nicasio Cardona</text:p>
          </table:table-cell>
          <table:table-cell/>
          <table:table-cell office:value-type="date" office:date-value="2009-02-12" calcext:value-type="date">
            <text:p>12/feb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nathan Salvador Henriquez Morales</text:p>
          </table:table-cell>
          <table:table-cell/>
          <table:table-cell office:value-type="date" office:date-value="2009-05-14" calcext:value-type="date">
            <text:p>14/may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rge Guillermo Navarro López Portillo</text:p>
          </table:table-cell>
          <table:table-cell/>
          <table:table-cell office:value-type="date" office:date-value="2009-02-10" calcext:value-type="date">
            <text:p>10/feb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Abraham Mendoza Torres</text:p>
          </table:table-cell>
          <table:table-cell/>
          <table:table-cell office:value-type="date" office:date-value="2009-10-06" calcext:value-type="date">
            <text:p>6/oct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Carlos Rodríguez Hernández</text:p>
          </table:table-cell>
          <table:table-cell/>
          <table:table-cell office:value-type="date" office:date-value="2009-08-02" calcext:value-type="date">
            <text:p>2/ago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Miguel Ángel Ornelas Hernández</text:p>
          </table:table-cell>
          <table:table-cell/>
          <table:table-cell office:value-type="date" office:date-value="2009-01-17" calcext:value-type="date">
            <text:p>17/ene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iliana Josefina Salazar Espinoza</text:p>
          </table:table-cell>
          <table:table-cell/>
          <table:table-cell office:value-type="date" office:date-value="2009-02-06" calcext:value-type="date">
            <text:p>6/feb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. Guadalupe Rodríguez Barrón</text:p>
          </table:table-cell>
          <table:table-cell/>
          <table:table-cell office:value-type="date" office:date-value="2009-01-31" calcext:value-type="date">
            <text:p>31/ene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Alejandra Flores Flores</text:p>
          </table:table-cell>
          <table:table-cell/>
          <table:table-cell office:value-type="date" office:date-value="2009-09-18" calcext:value-type="date">
            <text:p>18/sep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Alejandra Rodríguez Villegas</text:p>
          </table:table-cell>
          <table:table-cell/>
          <table:table-cell office:value-type="date" office:date-value="2009-02-09" calcext:value-type="date">
            <text:p>9/feb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Concepción Caudillo Ciénega</text:p>
          </table:table-cell>
          <table:table-cell/>
          <table:table-cell office:value-type="date" office:date-value="2009-05-31" calcext:value-type="date">
            <text:p>31/may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Guadalupe Duarte Mancilla</text:p>
          </table:table-cell>
          <table:table-cell/>
          <table:table-cell office:value-type="date" office:date-value="2009-09-04" calcext:value-type="date">
            <text:p>4/sep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Pedro Alejandro Silva Norato</text:p>
          </table:table-cell>
          <table:table-cell/>
          <table:table-cell office:value-type="date" office:date-value="2009-06-04" calcext:value-type="date">
            <text:p>4/jun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ey Fernando Arévalo Nicolás</text:p>
          </table:table-cell>
          <table:table-cell/>
          <table:table-cell office:value-type="date" office:date-value="2009-08-01" calcext:value-type="date">
            <text:p>1/ago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uth Velázquez Castillo</text:p>
          </table:table-cell>
          <table:table-cell/>
          <table:table-cell office:value-type="date" office:date-value="2009-04-02" calcext:value-type="date">
            <text:p>2/abr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ndra Estefania Valle García</text:p>
          </table:table-cell>
          <table:table-cell/>
          <table:table-cell office:value-type="date" office:date-value="2009-05-07" calcext:value-type="date">
            <text:p>7/may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Verónica Tamayo Martínez</text:p>
          </table:table-cell>
          <table:table-cell/>
          <table:table-cell office:value-type="date" office:date-value="2009-03-10" calcext:value-type="date">
            <text:p>10/mar/20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Víctor Ernesto Santoyo Flores</text:p>
          </table:table-cell>
          <table:table-cell/>
          <table:table-cell office:value-type="date" office:date-value="2009-05-12" calcext:value-type="date">
            <text:p>12/may/2009</text:p>
          </table:table-cell>
          <table:table-cell table:number-columns-repeated="1011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DOCUMENTOS</text:p>
          </table:table-cell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ma Belen Alfaro Martínez</text:p>
          </table:table-cell>
          <table:table-cell/>
          <table:table-cell office:value-type="date" office:date-value="2010-05-14" calcext:value-type="date">
            <text:p>14/may/2010</text:p>
          </table:table-cell>
          <table:table-cell/>
          <table:table-cell office:value-type="string" calcext:value-type="string">
            <text:p>SEP'12</text:p>
          </table:table-cell>
          <table:table-cell office:value-type="float" office:value="4771123526" calcext:value-type="float">
            <text:p>477112352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lía Verónica Romero Torres</text:p>
          </table:table-cell>
          <table:table-cell/>
          <table:table-cell office:value-type="date" office:date-value="2010-10-18" calcext:value-type="date">
            <text:p>18/oct/2010</text:p>
          </table:table-cell>
          <table:table-cell/>
          <table:table-cell table:style-name="ce41" office:value-type="string" calcext:value-type="string">
            <text:p>SEP'11</text:p>
          </table:table-cell>
          <table:table-cell office:value-type="string" calcext:value-type="string">
            <text:p>7724029 Y CEL 477578154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arlos Eduardo López Ramírez</text:p>
          </table:table-cell>
          <table:table-cell office:value-type="string" calcext:value-type="string">
            <text:p>AA</text:p>
          </table:table-cell>
          <table:table-cell office:value-type="date" office:date-value="2010-06-24" calcext:value-type="date">
            <text:p>24/jun/2010</text:p>
          </table:table-cell>
          <table:table-cell/>
          <table:table-cell table:style-name="ce41" office:value-type="string" calcext:value-type="string">
            <text:p>ENE'11</text:p>
          </table:table-cell>
          <table:table-cell office:value-type="string" calcext:value-type="string">
            <text:p>7070179 Y CEL 47713298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laudia Verónica Rodríguez</text:p>
          </table:table-cell>
          <table:table-cell/>
          <table:table-cell office:value-type="date" office:date-value="2010-03-26" calcext:value-type="date">
            <text:p>26/mar/20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ruz Jorge Ayala Magaña</text:p>
          </table:table-cell>
          <table:table-cell/>
          <table:table-cell office:value-type="date" office:date-value="2010-01-01" calcext:value-type="date">
            <text:p>1/ene/20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Diana Carolina Medel Romero</text:p>
          </table:table-cell>
          <table:table-cell/>
          <table:table-cell office:value-type="date" office:date-value="2010-08-12" calcext:value-type="date">
            <text:p>12/ago/20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nrique Javier González Urquieta</text:p>
          </table:table-cell>
          <table:table-cell/>
          <table:table-cell office:value-type="date" office:date-value="2010-07-23" calcext:value-type="date">
            <text:p>23/jul/2010</text:p>
          </table:table-cell>
          <table:table-cell/>
          <table:table-cell table:style-name="ce41" office:value-type="string" calcext:value-type="string">
            <text:p>MAY'11</text:p>
          </table:table-cell>
          <table:table-cell office:value-type="string" calcext:value-type="string">
            <text:p>1944901 Y CEL 4772592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aime Ulisses Cuevas Alvarado</text:p>
          </table:table-cell>
          <table:table-cell/>
          <table:table-cell office:value-type="date" office:date-value="2010-03-16" calcext:value-type="date">
            <text:p>16/mar/2010</text:p>
          </table:table-cell>
          <table:table-cell/>
          <table:table-cell office:value-type="string" calcext:value-type="string">
            <text:p>ENE'11</text:p>
          </table:table-cell>
          <table:table-cell office:value-type="string" calcext:value-type="string">
            <text:p>7137395 Y CEL 47744916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rge Quintana García</text:p>
          </table:table-cell>
          <table:table-cell/>
          <table:table-cell office:value-type="date" office:date-value="2010-07-14" calcext:value-type="date">
            <text:p>14/jul/2010</text:p>
          </table:table-cell>
          <table:table-cell/>
          <table:table-cell office:value-type="string" calcext:value-type="string">
            <text:p>ENE'11</text:p>
          </table:table-cell>
          <table:table-cell office:value-type="string" calcext:value-type="string">
            <text:p>CEL 47711827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ilián Teresa García Jasso</text:p>
          </table:table-cell>
          <table:table-cell/>
          <table:table-cell office:value-type="date" office:date-value="2010-01-17" calcext:value-type="date">
            <text:p>17/ene/20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cía Cruz Ramos</text:p>
          </table:table-cell>
          <table:table-cell/>
          <table:table-cell office:value-type="date" office:date-value="2010-10-23" calcext:value-type="date">
            <text:p>23/oct/20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is Daniel Cortés Vilchis</text:p>
          </table:table-cell>
          <table:table-cell/>
          <table:table-cell office:value-type="date" office:date-value="2010-03-12" calcext:value-type="date">
            <text:p>12/mar/20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is Fernando Medina López</text:p>
          </table:table-cell>
          <table:table-cell/>
          <table:table-cell office:value-type="date" office:date-value="2010-05-01" calcext:value-type="date">
            <text:p>1/may/2010</text:p>
          </table:table-cell>
          <table:table-cell/>
          <table:table-cell office:value-type="string" calcext:value-type="string">
            <text:p>SEP'12</text:p>
          </table:table-cell>
          <table:table-cell office:value-type="string" calcext:value-type="string">
            <text:p>7587483 Y CEL 477230107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. Guadalupe Ramírez Lara</text:p>
          </table:table-cell>
          <table:table-cell/>
          <table:table-cell office:value-type="date" office:date-value="2010-01-01" calcext:value-type="date">
            <text:p>1/ene/2010</text:p>
          </table:table-cell>
          <table:table-cell/>
          <table:table-cell office:value-type="string" calcext:value-type="string">
            <text:p>SEP'12</text:p>
          </table:table-cell>
          <table:table-cell office:value-type="string" calcext:value-type="string">
            <text:p>7808692 Y CEL 477247145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co Antonio Mendiola Beristain</text:p>
          </table:table-cell>
          <table:table-cell/>
          <table:table-cell office:value-type="date" office:date-value="2010-08-28" calcext:value-type="date">
            <text:p>28/ago/2010</text:p>
          </table:table-cell>
          <table:table-cell/>
          <table:table-cell office:value-type="string" calcext:value-type="string">
            <text:p>MAY'13</text:p>
          </table:table-cell>
          <table:table-cell office:value-type="string" calcext:value-type="string">
            <text:p>6380620 Y CEL 47714408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tín Torres Plascencia</text:p>
          </table:table-cell>
          <table:table-cell/>
          <table:table-cell office:value-type="date" office:date-value="2010-08-18" calcext:value-type="date">
            <text:p>18/ago/2010</text:p>
          </table:table-cell>
          <table:table-cell/>
          <table:table-cell office:value-type="string" calcext:value-type="string">
            <text:p>ENE'11</text:p>
          </table:table-cell>
          <table:table-cell office:value-type="string" calcext:value-type="string">
            <text:p>7588769 Y CEL 47732460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table:style-name="ce40" office:value-type="string" calcext:value-type="string">
            <text:p>Pedro de Alba Segura</text:p>
          </table:table-cell>
          <table:table-cell table:style-name="ce40"/>
          <table:table-cell office:value-type="date" office:date-value="2010-07-12" calcext:value-type="date">
            <text:p>12/jul/2010</text:p>
          </table:table-cell>
          <table:table-cell/>
          <table:table-cell office:value-type="string" calcext:value-type="string">
            <text:p>ENE'11</text:p>
          </table:table-cell>
          <table:table-cell office:value-type="string" calcext:value-type="string">
            <text:p>7122840 Y CEL 13915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osa María Villanueva Lara</text:p>
          </table:table-cell>
          <table:table-cell/>
          <table:table-cell office:value-type="date" office:date-value="2010-07-12" calcext:value-type="date">
            <text:p>12/jul/2010</text:p>
          </table:table-cell>
          <table:table-cell/>
          <table:table-cell office:value-type="string" calcext:value-type="string">
            <text:p>ENE'11</text:p>
          </table:table-cell>
          <table:table-cell office:value-type="string" calcext:value-type="string">
            <text:p>CEL 47711267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Zenayda Medina Moreno</text:p>
          </table:table-cell>
          <table:table-cell/>
          <table:table-cell office:value-type="date" office:date-value="2010-07-14" calcext:value-type="date">
            <text:p>14/jul/2010</text:p>
          </table:table-cell>
          <table:table-cell/>
          <table:table-cell office:value-type="string" calcext:value-type="string">
            <text:p>MAY'11</text:p>
          </table:table-cell>
          <table:table-cell office:value-type="string" calcext:value-type="string">
            <text:p>7782085 Y CEL 4775781524</text:p>
          </table:table-cell>
          <table:table-cell table:number-columns-repeated="1008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DOCUMENTOS</text:p>
          </table:table-cell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ejandra Hernández Macías</text:p>
          </table:table-cell>
          <table:table-cell/>
          <table:table-cell office:value-type="date" office:date-value="2011-07-29" calcext:value-type="date">
            <text:p>29/jul/2011</text:p>
          </table:table-cell>
          <table:table-cell table:number-columns-repeated="2"/>
          <table:table-cell office:value-type="string" calcext:value-type="string">
            <text:p>2985049 Y CEL 47716517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 Lorena Esparza García</text:p>
          </table:table-cell>
          <table:table-cell/>
          <table:table-cell office:value-type="date" office:date-value="2011-08-17" calcext:value-type="date">
            <text:p>17/ago/2011</text:p>
          </table:table-cell>
          <table:table-cell/>
          <table:table-cell table:style-name="ce41" office:value-type="string" calcext:value-type="string">
            <text:p>ENE'12</text:p>
          </table:table-cell>
          <table:table-cell office:value-type="string" calcext:value-type="string">
            <text:p>7752091 Y CEL 47710991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 María Porras Ávila</text:p>
          </table:table-cell>
          <table:table-cell/>
          <table:table-cell office:value-type="date" office:date-value="2011-08-05" calcext:value-type="date">
            <text:p>5/ago/2011</text:p>
          </table:table-cell>
          <table:table-cell/>
          <table:table-cell table:style-name="ce41" office:value-type="string" calcext:value-type="string">
            <text:p>MAY'12</text:p>
          </table:table-cell>
          <table:table-cell office:value-type="float" office:value="7126779" calcext:value-type="float">
            <text:p>71267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 Patricia Luna Talamares</text:p>
          </table:table-cell>
          <table:table-cell/>
          <table:table-cell office:value-type="date" office:date-value="2011-04-02" calcext:value-type="date">
            <text:p>2/abr/2011</text:p>
          </table:table-cell>
          <table:table-cell/>
          <table:table-cell office:value-type="string" calcext:value-type="string">
            <text:p>MAY'12</text:p>
          </table:table-cell>
          <table:table-cell office:value-type="string" calcext:value-type="string">
            <text:p>7612086 Y CEL 62712414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 Rocío Cardona Espinoza</text:p>
          </table:table-cell>
          <table:table-cell/>
          <table:table-cell office:value-type="date" office:date-value="2011-03-25" calcext:value-type="date">
            <text:p>25/mar/2011</text:p>
          </table:table-cell>
          <table:table-cell/>
          <table:table-cell office:value-type="string" calcext:value-type="string">
            <text:p>ENE'13</text:p>
          </table:table-cell>
          <table:table-cell office:value-type="string" calcext:value-type="string">
            <text:p>CEL 47711250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rmando Govea González</text:p>
          </table:table-cell>
          <table:table-cell/>
          <table:table-cell office:value-type="date" office:date-value="2011-09-11" calcext:value-type="date">
            <text:p>11/sep/2011</text:p>
          </table:table-cell>
          <table:table-cell/>
          <table:table-cell office:value-type="string" calcext:value-type="string">
            <text:p>SEP'12</text:p>
          </table:table-cell>
          <table:table-cell office:value-type="string" calcext:value-type="string">
            <text:p>3457552 Y CEL 47724764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dgar Navarro Oliva</text:p>
          </table:table-cell>
          <table:table-cell/>
          <table:table-cell office:value-type="date" office:date-value="2011-07-04" calcext:value-type="date">
            <text:p>4/jul/2011</text:p>
          </table:table-cell>
          <table:table-cell/>
          <table:table-cell table:style-name="ce41" office:value-type="string" calcext:value-type="string">
            <text:p>SEP'11</text:p>
          </table:table-cell>
          <table:table-cell office:value-type="string" calcext:value-type="string">
            <text:p>7742827 Y CEL 477151614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loisa Bradley Mentado</text:p>
          </table:table-cell>
          <table:table-cell/>
          <table:table-cell office:value-type="date" office:date-value="2011-11-18" calcext:value-type="date">
            <text:p>18/nov/2011</text:p>
          </table:table-cell>
          <table:table-cell table:style-name="ce43" office:value-type="string" calcext:value-type="string">
            <text:p>Constancia de estudio</text:p>
          </table:table-cell>
          <table:table-cell office:value-type="string" calcext:value-type="string">
            <text:p>MAY'13</text:p>
          </table:table-cell>
          <table:table-cell office:value-type="string" calcext:value-type="string">
            <text:p>3113482 Y CEL 47757769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lva de la Cruz Bonilla</text:p>
          </table:table-cell>
          <table:table-cell/>
          <table:table-cell office:value-type="date" office:date-value="2011-06-09" calcext:value-type="date">
            <text:p>9/jun/2011</text:p>
          </table:table-cell>
          <table:table-cell/>
          <table:table-cell table:style-name="ce41" office:value-type="string" calcext:value-type="string">
            <text:p>SEP'12</text:p>
          </table:table-cell>
          <table:table-cell office:value-type="string" calcext:value-type="string">
            <text:p>3297320 Y 25024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Héctor Alejandro Zúñiga Carretero</text:p>
          </table:table-cell>
          <table:table-cell/>
          <table:table-cell office:value-type="date" office:date-value="2011-04-04" calcext:value-type="date">
            <text:p>4/abr/2011</text:p>
          </table:table-cell>
          <table:table-cell/>
          <table:table-cell office:value-type="string" calcext:value-type="string">
            <text:p>SEP'12</text:p>
          </table:table-cell>
          <table:table-cell office:value-type="string" calcext:value-type="string">
            <text:p>1948219 Y CEL 47713122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Héctor Saúl Pedroza Gaytán</text:p>
          </table:table-cell>
          <table:table-cell/>
          <table:table-cell office:value-type="date" office:date-value="2011-08-02" calcext:value-type="date">
            <text:p>2/ago/2011</text:p>
          </table:table-cell>
          <table:table-cell table:number-columns-repeated="2"/>
          <table:table-cell office:value-type="string" calcext:value-type="string">
            <text:p>3305266 Y CEL 477287395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Israel de Jesús Ramírez Tovar</text:p>
          </table:table-cell>
          <table:table-cell/>
          <table:table-cell office:value-type="date" office:date-value="2011-05-30" calcext:value-type="date">
            <text:p>30/may/2011</text:p>
          </table:table-cell>
          <table:table-cell/>
          <table:table-cell office:value-type="string" calcext:value-type="string">
            <text:p>SEP'12</text:p>
          </table:table-cell>
          <table:table-cell office:value-type="string" calcext:value-type="string">
            <text:p>7715611 Y CEL 47732374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Carlos Nieto Vargas</text:p>
          </table:table-cell>
          <table:table-cell/>
          <table:table-cell office:value-type="date" office:date-value="2011-06-14" calcext:value-type="date">
            <text:p>14/jun/2011</text:p>
          </table:table-cell>
          <table:table-cell/>
          <table:table-cell office:value-type="string" calcext:value-type="string">
            <text:p>ENE'12</text:p>
          </table:table-cell>
          <table:table-cell office:value-type="string" calcext:value-type="string">
            <text:p>7410024 Y CEL 47312223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Germán Muñoz Estrada</text:p>
          </table:table-cell>
          <table:table-cell/>
          <table:table-cell office:value-type="date" office:date-value="2011-03-20" calcext:value-type="date">
            <text:p>20/mar/2011</text:p>
          </table:table-cell>
          <table:table-cell/>
          <table:table-cell office:value-type="string" calcext:value-type="string">
            <text:p>SEP'12</text:p>
          </table:table-cell>
          <table:table-cell office:value-type="string" calcext:value-type="string">
            <text:p>7184578 Y CEL 47726410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Luis Calvo Cansino</text:p>
          </table:table-cell>
          <table:table-cell/>
          <table:table-cell office:value-type="date" office:date-value="2011-05-26" calcext:value-type="date">
            <text:p>26/may/2011</text:p>
          </table:table-cell>
          <table:table-cell/>
          <table:table-cell office:value-type="string" calcext:value-type="string">
            <text:p>MAY'13</text:p>
          </table:table-cell>
          <table:table-cell office:value-type="string" calcext:value-type="string">
            <text:p>3310777722 Y CEL 47715405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Humberto Torres Rea</text:p>
          </table:table-cell>
          <table:table-cell/>
          <table:table-cell office:value-type="date" office:date-value="2011-10-28" calcext:value-type="date">
            <text:p>28/oct/2011</text:p>
          </table:table-cell>
          <table:table-cell/>
          <table:table-cell office:value-type="string" calcext:value-type="string">
            <text:p>SEP'12</text:p>
          </table:table-cell>
          <table:table-cell office:value-type="string" calcext:value-type="string">
            <text:p>3295868 Y CEL 477229396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Martín Romero Ayala</text:p>
          </table:table-cell>
          <table:table-cell/>
          <table:table-cell office:value-type="date" office:date-value="2011-05-20" calcext:value-type="date">
            <text:p>20/may/2011</text:p>
          </table:table-cell>
          <table:table-cell/>
          <table:table-cell office:value-type="string" calcext:value-type="string">
            <text:p>MAY'12</text:p>
          </table:table-cell>
          <table:table-cell office:value-type="string" calcext:value-type="string">
            <text:p>7450510 Y CEL 47733404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Karla <text:s/>Paola Rosas Corona</text:p>
          </table:table-cell>
          <table:table-cell/>
          <table:table-cell office:value-type="date" office:date-value="2011-08-19" calcext:value-type="date">
            <text:p>19/ago/2011</text:p>
          </table:table-cell>
          <table:table-cell table:number-columns-repeated="2"/>
          <table:table-cell office:value-type="string" calcext:value-type="string">
            <text:p>7073238 Y CEL 47757757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orena Vianney Parra Muñoz</text:p>
          </table:table-cell>
          <table:table-cell office:value-type="string" calcext:value-type="string">
            <text:p>AA </text:p>
          </table:table-cell>
          <table:table-cell office:value-type="date" office:date-value="2011-09-08" calcext:value-type="date">
            <text:p>8/sep/2011</text:p>
          </table:table-cell>
          <table:table-cell/>
          <table:table-cell office:value-type="string" calcext:value-type="string">
            <text:p>MAY'12</text:p>
          </table:table-cell>
          <table:table-cell office:value-type="string" calcext:value-type="string">
            <text:p>1006873 Y CEL 47716671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is Fernando Torres Salgado</text:p>
          </table:table-cell>
          <table:table-cell/>
          <table:table-cell office:value-type="date" office:date-value="2011-01-17" calcext:value-type="date">
            <text:p>17/ene/2011</text:p>
          </table:table-cell>
          <table:table-cell/>
          <table:table-cell office:value-type="string" calcext:value-type="string">
            <text:p>MAY'11</text:p>
          </table:table-cell>
          <table:table-cell office:value-type="float" office:value="7643503" calcext:value-type="float">
            <text:p>76435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isa Elizabeth Cuellar Manriquez</text:p>
          </table:table-cell>
          <table:table-cell/>
          <table:table-cell office:value-type="date" office:date-value="2011-07-14" calcext:value-type="date">
            <text:p>14/jul/2011</text:p>
          </table:table-cell>
          <table:table-cell/>
          <table:table-cell office:value-type="string" calcext:value-type="string">
            <text:p>MAY'12</text:p>
          </table:table-cell>
          <table:table-cell office:value-type="string" calcext:value-type="string">
            <text:p>7717123 Y CEL 47770350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z del Rocío Ibarra Barajas</text:p>
          </table:table-cell>
          <table:table-cell/>
          <table:table-cell office:value-type="date" office:date-value="2011-11-28" calcext:value-type="date">
            <text:p>28/nov/2011</text:p>
          </table:table-cell>
          <table:table-cell/>
          <table:table-cell office:value-type="string" calcext:value-type="string">
            <text:p>MAY'13</text:p>
          </table:table-cell>
          <table:table-cell office:value-type="string" calcext:value-type="string">
            <text:p>3124923 Y 32723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z María Melesio Arreguín</text:p>
          </table:table-cell>
          <table:table-cell/>
          <table:table-cell office:value-type="date" office:date-value="2011-05-18" calcext:value-type="date">
            <text:p>18/may/2011</text:p>
          </table:table-cell>
          <table:table-cell/>
          <table:table-cell office:value-type="string" calcext:value-type="string">
            <text:p>ENE'12</text:p>
          </table:table-cell>
          <table:table-cell office:value-type="string" calcext:value-type="string">
            <text:p>CEL 47726061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. Dolores Muñoz Gómez</text:p>
          </table:table-cell>
          <table:table-cell/>
          <table:table-cell office:value-type="date" office:date-value="2011-02-25" calcext:value-type="date">
            <text:p>25/feb/2011</text:p>
          </table:table-cell>
          <table:table-cell/>
          <table:table-cell office:value-type="string" calcext:value-type="string">
            <text:p>ENE'12</text:p>
          </table:table-cell>
          <table:table-cell office:value-type="string" calcext:value-type="string">
            <text:p>7745306 Y CEL 328125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. Magdalena Martínez García</text:p>
          </table:table-cell>
          <table:table-cell/>
          <table:table-cell office:value-type="date" office:date-value="2011-08-17" calcext:value-type="date">
            <text:p>17/ago/2011</text:p>
          </table:table-cell>
          <table:table-cell/>
          <table:table-cell office:value-type="string" calcext:value-type="string">
            <text:p>MAY'13</text:p>
          </table:table-cell>
          <table:table-cell office:value-type="string" calcext:value-type="string">
            <text:p>7177084 Y CEL 47728542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Yolanda de la Cruz Bonilla</text:p>
          </table:table-cell>
          <table:table-cell/>
          <table:table-cell office:value-type="date" office:date-value="2011-06-10" calcext:value-type="date">
            <text:p>10/jun/2011</text:p>
          </table:table-cell>
          <table:table-cell table:number-columns-repeated="2"/>
          <table:table-cell office:value-type="string" calcext:value-type="string">
            <text:p>7719803 Y CEL 477274116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tha Lizbeth Alcalá de la Torre</text:p>
          </table:table-cell>
          <table:table-cell/>
          <table:table-cell office:value-type="date" office:date-value="2011-12-20" calcext:value-type="date">
            <text:p>20/dic/2011</text:p>
          </table:table-cell>
          <table:table-cell/>
          <table:table-cell office:value-type="string" calcext:value-type="string">
            <text:p>MAY'12</text:p>
          </table:table-cell>
          <table:table-cell office:value-type="string" calcext:value-type="string">
            <text:p>7131491 Y 12200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iguel Ángel Becerra Cifuentes</text:p>
          </table:table-cell>
          <table:table-cell/>
          <table:table-cell office:value-type="date" office:date-value="2011-08-18" calcext:value-type="date">
            <text:p>18/ago/2011</text:p>
          </table:table-cell>
          <table:table-cell/>
          <table:table-cell office:value-type="string" calcext:value-type="string">
            <text:p>ENE'13</text:p>
          </table:table-cell>
          <table:table-cell office:value-type="string" calcext:value-type="string">
            <text:p>7171212 Y 32400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iguel Ángel López Soto</text:p>
          </table:table-cell>
          <table:table-cell/>
          <table:table-cell office:value-type="date" office:date-value="2011-01-17" calcext:value-type="date">
            <text:p>17/ene/2011</text:p>
          </table:table-cell>
          <table:table-cell/>
          <table:table-cell office:value-type="string" calcext:value-type="string">
            <text:p>ENE'13</text:p>
          </table:table-cell>
          <table:table-cell office:value-type="string" calcext:value-type="string">
            <text:p>CEL 47732023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ónica Alejandra Navarro Bravo</text:p>
          </table:table-cell>
          <table:table-cell/>
          <table:table-cell office:value-type="date" office:date-value="2011-09-29" calcext:value-type="date">
            <text:p>29/sep/2011</text:p>
          </table:table-cell>
          <table:table-cell/>
          <table:table-cell office:value-type="string" calcext:value-type="string">
            <text:p>ENE'13</text:p>
          </table:table-cell>
          <table:table-cell office:value-type="string" calcext:value-type="string">
            <text:p>7713353 Y CEL 477702238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Oscar Alejandro Rodríguez Galván</text:p>
          </table:table-cell>
          <table:table-cell/>
          <table:table-cell office:value-type="date" office:date-value="2011-01-14" calcext:value-type="date">
            <text:p>14/ene/2011</text:p>
          </table:table-cell>
          <table:table-cell/>
          <table:table-cell table:style-name="ce41" office:value-type="string" calcext:value-type="string">
            <text:p>SEP'12</text:p>
          </table:table-cell>
          <table:table-cell office:value-type="string" calcext:value-type="string">
            <text:p>7768728 Y CEL 47720700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Otilia Rivera Hernández</text:p>
          </table:table-cell>
          <table:table-cell/>
          <table:table-cell office:value-type="date" office:date-value="2011-01-21" calcext:value-type="date">
            <text:p>21/ene/2011</text:p>
          </table:table-cell>
          <table:table-cell/>
          <table:table-cell office:value-type="string" calcext:value-type="string">
            <text:p>MAY'11</text:p>
          </table:table-cell>
          <table:table-cell office:value-type="float" office:value="7071480" calcext:value-type="float">
            <text:p>70714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Paul Israel Torres Elias</text:p>
          </table:table-cell>
          <table:table-cell office:value-type="string" calcext:value-type="string">
            <text:p>AA</text:p>
          </table:table-cell>
          <table:table-cell office:value-type="date" office:date-value="2011-10-21" calcext:value-type="date">
            <text:p>21/oct/2011</text:p>
          </table:table-cell>
          <table:table-cell/>
          <table:table-cell office:value-type="string" calcext:value-type="string">
            <text:p>MAY'12</text:p>
          </table:table-cell>
          <table:table-cell office:value-type="string" calcext:value-type="string">
            <text:p>7737903 Y CEL 47712404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Paulina Miguel Huerta Murguía</text:p>
          </table:table-cell>
          <table:table-cell/>
          <table:table-cell office:value-type="date" office:date-value="2011-09-23" calcext:value-type="date">
            <text:p>23/sep/20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ndra Becerra Arce</text:p>
          </table:table-cell>
          <table:table-cell office:value-type="string" calcext:value-type="string">
            <text:p>AA Y CS</text:p>
          </table:table-cell>
          <table:table-cell office:value-type="date" office:date-value="2011-05-20" calcext:value-type="date">
            <text:p>20/may/2011</text:p>
          </table:table-cell>
          <table:table-cell/>
          <table:table-cell office:value-type="string" calcext:value-type="string">
            <text:p>MAY'12</text:p>
          </table:table-cell>
          <table:table-cell office:value-type="string" calcext:value-type="string">
            <text:p>7134515 Y CEL 1539749</text:p>
          </table:table-cell>
          <table:table-cell table:number-columns-repeated="1008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DOCUMENTOS</text:p>
          </table:table-cell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arlos Martín López Gómez</text:p>
          </table:table-cell>
          <table:table-cell/>
          <table:table-cell office:value-type="date" office:date-value="2012-12-17" calcext:value-type="date">
            <text:p>17/dic/2012</text:p>
          </table:table-cell>
          <table:table-cell office:value-type="float" office:value="424" calcext:value-type="float">
            <text:p>424</text:p>
          </table:table-cell>
          <table:table-cell table:style-name="ce41"/>
          <table:table-cell office:value-type="string" calcext:value-type="string">
            <text:p>477- 2390543 jul'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ésar Aziel Hernández Santoyo</text:p>
          </table:table-cell>
          <table:table-cell/>
          <table:table-cell office:value-type="date" office:date-value="2012-03-14" calcext:value-type="date">
            <text:p>14/mar/2012</text:p>
          </table:table-cell>
          <table:table-cell office:value-type="float" office:value="312" calcext:value-type="float">
            <text:p>312</text:p>
          </table:table-cell>
          <table:table-cell table:style-name="ce41" office:value-type="string" calcext:value-type="string">
            <text:p>SEP'12</text:p>
          </table:table-cell>
          <table:table-cell office:value-type="string" calcext:value-type="string">
            <text:p>7123404 Y CEL 477714564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laudia Isela Gutiérrez Vázquez</text:p>
          </table:table-cell>
          <table:table-cell/>
          <table:table-cell office:value-type="date" office:date-value="2012-08-24" calcext:value-type="date">
            <text:p>24/ago/20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EL 4777658687</text:p>
          </table:table-cell>
          <table:table-cell table:number-columns-repeated="1008"/>
        </table:table-row>
        <table:table-row table:style-name="ro2">
          <table:table-cell table:style-name="ce37" office:value-type="float" office:value="2012" calcext:value-type="float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dgar Edwin Martínez Peña</text:p>
          </table:table-cell>
          <table:table-cell office:value-type="string" calcext:value-type="string">
            <text:p>AA Y CP</text:p>
          </table:table-cell>
          <table:table-cell table:style-name="ce42" office:value-type="date" office:date-value="2012-04-21" calcext:value-type="date">
            <text:p>21/04/12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CEL 477347005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rick Youssef Venegas Saladaña</text:p>
          </table:table-cell>
          <table:table-cell/>
          <table:table-cell office:value-type="date" office:date-value="2012-02-19" calcext:value-type="date">
            <text:p>19/feb/2012</text:p>
          </table:table-cell>
          <table:table-cell office:value-type="float" office:value="469" calcext:value-type="float">
            <text:p>469</text:p>
          </table:table-cell>
          <table:table-cell table:style-name="ce41" office:value-type="string" calcext:value-type="string">
            <text:p>SEP'13 PA</text:p>
          </table:table-cell>
          <table:table-cell office:value-type="string" calcext:value-type="string">
            <text:p>3305588 Y CEL 47718661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rika Guadalupe Muñoz Melendez</text:p>
          </table:table-cell>
          <table:table-cell/>
          <table:table-cell office:value-type="date" office:date-value="2012-04-27" calcext:value-type="date">
            <text:p>27/abr/201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AY'12</text:p>
          </table:table-cell>
          <table:table-cell office:value-type="string" calcext:value-type="string">
            <text:p>CEL 47722826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Fabiola Ivette Rosas Hernández</text:p>
          </table:table-cell>
          <table:table-cell office:value-type="string" calcext:value-type="string">
            <text:p>AA, CP Y CPS</text:p>
          </table:table-cell>
          <table:table-cell office:value-type="date" office:date-value="2012-09-10" calcext:value-type="date">
            <text:p>10/sep/201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EB'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Indira Mercedes Fraga Bejarano</text:p>
          </table:table-cell>
          <table:table-cell/>
          <table:table-cell office:value-type="date" office:date-value="2012-10-01" calcext:value-type="date">
            <text:p>1/oct/2012</text:p>
          </table:table-cell>
          <table:table-cell office:value-type="string" calcext:value-type="string">
            <text:p>S/N</text:p>
          </table:table-cell>
          <table:table-cell table:style-name="ce41" office:value-type="string" calcext:value-type="string">
            <text:p>SEP'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Ivett Karina Reynoso Murillo</text:p>
          </table:table-cell>
          <table:table-cell/>
          <table:table-cell office:value-type="date" office:date-value="2012-04-20" calcext:value-type="date">
            <text:p>20/abr/20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EL 477125017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essica Denisse Cruz Velasco</text:p>
          </table:table-cell>
          <table:table-cell/>
          <table:table-cell office:value-type="date" office:date-value="2012-12-21" calcext:value-type="date">
            <text:p>21/dic/2012</text:p>
          </table:table-cell>
          <table:table-cell office:value-type="float" office:value="425" calcext:value-type="float">
            <text:p>4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el Ceron Flores </text:p>
          </table:table-cell>
          <table:table-cell/>
          <table:table-cell office:value-type="date" office:date-value="2012-08-05" calcext:value-type="date">
            <text:p>5/ago/2012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ana Paola Romero Lemus</text:p>
          </table:table-cell>
          <table:table-cell/>
          <table:table-cell office:value-type="date" office:date-value="2012-08-08" calcext:value-type="date">
            <text:p>8/ago/20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EL 47712097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Gonzalo Marín Espinoza</text:p>
          </table:table-cell>
          <table:table-cell/>
          <table:table-cell office:value-type="date" office:date-value="2012-04-16" calcext:value-type="date">
            <text:p>16/abr/201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NE'12</text:p>
          </table:table-cell>
          <table:table-cell office:value-type="string" calcext:value-type="string">
            <text:p>CEL 47719395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Guadalupe Martínez Nila</text:p>
          </table:table-cell>
          <table:table-cell/>
          <table:table-cell office:value-type="date" office:date-value="2012-08-17" calcext:value-type="date">
            <text:p>17/ago/20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455767 Y CEL 47757673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é Mauricio López Romero</text:p>
          </table:table-cell>
          <table:table-cell/>
          <table:table-cell office:value-type="date" office:date-value="2012-08-21" calcext:value-type="date">
            <text:p>21/ago/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'12</text:p>
          </table:table-cell>
          <table:table-cell office:value-type="string" calcext:value-type="string">
            <text:p>7626939 Y CEL 47724972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Enrique Ramírez Zavala</text:p>
          </table:table-cell>
          <table:table-cell/>
          <table:table-cell office:value-type="date" office:date-value="2012-09-12" calcext:value-type="date">
            <text:p>12/sep/201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NE'13</text:p>
          </table:table-cell>
          <table:table-cell office:value-type="string" calcext:value-type="string">
            <text:p>CEL 47720366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iliana Jiménez Padilla</text:p>
          </table:table-cell>
          <table:table-cell/>
          <table:table-cell office:value-type="date" office:date-value="2012-08-23" calcext:value-type="date">
            <text:p>23/ago/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NE'13</text:p>
          </table:table-cell>
          <table:table-cell office:value-type="string" calcext:value-type="string">
            <text:p>3561097 Y CEL 477129515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is Everardo Pérez Ornelas</text:p>
          </table:table-cell>
          <table:table-cell office:value-type="string" calcext:value-type="string">
            <text:p>AA Y CS</text:p>
          </table:table-cell>
          <table:table-cell office:value-type="date" office:date-value="2012-03-31" calcext:value-type="date">
            <text:p>31/mar/2012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CEL 47712626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z Elena Villarreal García</text:p>
          </table:table-cell>
          <table:table-cell/>
          <table:table-cell office:value-type="date" office:date-value="2012-01-06" calcext:value-type="date">
            <text:p>6/ene/201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AY'12</text:p>
          </table:table-cell>
          <table:table-cell office:value-type="float" office:value="7410349" calcext:value-type="float">
            <text:p>741034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garita Noemi Cedillo Jasso</text:p>
          </table:table-cell>
          <table:table-cell/>
          <table:table-cell office:value-type="date" office:date-value="2012-12-17" calcext:value-type="date">
            <text:p>17/dic/201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EP'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iana Edith Moreno Quiroga</text:p>
          </table:table-cell>
          <table:table-cell/>
          <table:table-cell office:value-type="date" office:date-value="2012-02-17" calcext:value-type="date">
            <text:p>17/feb/201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7185376 Y CEL 47725920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io Alberto Villanueva Villavicencio</text:p>
          </table:table-cell>
          <table:table-cell/>
          <table:table-cell office:value-type="date" office:date-value="2012-08-22" calcext:value-type="date">
            <text:p>22/ago/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V'13 SECU</text:p>
          </table:table-cell>
          <table:table-cell office:value-type="string" calcext:value-type="string">
            <text:p>2512327 Y CEL 477577736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io Cerón Flores</text:p>
          </table:table-cell>
          <table:table-cell/>
          <table:table-cell office:value-type="date" office:date-value="2012-05-17" calcext:value-type="date">
            <text:p>17/may/2012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3637396 Y CEL 477124929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ónica Karina Bustamante Noriega</text:p>
          </table:table-cell>
          <table:table-cell/>
          <table:table-cell office:value-type="date" office:date-value="2012-10-26" calcext:value-type="date">
            <text:p>26/oct/20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E'13</text:p>
          </table:table-cell>
          <table:table-cell office:value-type="string" calcext:value-type="string">
            <text:p>7710707 Y CEL 477179036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olando Pérez Nuñez</text:p>
          </table:table-cell>
          <table:table-cell/>
          <table:table-cell office:value-type="date" office:date-value="2012-03-20" calcext:value-type="date">
            <text:p>20/mar/201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EP'12 SECU</text:p>
          </table:table-cell>
          <table:table-cell office:value-type="string" calcext:value-type="string">
            <text:p>CEL 477350285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yra Sánchez Jiménez</text:p>
          </table:table-cell>
          <table:table-cell/>
          <table:table-cell office:value-type="date" office:date-value="2012-10-31" calcext:value-type="date">
            <text:p>31/oct/20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OV'13 SECU</text:p>
          </table:table-cell>
          <table:table-cell office:value-type="string" calcext:value-type="string">
            <text:p>CEL 477729077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ergio Emanuel Andrade Guevara</text:p>
          </table:table-cell>
          <table:table-cell/>
          <table:table-cell office:value-type="date" office:date-value="2012-09-28" calcext:value-type="date">
            <text:p>28/sep/201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AY'13</text:p>
          </table:table-cell>
          <table:table-cell office:value-type="string" calcext:value-type="string">
            <text:p>7134254 Y CEL 4777052213</text:p>
          </table:table-cell>
          <table:table-cell table:number-columns-repeated="1008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/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number-columns-repeated="1008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driana Alatorre Servín</text:p>
          </table:table-cell>
          <table:table-cell/>
          <table:table-cell table:style-name="ce42" office:value-type="date" office:date-value="2013-09-04" calcext:value-type="date">
            <text:p>04/09/13</text:p>
          </table:table-cell>
          <table:table-cell office:value-type="float" office:value="604" calcext:value-type="float">
            <text:p>604</text:p>
          </table:table-cell>
          <table:table-cell table:style-name="ce42" office:value-type="string" calcext:value-type="string">
            <text:p>JUL'14 SECU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berto Jorge Miranda Quintero</text:p>
          </table:table-cell>
          <table:table-cell/>
          <table:table-cell office:value-type="date" office:date-value="2013-08-02" calcext:value-type="date">
            <text:p>2/ago/201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ejandro Ríos González</text:p>
          </table:table-cell>
          <table:table-cell/>
          <table:table-cell office:value-type="date" office:date-value="2013-07-16" calcext:value-type="date">
            <text:p>16/jul/20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ma Gloria Pérez Córdova</text:p>
          </table:table-cell>
          <table:table-cell office:value-type="string" calcext:value-type="string">
            <text:p>AA Y CS</text:p>
          </table:table-cell>
          <table:table-cell office:value-type="date" office:date-value="2013-04-30" calcext:value-type="date">
            <text:p>30/abr/20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SEP'13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 María Gissell Velázquez Pérez</text:p>
          </table:table-cell>
          <table:table-cell/>
          <table:table-cell office:value-type="date" office:date-value="2013-09-26" calcext:value-type="date">
            <text:p>26/sep/201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a Paola Segoviano Martínez</text:p>
          </table:table-cell>
          <table:table-cell/>
          <table:table-cell table:style-name="ce42" office:value-type="string" calcext:value-type="string">
            <text:p>04/nov/2015</text:p>
          </table:table-cell>
          <table:table-cell office:value-type="float" office:value="636" calcext:value-type="float">
            <text:p>636</text:p>
          </table:table-cell>
          <table:table-cell table:style-name="ce42" office:value-type="string" calcext:value-type="string">
            <text:p>SEP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drés Rodríguez Hernández</text:p>
          </table:table-cell>
          <table:table-cell office:value-type="string" calcext:value-type="string">
            <text:p>AA Y CS</text:p>
          </table:table-cell>
          <table:table-cell office:value-type="date" office:date-value="2013-05-04" calcext:value-type="date">
            <text:p>4/may/20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raceli Villanueva Rangel</text:p>
          </table:table-cell>
          <table:table-cell/>
          <table:table-cell office:value-type="date" office:date-value="2013-11-19" calcext:value-type="date">
            <text:p>19/nov/20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zucena López Gutiérrez</text:p>
          </table:table-cell>
          <table:table-cell/>
          <table:table-cell office:value-type="date" office:date-value="2013-01-25" calcext:value-type="date">
            <text:p>25/ene/20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OV'13 SECU</text:p>
          </table:table-cell>
          <table:table-cell office:value-type="string" calcext:value-type="string">
            <text:p>CEL 4777540496</text:p>
          </table:table-cell>
          <table:table-cell table:number-columns-repeated="1008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eatriz Guadalupe Muñoz Muñoz</text:p>
          </table:table-cell>
          <table:table-cell/>
          <table:table-cell office:value-type="date" office:date-value="2013-04-27" calcext:value-type="date">
            <text:p>27/abr/201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erenice Elizabeth Orozco Escalante</text:p>
          </table:table-cell>
          <table:table-cell office:value-type="string" calcext:value-type="string">
            <text:p>AA, CS Y CURP</text:p>
          </table:table-cell>
          <table:table-cell office:value-type="date" office:date-value="2013-06-10" calcext:value-type="date">
            <text:p>10/jun/201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SEP'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lanca Cecilia Piña Guzmán</text:p>
          </table:table-cell>
          <table:table-cell/>
          <table:table-cell office:value-type="date" office:date-value="2013-01-12" calcext:value-type="date">
            <text:p>12/ene/201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AY'13</text:p>
          </table:table-cell>
          <table:table-cell office:value-type="string" calcext:value-type="string">
            <text:p>7117985 Y CEL 4772462547</text:p>
          </table:table-cell>
          <table:table-cell table:number-columns-repeated="1008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ristian Alejandro Gutiérrez Méndez</text:p>
          </table:table-cell>
          <table:table-cell/>
          <table:table-cell office:value-type="date" office:date-value="2013-07-26" calcext:value-type="date">
            <text:p>26/jul/201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ruz Elena Sánchez Ramírez</text:p>
          </table:table-cell>
          <table:table-cell/>
          <table:table-cell office:value-type="date" office:date-value="2013-07-31" calcext:value-type="date">
            <text:p>31/jul/201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Diego Armando Córdova Garza</text:p>
          </table:table-cell>
          <table:table-cell/>
          <table:table-cell office:value-type="date" office:date-value="2013-01-08" calcext:value-type="date">
            <text:p>8/ene/2013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SEP'14 SECU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duardo Ismael Ramirez Ramirez</text:p>
          </table:table-cell>
          <table:table-cell/>
          <table:table-cell office:value-type="string" calcext:value-type="string">
            <text:p>29/ago/2013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MAY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Grecia Nazareth López Pérez</text:p>
          </table:table-cell>
          <table:table-cell/>
          <table:table-cell office:value-type="string" calcext:value-type="string">
            <text:p>14/dic/2013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Guillermo Cacho Martínez</text:p>
          </table:table-cell>
          <table:table-cell/>
          <table:table-cell office:value-type="date" office:date-value="2013-06-15" calcext:value-type="date">
            <text:p>15/jun/201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Hector Armando Bravo Hernandez</text:p>
          </table:table-cell>
          <table:table-cell/>
          <table:table-cell office:value-type="string" calcext:value-type="string">
            <text:p>06/sep/201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AY´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Hilda Janet Aspillaga Aguilar</text:p>
          </table:table-cell>
          <table:table-cell/>
          <table:table-cell office:value-type="date" office:date-value="2013-08-26" calcext:value-type="date">
            <text:p>26/ago/201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p </text:p>
          </table:table-cell>
          <table:table-cell office:value-type="string" calcext:value-type="string">
            <text:p>Jeniffer Nataly Ramirez Holguin</text:p>
          </table:table-cell>
          <table:table-cell/>
          <table:table-cell office:value-type="string" calcext:value-type="string">
            <text:p>9/ago/201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SEP´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e de Jesus Ayala Piña </text:p>
          </table:table-cell>
          <table:table-cell/>
          <table:table-cell office:value-type="string" calcext:value-type="string">
            <text:p>22/mar/201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MAY´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e Jaime Tovar Nieves</text:p>
          </table:table-cell>
          <table:table-cell office:value-type="string" calcext:value-type="string">
            <text:p>AA Y CS</text:p>
          </table:table-cell>
          <table:table-cell office:value-type="string" calcext:value-type="string">
            <text:p>15/feb/201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MAY´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e <text:s/>Rogelio Gonzalez Andrad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/ MAY/201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AY'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Antonio Aranda Jacinto</text:p>
          </table:table-cell>
          <table:table-cell/>
          <table:table-cell office:value-type="date" office:date-value="2013-03-04" calcext:value-type="date">
            <text:p>4/mar/201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EP'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Carlos Ontiveros Méndez</text:p>
          </table:table-cell>
          <table:table-cell/>
          <table:table-cell office:value-type="date" office:date-value="2013-01-12" calcext:value-type="date">
            <text:p>12/ene/201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AY'13</text:p>
          </table:table-cell>
          <table:table-cell office:value-type="string" calcext:value-type="string">
            <text:p>CEL 477252 535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Carlos Sarabia Chávez</text:p>
          </table:table-cell>
          <table:table-cell/>
          <table:table-cell office:value-type="string" calcext:value-type="string">
            <text:p>30/dic/2013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Pablo Salas Lara</text:p>
          </table:table-cell>
          <table:table-cell/>
          <table:table-cell office:value-type="date" office:date-value="2013-09-09" calcext:value-type="date">
            <text:p>9/sep/201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Karenina Lopez Gonzalez</text:p>
          </table:table-cell>
          <table:table-cell/>
          <table:table-cell office:value-type="string" calcext:value-type="string">
            <text:p>11/nov/201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MAY´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is Rogelio Olea Becerra</text:p>
          </table:table-cell>
          <table:table-cell/>
          <table:table-cell office:value-type="string" calcext:value-type="string">
            <text:p>17/sep/201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Adriana Ramírez Andrade</text:p>
          </table:table-cell>
          <table:table-cell/>
          <table:table-cell office:value-type="date" office:date-value="2013-03-05" calcext:value-type="date">
            <text:p>5/mar/201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MAR'15 SECU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Areli Flores Soto</text:p>
          </table:table-cell>
          <table:table-cell/>
          <table:table-cell office:value-type="date" office:date-value="2013-01-25" calcext:value-type="date">
            <text:p>25/ene/201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AY'13</text:p>
          </table:table-cell>
          <table:table-cell office:value-type="string" calcext:value-type="string">
            <text:p>3116665 Y CEL 477121717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iana Vázquez Vargas</text:p>
          </table:table-cell>
          <table:table-cell/>
          <table:table-cell office:value-type="date" office:date-value="2013-06-13" calcext:value-type="date">
            <text:p>13/jun/201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EP'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uricio Hernandez Ruvalcaba</text:p>
          </table:table-cell>
          <table:table-cell/>
          <table:table-cell office:value-type="string" calcext:value-type="string">
            <text:p>21/feb//201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AY´20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iguel Alberto Pérez Maya</text:p>
          </table:table-cell>
          <table:table-cell/>
          <table:table-cell office:value-type="date" office:date-value="2013-01-21" calcext:value-type="date">
            <text:p>21/ene/201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Y'13</text:p>
          </table:table-cell>
          <table:table-cell office:value-type="string" calcext:value-type="string">
            <text:p>3110247 Y CEL 47730349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iguel Ángel Velázquez Vilches</text:p>
          </table:table-cell>
          <table:table-cell/>
          <table:table-cell office:value-type="date" office:date-value="2013-01-07" calcext:value-type="date">
            <text:p>7/ene/201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AY'13</text:p>
          </table:table-cell>
          <table:table-cell office:value-type="string" calcext:value-type="string">
            <text:p>3117893 Y CEL 47711863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afael Villegas Ibarra</text:p>
          </table:table-cell>
          <table:table-cell/>
          <table:table-cell office:value-type="date" office:date-value="2013-09-10" calcext:value-type="date">
            <text:p>10/sep/20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MAY'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osaura Monserrat Hernandez Ramirez</text:p>
          </table:table-cell>
          <table:table-cell/>
          <table:table-cell office:value-type="string" calcext:value-type="string">
            <text:p>31/jul/2013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MAY´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ndra Viridiana Villegas Robledo</text:p>
          </table:table-cell>
          <table:table-cell/>
          <table:table-cell office:value-type="date" office:date-value="2013-09-05" calcext:value-type="date">
            <text:p>5/sep/201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usana Vera Martínez</text:p>
          </table:table-cell>
          <table:table-cell/>
          <table:table-cell office:value-type="date" office:date-value="2013-10-02" calcext:value-type="date">
            <text:p>2/oct/201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ENE'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Violeta Marcela Torres Alcalá</text:p>
          </table:table-cell>
          <table:table-cell/>
          <table:table-cell office:value-type="date" office:date-value="2013-02-02" calcext:value-type="date">
            <text:p>2/feb/201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Y'13</text:p>
          </table:table-cell>
          <table:table-cell office:value-type="string" calcext:value-type="string">
            <text:p>CEL 47713105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Yadira Elizabeth Duran Hernandez</text:p>
          </table:table-cell>
          <table:table-cell/>
          <table:table-cell office:value-type="string" calcext:value-type="string">
            <text:p>31/ago/201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AY´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Yolanda Atilano Valdivia</text:p>
          </table:table-cell>
          <table:table-cell/>
          <table:table-cell office:value-type="string" calcext:value-type="string">
            <text:p>10/oct/201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MAY´14</text:p>
          </table:table-cell>
          <table:table-cell table:number-columns-repeated="1009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/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number-columns-repeated="1008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do Guzmán Ramírez</text:p>
          </table:table-cell>
          <table:table-cell/>
          <table:table-cell office:value-type="date" office:date-value="2014-02-10" calcext:value-type="date">
            <text:p>10/feb/201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ejandro Alfonso Reyhna Anguiano</text:p>
          </table:table-cell>
          <table:table-cell/>
          <table:table-cell office:value-type="date" office:date-value="2014-03-18" calcext:value-type="date">
            <text:p>18/mar/2014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ejandro Pasillas Cárdenas</text:p>
          </table:table-cell>
          <table:table-cell/>
          <table:table-cell office:value-type="date" office:date-value="2014-08-06" calcext:value-type="date">
            <text:p>6/ago/201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mada Lucia Rico Hernández </text:p>
          </table:table-cell>
          <table:table-cell/>
          <table:table-cell office:value-type="date" office:date-value="2014-01-07" calcext:value-type="date">
            <text:p>7/ene/201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EP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drés Ordoñez Paquot</text:p>
          </table:table-cell>
          <table:table-cell/>
          <table:table-cell office:value-type="date" office:date-value="2014-09-10" calcext:value-type="date">
            <text:p>10/sep/201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ngelo Salvador Dominguez Yañez</text:p>
          </table:table-cell>
          <table:table-cell/>
          <table:table-cell office:value-type="date" office:date-value="2014-02-21" calcext:value-type="date">
            <text:p>21/feb/201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eatriz Virginia Castillo Contreras</text:p>
          </table:table-cell>
          <table:table-cell/>
          <table:table-cell office:value-type="date" office:date-value="2014-05-05" calcext:value-type="date">
            <text:p>5/may/201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EP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Brenda del Rocio Álvarez Sánchez</text:p>
          </table:table-cell>
          <table:table-cell/>
          <table:table-cell office:value-type="string" calcext:value-type="string">
            <text:p>17/oct/14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Cristina Montserrat Figueroa Ortiz</text:p>
          </table:table-cell>
          <table:table-cell/>
          <table:table-cell office:value-type="date" office:date-value="2014-08-18" calcext:value-type="date">
            <text:p>18/ago/2014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Diana Michely Ontiveros Solorio</text:p>
          </table:table-cell>
          <table:table-cell/>
          <table:table-cell office:value-type="date" office:date-value="2014-02-12" calcext:value-type="date">
            <text:p>12/feb/2014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dgar Emmanuel Flores Gutierrez</text:p>
          </table:table-cell>
          <table:table-cell/>
          <table:table-cell office:value-type="date" office:date-value="2014-07-18" calcext:value-type="date">
            <text:p>18/jul/2014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Elvia Eugenia Martínez Macías</text:p>
          </table:table-cell>
          <table:table-cell/>
          <table:table-cell office:value-type="date" office:date-value="2014-03-30" calcext:value-type="date">
            <text:p>30/mar/2014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/>
          <table:table-cell office:value-type="string" calcext:value-type="string">
            <text:p>Fatima del Pilar Orendain Mercado</text:p>
          </table:table-cell>
          <table:table-cell/>
          <table:table-cell office:value-type="date" office:date-value="2014-08-20" calcext:value-type="date">
            <text:p>20/ago/2014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Felipe Alejandro Ojeda Córdova</text:p>
          </table:table-cell>
          <table:table-cell/>
          <table:table-cell office:value-type="date" office:date-value="2014-03-25" calcext:value-type="date">
            <text:p>25/mar/2014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/>
          <table:table-cell office:value-type="string" calcext:value-type="string">
            <text:p>Fernando Antonio Miranda Suarez</text:p>
          </table:table-cell>
          <table:table-cell/>
          <table:table-cell office:value-type="date" office:date-value="2014-08-26" calcext:value-type="date">
            <text:p>26/ago/2014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Francisco Javier Guzmán Rangel</text:p>
          </table:table-cell>
          <table:table-cell/>
          <table:table-cell office:value-type="date" office:date-value="2014-08-18" calcext:value-type="date">
            <text:p>18/ago/2014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MAR'15 SECU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Francisco Javier Hernández Fuentes</text:p>
          </table:table-cell>
          <table:table-cell/>
          <table:table-cell office:value-type="date" office:date-value="2014-03-20" calcext:value-type="date">
            <text:p>20/mar/20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Gabriela Geraldina Osornio Alejandri</text:p>
          </table:table-cell>
          <table:table-cell/>
          <table:table-cell office:value-type="date" office:date-value="2014-01-18" calcext:value-type="date">
            <text:p>18/ene/2014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Gilberto Juan Antonio Salazar Romero</text:p>
          </table:table-cell>
          <table:table-cell/>
          <table:table-cell office:value-type="date" office:date-value="2014-08-25" calcext:value-type="date">
            <text:p>25/ago/2014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Hans Isac Ramos López</text:p>
          </table:table-cell>
          <table:table-cell/>
          <table:table-cell office:value-type="date" office:date-value="2014-05-12" calcext:value-type="date">
            <text:p>12/may/20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SEP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Isaac David Garcia Viera</text:p>
          </table:table-cell>
          <table:table-cell/>
          <table:table-cell office:value-type="date" office:date-value="2014-10-20" calcext:value-type="date">
            <text:p>20/oct/201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Isaías Fraga Bejarano</text:p>
          </table:table-cell>
          <table:table-cell/>
          <table:table-cell office:value-type="date" office:date-value="2014-09-20" calcext:value-type="date">
            <text:p>20/sep/201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Irene Adriana Campos Mendoza</text:p>
          </table:table-cell>
          <table:table-cell/>
          <table:table-cell office:value-type="date" office:date-value="2014-03-29" calcext:value-type="date">
            <text:p>29/mar/2014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Israel Aguilar <text:s/>Santillán</text:p>
          </table:table-cell>
          <table:table-cell/>
          <table:table-cell office:value-type="date" office:date-value="2014-03-28" calcext:value-type="date">
            <text:p>28/mar/201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EP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Ivan Alonso Ordaz López</text:p>
          </table:table-cell>
          <table:table-cell/>
          <table:table-cell office:value-type="date" office:date-value="2014-05-10" calcext:value-type="date">
            <text:p>10/may/2014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SEP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alil Ricardo Bello Reynoso</text:p>
          </table:table-cell>
          <table:table-cell/>
          <table:table-cell office:value-type="date" office:date-value="2014-05-07" calcext:value-type="date">
            <text:p>7/may/201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azmin González Dicante</text:p>
          </table:table-cell>
          <table:table-cell/>
          <table:table-cell office:value-type="date" office:date-value="2014-02-20" calcext:value-type="date">
            <text:p>20/feb/2014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esús Franco Gómez</text:p>
          </table:table-cell>
          <table:table-cell/>
          <table:table-cell office:value-type="date" office:date-value="2014-03-25" calcext:value-type="date">
            <text:p>25/mar/2014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aquín Aurelio Preciado Mares</text:p>
          </table:table-cell>
          <table:table-cell office:value-type="string" calcext:value-type="string">
            <text:p>AA Y CP</text:p>
          </table:table-cell>
          <table:table-cell office:value-type="date" office:date-value="2014-04-10" calcext:value-type="date">
            <text:p>10/abr/2014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NOV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nathan Garcia Arredondo</text:p>
          </table:table-cell>
          <table:table-cell/>
          <table:table-cell office:value-type="date" office:date-value="2014-01-04" calcext:value-type="date">
            <text:p>4/ene/2014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MAY´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e Elias Vargas Torres</text:p>
          </table:table-cell>
          <table:table-cell/>
          <table:table-cell office:value-type="string" calcext:value-type="string">
            <text:p>16/agos/14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osué Alejandro Segura Hernández</text:p>
          </table:table-cell>
          <table:table-cell/>
          <table:table-cell office:value-type="date" office:date-value="2014-10-08" calcext:value-type="date">
            <text:p>8/oct/2014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Carlos Contreras Rodriguez</text:p>
          </table:table-cell>
          <table:table-cell/>
          <table:table-cell office:value-type="string" calcext:value-type="string">
            <text:p>26/agos/14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Juan José Cuellar Fonseca</text:p>
          </table:table-cell>
          <table:table-cell/>
          <table:table-cell office:value-type="date" office:date-value="2014-03-27" calcext:value-type="date">
            <text:p>27/mar/2014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aura Karina González Ruvalcaba</text:p>
          </table:table-cell>
          <table:table-cell/>
          <table:table-cell office:value-type="date" office:date-value="2014-09-09" calcext:value-type="date">
            <text:p>9/sep/2014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aura Patricia González Serrano</text:p>
          </table:table-cell>
          <table:table-cell/>
          <table:table-cell office:value-type="date" office:date-value="2014-01-27" calcext:value-type="date">
            <text:p>27/ene/201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EP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ourdes Macarena González Luna</text:p>
          </table:table-cell>
          <table:table-cell/>
          <table:table-cell office:value-type="date" office:date-value="2014-02-14" calcext:value-type="date">
            <text:p>14/feb/2014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cina Sánchez Chávez</text:p>
          </table:table-cell>
          <table:table-cell/>
          <table:table-cell office:value-type="date" office:date-value="2014-06-12" calcext:value-type="date">
            <text:p>12/jun/201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ENE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Luis Enrique Espinoza Martínez</text:p>
          </table:table-cell>
          <table:table-cell/>
          <table:table-cell office:value-type="string" calcext:value-type="string">
            <text:p>21/mar/14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co Antonio Lopez Nava</text:p>
          </table:table-cell>
          <table:table-cell/>
          <table:table-cell office:value-type="string" calcext:value-type="string">
            <text:p>12/nov/14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cos Javier Soto Morales</text:p>
          </table:table-cell>
          <table:table-cell/>
          <table:table-cell office:value-type="date" office:date-value="2014-11-28" calcext:value-type="date">
            <text:p>28/nov/201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del Carmen Grimaldo Delgado</text:p>
          </table:table-cell>
          <table:table-cell/>
          <table:table-cell office:value-type="date" office:date-value="2014-01-28" calcext:value-type="date">
            <text:p>28/ene/201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NE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ía Verónica Moreno Martínez</text:p>
          </table:table-cell>
          <table:table-cell/>
          <table:table-cell office:value-type="date" office:date-value="2014-08-25" calcext:value-type="date">
            <text:p>25/ago/2014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arisela Vilagómez González</text:p>
          </table:table-cell>
          <table:table-cell/>
          <table:table-cell office:value-type="date" office:date-value="2014-02-28" calcext:value-type="date">
            <text:p>28/feb/201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iguel Angel Romero</text:p>
          </table:table-cell>
          <table:table-cell/>
          <table:table-cell office:value-type="date" office:date-value="2014-05-06" calcext:value-type="date">
            <text:p>6/may/201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iguel Vargas Rocha</text:p>
          </table:table-cell>
          <table:table-cell/>
          <table:table-cell office:value-type="date" office:date-value="2014-08-18" calcext:value-type="date">
            <text:p>18/ago/2014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Mónica Lizette Hernández Martínez</text:p>
          </table:table-cell>
          <table:table-cell/>
          <table:table-cell office:value-type="date" office:date-value="2014-07-31" calcext:value-type="date">
            <text:p>31/jul/2014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Nelly Gabriela Monjaraz Carrillo</text:p>
          </table:table-cell>
          <table:table-cell/>
          <table:table-cell office:value-type="date" office:date-value="2014-01-08" calcext:value-type="date">
            <text:p>8/ene/201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Nicolás Markakis Rodríguez</text:p>
          </table:table-cell>
          <table:table-cell/>
          <table:table-cell office:value-type="date" office:date-value="2014-03-03" calcext:value-type="date">
            <text:p>3/mar/201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Omar Samuel Tapia López</text:p>
          </table:table-cell>
          <table:table-cell/>
          <table:table-cell office:value-type="date" office:date-value="2014-05-10" calcext:value-type="date">
            <text:p>10/may/2014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ENE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Oscar Alejandro López López</text:p>
          </table:table-cell>
          <table:table-cell/>
          <table:table-cell office:value-type="date" office:date-value="2014-05-06" calcext:value-type="date">
            <text:p>6/may/2014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Oscar Omar Flores Martínez</text:p>
          </table:table-cell>
          <table:table-cell/>
          <table:table-cell office:value-type="date" office:date-value="2014-03-22" calcext:value-type="date">
            <text:p>22/mar/201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Paola Mireya del Carmen Castañeda Escoto</text:p>
          </table:table-cell>
          <table:table-cell/>
          <table:table-cell office:value-type="string" calcext:value-type="string">
            <text:p>7/jul/1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Paola Romero Ramírez</text:p>
          </table:table-cell>
          <table:table-cell/>
          <table:table-cell office:value-type="date" office:date-value="2014-07-14" calcext:value-type="date">
            <text:p>14/jul/201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ENE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oberto Carlos Cedillo Jasso</text:p>
          </table:table-cell>
          <table:table-cell/>
          <table:table-cell office:value-type="date" office:date-value="2014-03-27" calcext:value-type="date">
            <text:p>27/mar/2014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oberto David Méndez Pérez</text:p>
          </table:table-cell>
          <table:table-cell/>
          <table:table-cell office:value-type="date" office:date-value="2014-07-02" calcext:value-type="date">
            <text:p>2/jul/2014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SEP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Ruth Idali Rodriguez Quezada</text:p>
          </table:table-cell>
          <table:table-cell/>
          <table:table-cell office:value-type="date" office:date-value="2014-07-04" calcext:value-type="date">
            <text:p>4/jul/2014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ndra Araceli Calvillo Moreno</text:p>
          </table:table-cell>
          <table:table-cell/>
          <table:table-cell office:value-type="date" office:date-value="2014-08-26" calcext:value-type="date">
            <text:p>26/ago/2014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araí de Jesus Casillas Manríquez</text:p>
          </table:table-cell>
          <table:table-cell/>
          <table:table-cell office:value-type="date" office:date-value="2014-03-19" calcext:value-type="date">
            <text:p>19/mar/2014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JUL”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ergio Flores Pérez</text:p>
          </table:table-cell>
          <table:table-cell/>
          <table:table-cell office:value-type="date" office:date-value="2014-03-27" calcext:value-type="date">
            <text:p>27/mar/201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Sonia Karina Campos Mendoza</text:p>
          </table:table-cell>
          <table:table-cell/>
          <table:table-cell office:value-type="date" office:date-value="2014-04-04" calcext:value-type="date">
            <text:p>4/abr/201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Teresita de Jesús Ortiz Quintana</text:p>
          </table:table-cell>
          <table:table-cell/>
          <table:table-cell office:value-type="date" office:date-value="2014-04-10" calcext:value-type="date">
            <text:p>10/abr/20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EP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Ulises Fernando Aviles Enriquez</text:p>
          </table:table-cell>
          <table:table-cell/>
          <table:table-cell office:value-type="date" office:date-value="2014-03-29" calcext:value-type="date">
            <text:p>29/mar/201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Víctor Manuel Beltrán Camacho</text:p>
          </table:table-cell>
          <table:table-cell/>
          <table:table-cell office:value-type="date" office:date-value="2014-03-12" calcext:value-type="date">
            <text:p>12/mar/201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IC'14</text:p>
          </table:table-cell>
          <table:table-cell table:number-columns-repeated="1009"/>
        </table:table-row>
        <table:table-row table:style-name="ro2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Yazmín Cordova Castro</text:p>
          </table:table-cell>
          <table:table-cell/>
          <table:table-cell office:value-type="date" office:date-value="2014-01-27" calcext:value-type="date">
            <text:p>27/ene/2014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MAY'14</text:p>
          </table:table-cell>
          <table:table-cell table:number-columns-repeated="1009"/>
        </table:table-row>
        <table:table-row table:style-name="ro3">
          <table:table-cell table:style-name="ce35" office:value-type="string" calcext:value-type="string">
            <text:p>ARCHIVO</text:p>
          </table:table-cell>
          <table:table-cell table:style-name="ce35" office:value-type="string" calcext:value-type="string">
            <text:p>DETALLE</text:p>
          </table:table-cell>
          <table:table-cell table:style-name="ce38" office:value-type="string" calcext:value-type="string">
            <text:p>NOMBRE</text:p>
          </table:table-cell>
          <table:table-cell table:style-name="ce38"/>
          <table:table-cell table:style-name="ce35" office:value-type="string" calcext:value-type="string">
            <text:p>INSCRIPCIÓN</text:p>
          </table:table-cell>
          <table:table-cell table:style-name="ce35" office:value-type="string" calcext:value-type="string">
            <text:p>FOLIO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TELEFONO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5</text:p>
          </table:table-cell>
          <table:table-cell office:value-type="string" calcext:value-type="string">
            <text:p>Graduado</text:p>
          </table:table-cell>
          <table:table-cell office:value-type="string" calcext:value-type="string">
            <text:p>Alejandra Berenice Chavez Gutierrez</text:p>
          </table:table-cell>
          <table:table-cell/>
          <table:table-cell office:value-type="string" calcext:value-type="string">
            <text:p>19/ene/15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MAR'15</text:p>
          </table:table-cell>
          <table:table-cell table:number-columns-repeated="1009"/>
        </table:table-row>
      </table:table>
      <table:table table:name="Sólo tarjetón" table:style-name="ta1">
        <table:table-column table:style-name="co15" table:default-cell-style-name="ce36"/>
        <table:table-column table:style-name="co16" table:default-cell-style-name="ce37"/>
        <table:table-column table:style-name="co17" table:default-cell-style-name="ce39"/>
        <table:table-column table:style-name="co18" table:default-cell-style-name="ce41"/>
        <table:table-column table:style-name="co19" table:default-cell-style-name="ce37"/>
        <table:table-row table:style-name="ro2">
          <table:table-cell table:style-name="ce37" office:value-type="string" calcext:value-type="string">
            <text:p>ARCHIVO</text:p>
          </table:table-cell>
          <table:table-cell office:value-type="string" calcext:value-type="string">
            <text:p>CARPERTA</text:p>
          </table:table-cell>
          <table:table-cell office:value-type="string" calcext:value-type="string">
            <text:p>NOMBRE</text:p>
          </table:table-cell>
          <table:table-cell table:style-name="ce37" office:value-type="string" calcext:value-type="string">
            <text:p>INSCRIPCIÓN</text:p>
          </table:table-cell>
          <table:table-cell office:value-type="string" calcext:value-type="string">
            <text:p>FOLIO</text:p>
          </table:table-cell>
        </table:table-row>
        <table:table-row table:style-name="ro2">
          <table:table-cell office:value-type="string" calcext:value-type="string">
            <text:p>2007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laudia Tyeth Barrientos Villalpando</text:p>
          </table:table-cell>
          <table:table-cell office:value-type="date" office:date-value="2007-04-20" calcext:value-type="date">
            <text:p>20/abr/2007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08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ía Luisa Zamora Durán</text:p>
          </table:table-cell>
          <table:table-cell office:value-type="date" office:date-value="2008-04-28" calcext:value-type="date">
            <text:p>28/abr/2008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arlos Alberto Huacuz Guizar</text:p>
          </table:table-cell>
          <table:table-cell office:value-type="date" office:date-value="2009-10-01" calcext:value-type="date">
            <text:p>1/oct/2009</text:p>
          </table:table-cell>
          <table:table-cell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laudia Patricia Pacheco Barraza</text:p>
          </table:table-cell>
          <table:table-cell office:value-type="date" office:date-value="2009-09-26" calcext:value-type="date">
            <text:p>26/sep/2009</text:p>
          </table:table-cell>
          <table:table-cell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nathan Eduardo Ortíz Rodríguez</text:p>
          </table:table-cell>
          <table:table-cell office:value-type="date" office:date-value="2009-05-14" calcext:value-type="date">
            <text:p>14/may/2009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. Guadalupe Alvarado Chávez</text:p>
          </table:table-cell>
          <table:table-cell office:value-type="date" office:date-value="2009-10-27" calcext:value-type="date">
            <text:p>27/oct/2009</text:p>
          </table:table-cell>
          <table:table-cell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celo Castorena Herrera</text:p>
          </table:table-cell>
          <table:table-cell office:value-type="date" office:date-value="2009-02-19" calcext:value-type="date">
            <text:p>19/feb/2009</text:p>
          </table:table-cell>
          <table:table-cell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iguel Ángel Neri Ramírez</text:p>
          </table:table-cell>
          <table:table-cell office:value-type="date" office:date-value="2009-09-03" calcext:value-type="date">
            <text:p>3/sep/2009</text:p>
          </table:table-cell>
          <table:table-cell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iriam Manriquez Rocha</text:p>
          </table:table-cell>
          <table:table-cell office:value-type="date" office:date-value="2009-05-02" calcext:value-type="date">
            <text:p>2/may/2009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Oscar Varela López</text:p>
          </table:table-cell>
          <table:table-cell office:value-type="date" office:date-value="2009-09-18" calcext:value-type="date">
            <text:p>18/sep/2009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amón Alejandro González Banda</text:p>
          </table:table-cell>
          <table:table-cell office:value-type="date" office:date-value="2009-05-03" calcext:value-type="date">
            <text:p>3/may/2009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odrigo González López</text:p>
          </table:table-cell>
          <table:table-cell office:value-type="date" office:date-value="2009-09-01" calcext:value-type="date">
            <text:p>1/sep/2009</text:p>
          </table:table-cell>
          <table:table-cell/>
        </table:table-row>
        <table:table-row table:style-name="ro2">
          <table:table-cell office:value-type="string" calcext:value-type="string">
            <text:p>2009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Sandra Margarita Gracía Rodríguez</text:p>
          </table:table-cell>
          <table:table-cell office:value-type="date" office:date-value="2009-12-20" calcext:value-type="date">
            <text:p>20/dic/2009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drián Alejandro Flores Andrade</text:p>
          </table:table-cell>
          <table:table-cell office:value-type="date" office:date-value="2010-07-25" calcext:value-type="date">
            <text:p>25/jul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ma Yolanda Infante Guerrero</text:p>
          </table:table-cell>
          <table:table-cell office:value-type="date" office:date-value="2010-03-09" calcext:value-type="date">
            <text:p>9/mar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osopi Ortega</text:p>
          </table:table-cell>
          <table:table-cell office:value-type="date" office:date-value="2010-10-08" calcext:value-type="date">
            <text:p>8/oct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Ándres Rodríguez Hernández</text:p>
          </table:table-cell>
          <table:table-cell office:value-type="date" office:date-value="2010-08-20" calcext:value-type="date">
            <text:p>20/ago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Braulio Dolores Rodríguez García</text:p>
          </table:table-cell>
          <table:table-cell office:value-type="date" office:date-value="2010-02-05" calcext:value-type="date">
            <text:p>5/feb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Brenda E García Ramírez</text:p>
          </table:table-cell>
          <table:table-cell office:value-type="date" office:date-value="2010-05-25" calcext:value-type="date">
            <text:p>25/may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arlos Alfonso López Ruíz</text:p>
          </table:table-cell>
          <table:table-cell office:value-type="date" office:date-value="2010-05-01" calcext:value-type="date">
            <text:p>1/may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rhistian Valle Rodríguez</text:p>
          </table:table-cell>
          <table:table-cell office:value-type="date" office:date-value="2010-11-03" calcext:value-type="date">
            <text:p>3/nov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mmanuel Vera Moreno</text:p>
          </table:table-cell>
          <table:table-cell office:value-type="date" office:date-value="2010-07-19" calcext:value-type="date">
            <text:p>19/jul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alil Ricardo Bello Reynoso</text:p>
          </table:table-cell>
          <table:table-cell office:value-type="date" office:date-value="2010-06-03" calcext:value-type="date">
            <text:p>3/jun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ean Paul R Hernández E</text:p>
          </table:table-cell>
          <table:table-cell office:value-type="date" office:date-value="2010-08-30" calcext:value-type="date">
            <text:p>30/ago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Luis Ramírez Andrade</text:p>
          </table:table-cell>
          <table:table-cell office:value-type="date" office:date-value="2010-01-27" calcext:value-type="date">
            <text:p>27/ene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Octavio López Espinoza</text:p>
          </table:table-cell>
          <table:table-cell office:value-type="date" office:date-value="2010-06-05" calcext:value-type="date">
            <text:p>5/jun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Roberto Valverde V</text:p>
          </table:table-cell>
          <table:table-cell office:value-type="date" office:date-value="2010-11-29" calcext:value-type="date">
            <text:p>29/nov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ué Israel González Vázquez</text:p>
          </table:table-cell>
          <table:table-cell office:value-type="date" office:date-value="2010-02-17" calcext:value-type="date">
            <text:p>17/feb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uan Carlos Lozano Rodríguez</text:p>
          </table:table-cell>
          <table:table-cell office:value-type="date" office:date-value="2010-07-19" calcext:value-type="date">
            <text:p>19/jul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uan Manuel González Hernández</text:p>
          </table:table-cell>
          <table:table-cell office:value-type="date" office:date-value="2010-09-20" calcext:value-type="date">
            <text:p>20/sep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ulio César Neri Juárez</text:p>
          </table:table-cell>
          <table:table-cell office:value-type="date" office:date-value="2010-08-12" calcext:value-type="date">
            <text:p>12/ago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aura Fabiola Cruz Ramos</text:p>
          </table:table-cell>
          <table:table-cell office:value-type="date" office:date-value="2010-08-23" calcext:value-type="date">
            <text:p>23/ago/2010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aura Vázquez Díaz</text:p>
          </table:table-cell>
          <table:table-cell office:value-type="date" office:date-value="2010-05-31" calcext:value-type="date">
            <text:p>31/may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ourdes Ramírez Álvarez</text:p>
          </table:table-cell>
          <table:table-cell office:value-type="date" office:date-value="2010-10-05" calcext:value-type="date">
            <text:p>5/oct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uz María Alvarado Chávez</text:p>
          </table:table-cell>
          <table:table-cell office:value-type="date" office:date-value="2010-10-04" calcext:value-type="date">
            <text:p>4/oct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 Antonia Zamudio Mendoza</text:p>
          </table:table-cell>
          <table:table-cell office:value-type="date" office:date-value="2010-11-12" calcext:value-type="date">
            <text:p>12/nov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. del Refugio Sierra Rodríguez</text:p>
          </table:table-cell>
          <table:table-cell office:value-type="date" office:date-value="2010-01-30" calcext:value-type="date">
            <text:p>30/ene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. Teresa Pérez Peña</text:p>
          </table:table-cell>
          <table:table-cell office:value-type="date" office:date-value="2010-08-30" calcext:value-type="date">
            <text:p>30/ago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nuel Alejandro Ávila Reynoso</text:p>
          </table:table-cell>
          <table:table-cell office:value-type="date" office:date-value="2010-09-20" calcext:value-type="date">
            <text:p>20/sep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ía Esperanza Medina Cázares</text:p>
          </table:table-cell>
          <table:table-cell office:value-type="date" office:date-value="2010-01-30" calcext:value-type="date">
            <text:p>30/ene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ía Fernanda Ruvalcaba Escobedo</text:p>
          </table:table-cell>
          <table:table-cell office:value-type="date" office:date-value="2010-01-28" calcext:value-type="date">
            <text:p>28/ene/2010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io Alberto Calderón M</text:p>
          </table:table-cell>
          <table:table-cell office:value-type="date" office:date-value="2010-11-03" calcext:value-type="date">
            <text:p>3/nov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tha Nelly López Jasso</text:p>
          </table:table-cell>
          <table:table-cell office:value-type="date" office:date-value="2010-06-15" calcext:value-type="date">
            <text:p>15/jun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yra Guadalupe Vázquez Segura</text:p>
          </table:table-cell>
          <table:table-cell office:value-type="date" office:date-value="2010-11-29" calcext:value-type="date">
            <text:p>29/nov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oisés Juan Gerardo Pérez C</text:p>
          </table:table-cell>
          <table:table-cell office:value-type="date" office:date-value="2010-09-06" calcext:value-type="date">
            <text:p>6/sep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Nancy Melesio Salinas</text:p>
          </table:table-cell>
          <table:table-cell office:value-type="date" office:date-value="2010-03-01" calcext:value-type="date">
            <text:p>1/mar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Pablo César Ramírez de la Cruz</text:p>
          </table:table-cell>
          <table:table-cell office:value-type="date" office:date-value="2010-08-14" calcext:value-type="date">
            <text:p>14/ago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icardo Sotelo Jiménez</text:p>
          </table:table-cell>
          <table:table-cell office:value-type="date" office:date-value="2010-01-09" calcext:value-type="date">
            <text:p>9/ene/2010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odolfo González Hernández</text:p>
          </table:table-cell>
          <table:table-cell office:value-type="date" office:date-value="2010-10-01" calcext:value-type="date">
            <text:p>1/oct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Sandra Paulina Pérez Sotelo</text:p>
          </table:table-cell>
          <table:table-cell office:value-type="date" office:date-value="2010-09-20" calcext:value-type="date">
            <text:p>20/sep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Sergio Córdova Rodríguez</text:p>
          </table:table-cell>
          <table:table-cell office:value-type="date" office:date-value="2010-12-11" calcext:value-type="date">
            <text:p>11/dic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Teresita de Jesús Oviedo Lugo</text:p>
          </table:table-cell>
          <table:table-cell office:value-type="date" office:date-value="2010-07-19" calcext:value-type="date">
            <text:p>19/jul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Víctor Antonio Frausto Granados</text:p>
          </table:table-cell>
          <table:table-cell office:value-type="date" office:date-value="2010-09-07" calcext:value-type="date">
            <text:p>7/sep/2010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Yadira Antonia Aceves Cortés</text:p>
          </table:table-cell>
          <table:table-cell office:value-type="date" office:date-value="2010-08-18" calcext:value-type="date">
            <text:p>18/ago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Yasef Hussein Alejandro Ángeles E</text:p>
          </table:table-cell>
          <table:table-cell office:value-type="date" office:date-value="2010-08-26" calcext:value-type="date">
            <text:p>26/ago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. de la Luz Oliva Soto</text:p>
          </table:table-cell>
          <table:table-cell office:value-type="date" office:date-value="2010-11-29" calcext:value-type="date">
            <text:p>29/nov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mmanuel de Jesús Rivera Oliva</text:p>
          </table:table-cell>
          <table:table-cell office:value-type="date" office:date-value="2010-11-29" calcext:value-type="date">
            <text:p>29/nov/2010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eonardo Daniel Hidalgo Cortés</text:p>
          </table:table-cell>
          <table:table-cell office:value-type="date" office:date-value="2010-08-17" calcext:value-type="date">
            <text:p>17/ago/2010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uis Angel García Díaz</text:p>
          </table:table-cell>
          <table:table-cell office:value-type="date" office:date-value="2010-08-25" calcext:value-type="date">
            <text:p>25/ago/2010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Pedro Adalberto Pacheco Zacarías</text:p>
          </table:table-cell>
          <table:table-cell office:value-type="date" office:date-value="2010-02-05" calcext:value-type="date">
            <text:p>5/feb/2010</text:p>
          </table:table-cell>
          <table:table-cell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uis Alberto Aguado Castillo</text:p>
          </table:table-cell>
          <table:table-cell office:value-type="date" office:date-value="2010-01-03" calcext:value-type="date">
            <text:p>3/ene/2010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braham Gabriel Fuentes Tafoya</text:p>
          </table:table-cell>
          <table:table-cell office:value-type="date" office:date-value="2011-03-14" calcext:value-type="date">
            <text:p>14/ma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am Misael Contreras Martínez</text:p>
          </table:table-cell>
          <table:table-cell office:value-type="date" office:date-value="2011-02-15" calcext:value-type="date">
            <text:p>15/feb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icia Romero Arellano</text:p>
          </table:table-cell>
          <table:table-cell office:value-type="date" office:date-value="2011-01-12" calcext:value-type="date">
            <text:p>12/ene/2011</text:p>
          </table:table-cell>
          <table:table-cell office:value-type="string" calcext:value-type="string">
            <text:p>Pedagogí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rontxa López Palomino</text:p>
          </table:table-cell>
          <table:table-cell office:value-type="date" office:date-value="2011-03-28" calcext:value-type="date">
            <text:p>28/mar/2011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zucena Cardona López</text:p>
          </table:table-cell>
          <table:table-cell office:value-type="date" office:date-value="2011-10-14" calcext:value-type="date">
            <text:p>14/oct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Bina Abisai Serrano Hernández</text:p>
          </table:table-cell>
          <table:table-cell office:value-type="date" office:date-value="2011-02-03" calcext:value-type="date">
            <text:p>3/feb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Brenda Carolina Ruíz Zaragoza</text:p>
          </table:table-cell>
          <table:table-cell office:value-type="date" office:date-value="2011-11-22" calcext:value-type="date">
            <text:p>22/nov/2011</text:p>
          </table:table-cell>
          <table:table-cell office:value-type="string" calcext:value-type="string">
            <text:p>Preescolar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Brenda Elizabeth Gamez Ramírez</text:p>
          </table:table-cell>
          <table:table-cell office:value-type="date" office:date-value="2011-03-02" calcext:value-type="date">
            <text:p>2/mar/2011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laudia L Flores Santillan</text:p>
          </table:table-cell>
          <table:table-cell office:value-type="date" office:date-value="2011-03-05" calcext:value-type="date">
            <text:p>5/ma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laudia Patricia Sánchez Rubio</text:p>
          </table:table-cell>
          <table:table-cell office:value-type="date" office:date-value="2011-07-07" calcext:value-type="date">
            <text:p>7/jul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Dexibez Orlando Lázaro Gregorio</text:p>
          </table:table-cell>
          <table:table-cell office:value-type="date" office:date-value="2011-10-15" calcext:value-type="date">
            <text:p>15/oct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lizabeth Velázquez Valle</text:p>
          </table:table-cell>
          <table:table-cell office:value-type="date" office:date-value="2011-05-16" calcext:value-type="date">
            <text:p>16/may/2011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smeralda Sánchez D</text:p>
          </table:table-cell>
          <table:table-cell office:value-type="date" office:date-value="2011-02-06" calcext:value-type="date">
            <text:p>6/feb/2011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Hugo Christian Soto Cortés</text:p>
          </table:table-cell>
          <table:table-cell office:value-type="date" office:date-value="2011-01-10" calcext:value-type="date">
            <text:p>10/ene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Ignacio Cerrillo Limón</text:p>
          </table:table-cell>
          <table:table-cell office:value-type="date" office:date-value="2011-04-02" calcext:value-type="date">
            <text:p>2/ab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Irving Adrián de Jesús Aguilar Sánchez</text:p>
          </table:table-cell>
          <table:table-cell office:value-type="date" office:date-value="2011-09-19" calcext:value-type="date">
            <text:p>19/sep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Isboset Humberto Ayala Álvarez</text:p>
          </table:table-cell>
          <table:table-cell office:value-type="date" office:date-value="2011-04-01" calcext:value-type="date">
            <text:p>1/ab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nathan González Torres</text:p>
          </table:table-cell>
          <table:table-cell office:value-type="date" office:date-value="2011-03-18" calcext:value-type="date">
            <text:p>18/mar/2011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Manuel López Lucio</text:p>
          </table:table-cell>
          <table:table-cell office:value-type="date" office:date-value="2011-03-28" calcext:value-type="date">
            <text:p>28/mar/2011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Manuel Ramírez Ramírez</text:p>
          </table:table-cell>
          <table:table-cell office:value-type="date" office:date-value="2011-04-08" calcext:value-type="date">
            <text:p>8/ab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uan David Álvarez Manrriquez</text:p>
          </table:table-cell>
          <table:table-cell office:value-type="date" office:date-value="2011-08-15" calcext:value-type="date">
            <text:p>15/ago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uan Francisco Flores Cervera</text:p>
          </table:table-cell>
          <table:table-cell office:value-type="date" office:date-value="2011-03-28" calcext:value-type="date">
            <text:p>28/mar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iliana Ivett Ávila Gómez</text:p>
          </table:table-cell>
          <table:table-cell office:value-type="date" office:date-value="2011-07-25" calcext:value-type="date">
            <text:p>25/jul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iz Gabriela Ramírez Escoto</text:p>
          </table:table-cell>
          <table:table-cell office:value-type="date" office:date-value="2011-05-23" calcext:value-type="date">
            <text:p>23/may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table:style-name="ce43" office:value-type="string" calcext:value-type="string">
            <text:p>Lizzeth Alejandra Gamiño Moreno</text:p>
          </table:table-cell>
          <table:table-cell office:value-type="date" office:date-value="2011-08-18" calcext:value-type="date">
            <text:p>18/ago/2011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orena Estefanía González Concha</text:p>
          </table:table-cell>
          <table:table-cell office:value-type="date" office:date-value="2011-01-22" calcext:value-type="date">
            <text:p>22/ene/2011</text:p>
          </table:table-cell>
          <table:table-cell office:value-type="string" calcext:value-type="string">
            <text:p>Matemáticas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ucía Fátima Rocha Esparza</text:p>
          </table:table-cell>
          <table:table-cell office:value-type="date" office:date-value="2011-09-12" calcext:value-type="date">
            <text:p>12/sep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uis Fernando Trujillo Carrillo</text:p>
          </table:table-cell>
          <table:table-cell office:value-type="date" office:date-value="2011-02-22" calcext:value-type="date">
            <text:p>22/feb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garita de Jesús González García</text:p>
          </table:table-cell>
          <table:table-cell office:value-type="date" office:date-value="2011-09-10" calcext:value-type="date">
            <text:p>10/sep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iana Ávila Contreras</text:p>
          </table:table-cell>
          <table:table-cell office:value-type="date" office:date-value="2011-03-28" calcext:value-type="date">
            <text:p>28/mar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y Carmen Cruz Sánchez</text:p>
          </table:table-cell>
          <table:table-cell office:value-type="date" office:date-value="2011-04-15" calcext:value-type="date">
            <text:p>15/abr/2011</text:p>
          </table:table-cell>
          <table:table-cell office:value-type="string" calcext:value-type="string">
            <text:p>Pedagogí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iriam Guadalupe Romero Velázquez</text:p>
          </table:table-cell>
          <table:table-cell office:value-type="date" office:date-value="2011-02-14" calcext:value-type="date">
            <text:p>14/feb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iriam Ramírez Caudillo</text:p>
          </table:table-cell>
          <table:table-cell office:value-type="date" office:date-value="2011-02-17" calcext:value-type="date">
            <text:p>17/feb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oises Jaair Venancio Salcedo</text:p>
          </table:table-cell>
          <table:table-cell office:value-type="date" office:date-value="2011-08-08" calcext:value-type="date">
            <text:p>8/ago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Oscar Emmanuel Rodríguez</text:p>
          </table:table-cell>
          <table:table-cell office:value-type="date" office:date-value="2011-02-12" calcext:value-type="date">
            <text:p>12/feb/2011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amón J Palma Oliveros</text:p>
          </table:table-cell>
          <table:table-cell office:value-type="date" office:date-value="2011-03-28" calcext:value-type="date">
            <text:p>28/ma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eina Isabel Corona Gutiérrez</text:p>
          </table:table-cell>
          <table:table-cell office:value-type="date" office:date-value="2011-01-09" calcext:value-type="date">
            <text:p>9/ene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oberto Gómez López</text:p>
          </table:table-cell>
          <table:table-cell office:value-type="date" office:date-value="2011-02-22" calcext:value-type="date">
            <text:p>22/feb/2011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ogelio Landín Vera</text:p>
          </table:table-cell>
          <table:table-cell office:value-type="date" office:date-value="2011-02-14" calcext:value-type="date">
            <text:p>14/feb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osa Elena Guerrero Ríos</text:p>
          </table:table-cell>
          <table:table-cell office:value-type="date" office:date-value="2011-08-06" calcext:value-type="date">
            <text:p>6/ago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Sergio Iradtle Hazrael Borja Hernández</text:p>
          </table:table-cell>
          <table:table-cell office:value-type="date" office:date-value="2011-02-08" calcext:value-type="date">
            <text:p>8/feb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Teresita de Jesús Cervera Manríquez</text:p>
          </table:table-cell>
          <table:table-cell office:value-type="date" office:date-value="2011-07-02" calcext:value-type="date">
            <text:p>2/jul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Ulises Martínez Robledo</text:p>
          </table:table-cell>
          <table:table-cell office:value-type="date" office:date-value="2011-03-25" calcext:value-type="date">
            <text:p>25/mar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Verónica del Rosario Alvarado Rocha</text:p>
          </table:table-cell>
          <table:table-cell office:value-type="date" office:date-value="2011-08-29" calcext:value-type="date">
            <text:p>29/ago/2011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berto Nathanael Ávila de la Rosa</text:p>
          </table:table-cell>
          <table:table-cell office:value-type="date" office:date-value="2011-02-09" calcext:value-type="date">
            <text:p>9/feb/2011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ejandra Berenice Montemayor Estrada</text:p>
          </table:table-cell>
          <table:table-cell office:value-type="date" office:date-value="2011-03-30" calcext:value-type="date">
            <text:p>30/ma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na Elizabeth Moreno Gutiérrez</text:p>
          </table:table-cell>
          <table:table-cell office:value-type="date" office:date-value="2011-11-28" calcext:value-type="date">
            <text:p>28/nov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laudia de Socorro Espinoza P</text:p>
          </table:table-cell>
          <table:table-cell office:value-type="date" office:date-value="2011-07-01" calcext:value-type="date">
            <text:p>1/jul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intia Zelene Reyes Huerta</text:p>
          </table:table-cell>
          <table:table-cell office:value-type="date" office:date-value="2011-01-27" calcext:value-type="date">
            <text:p>27/ene/2011</text:p>
          </table:table-cell>
          <table:table-cell office:value-type="string" calcext:value-type="string">
            <text:p>Pedagogí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David Enrique Ramos Navarro</text:p>
          </table:table-cell>
          <table:table-cell office:value-type="date" office:date-value="2011-11-14" calcext:value-type="date">
            <text:p>14/nov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loy de Jesús Martínez Pérez</text:p>
          </table:table-cell>
          <table:table-cell office:value-type="date" office:date-value="2011-03-28" calcext:value-type="date">
            <text:p>28/mar/2011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nrique Mendoza Arvizu</text:p>
          </table:table-cell>
          <table:table-cell office:value-type="date" office:date-value="2011-11-03" calcext:value-type="date">
            <text:p>3/nov/2011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Flora Madai García Méndez</text:p>
          </table:table-cell>
          <table:table-cell office:value-type="date" office:date-value="2011-01-22" calcext:value-type="date">
            <text:p>22/ene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Gabriela Posados Vargas</text:p>
          </table:table-cell>
          <table:table-cell office:value-type="date" office:date-value="2011-07-25" calcext:value-type="date">
            <text:p>25/jul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anet González Canales</text:p>
          </table:table-cell>
          <table:table-cell office:value-type="date" office:date-value="2011-08-16" calcext:value-type="date">
            <text:p>16/ago/2011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Martín Apolinar</text:p>
          </table:table-cell>
          <table:table-cell office:value-type="date" office:date-value="2011-10-26" calcext:value-type="date">
            <text:p>26/oct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uan Daniel Cruz Rojas</text:p>
          </table:table-cell>
          <table:table-cell office:value-type="date" office:date-value="2011-09-12" calcext:value-type="date">
            <text:p>12/sep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uan Pérez Rangel</text:p>
          </table:table-cell>
          <table:table-cell office:value-type="date" office:date-value="2011-06-02" calcext:value-type="date">
            <text:p>2/jun/2011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eonardo Arnulfo Lozano García</text:p>
          </table:table-cell>
          <table:table-cell office:value-type="date" office:date-value="2011-10-09" calcext:value-type="date">
            <text:p>9/oct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ía de Jesús Paredes Becerra</text:p>
          </table:table-cell>
          <table:table-cell office:value-type="date" office:date-value="2011-05-31" calcext:value-type="date">
            <text:p>31/may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Norma Angélica Hernández Rodríguez</text:p>
          </table:table-cell>
          <table:table-cell office:value-type="date" office:date-value="2011-08-29" calcext:value-type="date">
            <text:p>29/ago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Omar Yair Nava Martínez</text:p>
          </table:table-cell>
          <table:table-cell office:value-type="date" office:date-value="2011-11-15" calcext:value-type="date">
            <text:p>15/nov/2011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Pablo Posada Vargas</text:p>
          </table:table-cell>
          <table:table-cell office:value-type="date" office:date-value="2011-07-25" calcext:value-type="date">
            <text:p>25/jul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Paola Hernández López</text:p>
          </table:table-cell>
          <table:table-cell office:value-type="date" office:date-value="2011-10-20" calcext:value-type="date">
            <text:p>20/oct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aúl Alberto Escobedo Rodríguez</text:p>
          </table:table-cell>
          <table:table-cell office:value-type="date" office:date-value="2011-03-28" calcext:value-type="date">
            <text:p>28/ma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Sandra Cecilia Rojas Delgado</text:p>
          </table:table-cell>
          <table:table-cell office:value-type="date" office:date-value="2011-09-10" calcext:value-type="date">
            <text:p>10/sep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Víctor Hugo Padilla Nicasio</text:p>
          </table:table-cell>
          <table:table-cell office:value-type="date" office:date-value="2011-03-28" calcext:value-type="date">
            <text:p>28/mar/2011</text:p>
          </table:table-cell>
          <table:table-cell/>
        </table:table-row>
        <table:table-row table:style-name="ro2">
          <table:table-cell office:value-type="string" calcext:value-type="string">
            <text:p>2011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Zaira Jessamyn Galián Aranda</text:p>
          </table:table-cell>
          <table:table-cell office:value-type="date" office:date-value="2011-11-14" calcext:value-type="date">
            <text:p>14/nov/2011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dolfo Navarro Baez</text:p>
          </table:table-cell>
          <table:table-cell office:value-type="date" office:date-value="2012-08-08" calcext:value-type="date">
            <text:p>8/ago/2012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icia Márquez C</text:p>
          </table:table-cell>
          <table:table-cell office:value-type="date" office:date-value="2012-09-13" calcext:value-type="date">
            <text:p>13/sep/2012</text:p>
          </table:table-cell>
          <table:table-cell office:value-type="string" calcext:value-type="string">
            <text:p>Pedagogí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na Imelda Ornelas Santibañez</text:p>
          </table:table-cell>
          <table:table-cell office:value-type="date" office:date-value="2012-05-28" calcext:value-type="date">
            <text:p>28/may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na Laura Peña Velázquez</text:p>
          </table:table-cell>
          <table:table-cell office:value-type="date" office:date-value="2012-09-02" calcext:value-type="date">
            <text:p>2/sep/2012</text:p>
          </table:table-cell>
          <table:table-cell office:value-type="string" calcext:value-type="string">
            <text:p>Preescolar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Ángeles Araceli Hernández Durán</text:p>
          </table:table-cell>
          <table:table-cell office:value-type="date" office:date-value="2012-09-22" calcext:value-type="date">
            <text:p>22/sep/2012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urora del Rocío Santana</text:p>
          </table:table-cell>
          <table:table-cell office:value-type="date" office:date-value="2012-09-04" calcext:value-type="date">
            <text:p>4/sep/2012</text:p>
          </table:table-cell>
          <table:table-cell office:value-type="string" calcext:value-type="string">
            <text:p>Preescolar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ristian Alexis García Durán</text:p>
          </table:table-cell>
          <table:table-cell office:value-type="date" office:date-value="2012-08-22" calcext:value-type="date">
            <text:p>22/ago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Daniel Montes Rojas</text:p>
          </table:table-cell>
          <table:table-cell office:value-type="date" office:date-value="2012-05-21" calcext:value-type="date">
            <text:p>21/may/2012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Fernanda Itzel Tovar Solís</text:p>
          </table:table-cell>
          <table:table-cell office:value-type="date" office:date-value="2012-08-04" calcext:value-type="date">
            <text:p>4/ago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Héctor Andrés Boites Jiménez</text:p>
          </table:table-cell>
          <table:table-cell office:value-type="date" office:date-value="2012-09-27" calcext:value-type="date">
            <text:p>27/sep/2012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uan Pablo Bernal T</text:p>
          </table:table-cell>
          <table:table-cell office:value-type="date" office:date-value="2012-09-26" calcext:value-type="date">
            <text:p>26/sep/2012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Karla Jaqueline Vargas Vivanco</text:p>
          </table:table-cell>
          <table:table-cell office:value-type="date" office:date-value="2012-04-24" calcext:value-type="date">
            <text:p>24/abr/2012</text:p>
          </table:table-cell>
          <table:table-cell office:value-type="string" calcext:value-type="string">
            <text:p>Regularización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. del Socorro Martínez Vera</text:p>
          </table:table-cell>
          <table:table-cell office:value-type="date" office:date-value="2012-08-04" calcext:value-type="date">
            <text:p>4/ago/2012</text:p>
          </table:table-cell>
          <table:table-cell office:value-type="string" calcext:value-type="string">
            <text:p>Preescolar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cela Valdez Espinoza</text:p>
          </table:table-cell>
          <table:table-cell office:value-type="date" office:date-value="2012-06-29" calcext:value-type="date">
            <text:p>29/jun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garita Rodríguez Sánchez</text:p>
          </table:table-cell>
          <table:table-cell office:value-type="date" office:date-value="2012-09-27" calcext:value-type="date">
            <text:p>27/sep/2012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iriam Hernández Torres</text:p>
          </table:table-cell>
          <table:table-cell office:value-type="date" office:date-value="2012-08-02" calcext:value-type="date">
            <text:p>2/ago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ónica Valeria Espinoza Lara</text:p>
          </table:table-cell>
          <table:table-cell office:value-type="date" office:date-value="2012-05-04" calcext:value-type="date">
            <text:p>4/may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yriam del Carmen López Saldaña</text:p>
          </table:table-cell>
          <table:table-cell office:value-type="date" office:date-value="2012-03-26" calcext:value-type="date">
            <text:p>26/mar/2012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ejandro Ulises Meza</text:p>
          </table:table-cell>
          <table:table-cell office:value-type="date" office:date-value="2012-01-16" calcext:value-type="date">
            <text:p>16/ene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Bertha Valdenegro Rangel</text:p>
          </table:table-cell>
          <table:table-cell office:value-type="date" office:date-value="2012-09-28" calcext:value-type="date">
            <text:p>28/sep/2012</text:p>
          </table:table-cell>
          <table:table-cell office:value-type="string" calcext:value-type="string">
            <text:p>Pedagogí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Brenda Fabiola Castro Nicasio</text:p>
          </table:table-cell>
          <table:table-cell office:value-type="date" office:date-value="2012-02-25" calcext:value-type="date">
            <text:p>25/feb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ésar Isaac Diosdado Muñoz</text:p>
          </table:table-cell>
          <table:table-cell office:value-type="date" office:date-value="2012-04-26" calcext:value-type="date">
            <text:p>26/abr/2012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inthia Isabel Cortés Hernández</text:p>
          </table:table-cell>
          <table:table-cell office:value-type="date" office:date-value="2012-02-27" calcext:value-type="date">
            <text:p>27/feb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gdar Antonio Rocha Alba</text:p>
          </table:table-cell>
          <table:table-cell office:value-type="date" office:date-value="2012-01-16" calcext:value-type="date">
            <text:p>16/ene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duardo Salvador González Rizo</text:p>
          </table:table-cell>
          <table:table-cell office:value-type="date" office:date-value="2012-01-10" calcext:value-type="date">
            <text:p>10/ene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velia Valadez Meza</text:p>
          </table:table-cell>
          <table:table-cell office:value-type="date" office:date-value="2012-05-28" calcext:value-type="date">
            <text:p>28/may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Francisco Javier Valdés Muñoz</text:p>
          </table:table-cell>
          <table:table-cell office:value-type="date" office:date-value="2012-04-16" calcext:value-type="date">
            <text:p>16/abr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Genaro Aguado Cázares</text:p>
          </table:table-cell>
          <table:table-cell office:value-type="date" office:date-value="2012-11-29" calcext:value-type="date">
            <text:p>29/nov/2012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Guadalupe Viridiana Rocha Medina</text:p>
          </table:table-cell>
          <table:table-cell office:value-type="date" office:date-value="1899-12-30" calcext:value-type="date">
            <text:p>30/dic/1899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Guillermo de Jesús Hernández</text:p>
          </table:table-cell>
          <table:table-cell office:value-type="date" office:date-value="2012-01-28" calcext:value-type="date">
            <text:p>28/ene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Guillermo Youssef Hanna Magaña</text:p>
          </table:table-cell>
          <table:table-cell office:value-type="date" office:date-value="2012-05-21" calcext:value-type="date">
            <text:p>21/may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Isuar Rayón Olvera</text:p>
          </table:table-cell>
          <table:table-cell office:value-type="date" office:date-value="2012-06-27" calcext:value-type="date">
            <text:p>27/jun/2012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essenia Marisol Araiza Rizo</text:p>
          </table:table-cell>
          <table:table-cell office:value-type="date" office:date-value="2012-08-21" calcext:value-type="date">
            <text:p>21/ago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esús Jairo Sánchez Moreno</text:p>
          </table:table-cell>
          <table:table-cell office:value-type="date" office:date-value="2012-06-06" calcext:value-type="date">
            <text:p>6/jun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esús Matehuala Araiza</text:p>
          </table:table-cell>
          <table:table-cell office:value-type="date" office:date-value="2012-10-09" calcext:value-type="date">
            <text:p>9/oct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celyn Kristell Andrade Hernández</text:p>
          </table:table-cell>
          <table:table-cell office:value-type="date" office:date-value="2012-02-27" calcext:value-type="date">
            <text:p>27/feb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rge Andrés Cruces Hernández</text:p>
          </table:table-cell>
          <table:table-cell office:value-type="date" office:date-value="2012-10-01" calcext:value-type="date">
            <text:p>1/oct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rge Antonio Rodríguez Pérez</text:p>
          </table:table-cell>
          <table:table-cell office:value-type="date" office:date-value="2012-02-27" calcext:value-type="date">
            <text:p>27/feb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Concepción Ríos Delgado</text:p>
          </table:table-cell>
          <table:table-cell office:value-type="date" office:date-value="2012-02-27" calcext:value-type="date">
            <text:p>27/feb/2012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Eugenio Rojas Monreal</text:p>
          </table:table-cell>
          <table:table-cell office:value-type="date" office:date-value="2012-01-07" calcext:value-type="date">
            <text:p>7/ene/2012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é Manuel Guadalupe Maco Esparza</text:p>
          </table:table-cell>
          <table:table-cell office:value-type="date" office:date-value="2012-02-27" calcext:value-type="date">
            <text:p>27/feb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sué Ramires Rangel Jimenez</text:p>
          </table:table-cell>
          <table:table-cell office:value-type="date" office:date-value="2012-05-25" calcext:value-type="date">
            <text:p>25/may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Karla Paola Rosas Corona</text:p>
          </table:table-cell>
          <table:table-cell office:value-type="date" office:date-value="2012-08-22" calcext:value-type="date">
            <text:p>22/ago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uis Ernesto Zacarias Torres</text:p>
          </table:table-cell>
          <table:table-cell office:value-type="date" office:date-value="2012-03-15" calcext:value-type="date">
            <text:p>15/mar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uz Manuel Cruz García</text:p>
          </table:table-cell>
          <table:table-cell office:value-type="date" office:date-value="2012-04-21" calcext:value-type="date">
            <text:p>21/abr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ía Guadalupe Morado Álvarez</text:p>
          </table:table-cell>
          <table:table-cell office:value-type="date" office:date-value="2012-05-14" calcext:value-type="date">
            <text:p>14/may/2012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. Isabel Lara Flores</text:p>
          </table:table-cell>
          <table:table-cell office:value-type="date" office:date-value="2012-05-04" calcext:value-type="date">
            <text:p>4/may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. Ivón Landa Muñoz</text:p>
          </table:table-cell>
          <table:table-cell office:value-type="date" office:date-value="2012-01-23" calcext:value-type="date">
            <text:p>23/ene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ía Fernanda Cárdenas González</text:p>
          </table:table-cell>
          <table:table-cell office:value-type="date" office:date-value="2012-09-07" calcext:value-type="date">
            <text:p>7/sep/2012</text:p>
          </table:table-cell>
          <table:table-cell office:value-type="string" calcext:value-type="string">
            <text:p>Regularización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ía Fernanda Franco Rodríguez</text:p>
          </table:table-cell>
          <table:table-cell office:value-type="date" office:date-value="2012-08-31" calcext:value-type="date">
            <text:p>31/ago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tín Eduardo Landeros López</text:p>
          </table:table-cell>
          <table:table-cell office:value-type="date" office:date-value="2012-11-30" calcext:value-type="date">
            <text:p>30/nov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iguel Gustavo Álvarez Olmedo</text:p>
          </table:table-cell>
          <table:table-cell office:value-type="date" office:date-value="2012-01-07" calcext:value-type="date">
            <text:p>7/ene/2012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Rigoberto Ulises García Sánchez</text:p>
          </table:table-cell>
          <table:table-cell office:value-type="date" office:date-value="2012-11-26" calcext:value-type="date">
            <text:p>26/nov/2012</text:p>
          </table:table-cell>
          <table:table-cell/>
        </table:table-row>
        <table:table-row table:style-name="ro2">
          <table:table-cell office:value-type="string" calcext:value-type="string">
            <text:p>2012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Ulises Emmanuel Manrique Mares</text:p>
          </table:table-cell>
          <table:table-cell office:value-type="date" office:date-value="2012-04-23" calcext:value-type="date">
            <text:p>23/abr/2012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duardo Campuzano Córdova</text:p>
          </table:table-cell>
          <table:table-cell office:value-type="date" office:date-value="2013-02-08" calcext:value-type="date">
            <text:p>8/feb/2013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Francisco Gabriel Nuñez Albarrán</text:p>
          </table:table-cell>
          <table:table-cell office:value-type="date" office:date-value="2013-01-09" calcext:value-type="date">
            <text:p>9/ene/2013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orge Eduardo Ayala Tamayo</text:p>
          </table:table-cell>
          <table:table-cell office:value-type="date" office:date-value="2013-01-18" calcext:value-type="date">
            <text:p>18/ene/2013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Alfoncina del Mar Soto Vilches</text:p>
          </table:table-cell>
          <table:table-cell office:value-type="date" office:date-value="2013-01-28" calcext:value-type="date">
            <text:p>28/ene/2013</text:p>
          </table:table-cell>
          <table:table-cell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laudia Gabriela Robledo Sánchez</text:p>
          </table:table-cell>
          <table:table-cell office:value-type="date" office:date-value="2013-01-12" calcext:value-type="date">
            <text:p>12/ene/2013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Cinthia Manriquez Gálvez</text:p>
          </table:table-cell>
          <table:table-cell office:value-type="date" office:date-value="2013-02-13" calcext:value-type="date">
            <text:p>13/feb/2013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nrique Salcedo Villegas</text:p>
          </table:table-cell>
          <table:table-cell office:value-type="date" office:date-value="2013-01-14" calcext:value-type="date">
            <text:p>14/ene/2013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Evelia de la Torre Martínez</text:p>
          </table:table-cell>
          <table:table-cell office:value-type="date" office:date-value="2013-09-10" calcext:value-type="date">
            <text:p>10/sep/2013</text:p>
          </table:table-cell>
          <table:table-cell/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Fernando Osmar Gasca Muñoz</text:p>
          </table:table-cell>
          <table:table-cell office:value-type="date" office:date-value="2013-01-12" calcext:value-type="date">
            <text:p>12/ene/2013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Jean Robledo González</text:p>
          </table:table-cell>
          <table:table-cell office:value-type="date" office:date-value="2013-01-10" calcext:value-type="date">
            <text:p>10/ene/2013</text:p>
          </table:table-cell>
          <table:table-cell office:value-type="string" calcext:value-type="string">
            <text:p>Secundaria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Karen Cisneros Villanueva</text:p>
          </table:table-cell>
          <table:table-cell office:value-type="date" office:date-value="2013-03-22" calcext:value-type="date">
            <text:p>22/mar/2013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Luis Alberto Rangel</text:p>
          </table:table-cell>
          <table:table-cell office:value-type="date" office:date-value="2013-01-31" calcext:value-type="date">
            <text:p>31/ene/2013</text:p>
          </table:table-cell>
          <table:table-cell office:value-type="string" calcext:value-type="string">
            <text:p>Propedéutico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garita Ramírez Ocampo</text:p>
          </table:table-cell>
          <table:table-cell office:value-type="date" office:date-value="2013-03-19" calcext:value-type="date">
            <text:p>19/mar/2013</text:p>
          </table:table-cell>
          <table:table-cell office:value-type="string" calcext:value-type="string">
            <text:p>Ceneval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string" calcext:value-type="string">
            <text:p>Tarjetón</text:p>
          </table:table-cell>
          <table:table-cell office:value-type="string" calcext:value-type="string">
            <text:p>María del Carmen Hernández Contreras</text:p>
          </table:table-cell>
          <table:table-cell office:value-type="date" office:date-value="2013-01-19" calcext:value-type="date">
            <text:p>19/ene/2013</text:p>
          </table:table-cell>
          <table:table-cell office:value-type="string" calcext:value-type="string">
            <text:p>PA</text:p>
          </table:table-cell>
        </table:table-row>
      </table:table>
      <table:named-expressions/>
      <table:database-ranges>
        <table:database-range table:name="__Anonymous_Sheet_DB__0" table:target-range-address="'No graduados'.A1:'No graduados'.F558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2" table:target-range-address="'Sólo tarjetón'.A2:'Sólo tarjetón'.AMJ1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/</number:text>
      <number:month number:textual="true"/>
      <number:text>/ </number:text>
      <number:year number:style="long"/>
    </number:date-style>
    <number:date-style style:name="N108">
      <number:day/>
      <number:text>/</number:text>
      <number:month number:textual="true"/>
      <number:text>/</number:text>
      <number:year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shadow="none" fo:background-color="transparent" style:scale-to="64%" style:table-centering="horizontal" style:writing-mode="lr-tb" style:print="charts drawings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8:02:43.75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3-08-03T12:01:35</meta:creation-date>
    <meta:generator>LibreOffice/4.4.4.3$Windows_x86 LibreOffice_project/2c39ebcf046445232b798108aa8a7e7d89552ea8</meta:generator>
    <dc:date>2017-01-10T18:07:45.347000000</dc:date>
    <meta:editing-duration>P2DT22H53M31S</meta:editing-duration>
    <meta:editing-cycles>573</meta:editing-cycles>
    <meta:print-date>2015-09-19T11:42:42.086000000</meta:print-date>
    <meta:document-statistic meta:table-count="3" meta:cell-count="5392" meta:object-count="0"/>
  </office:meta>
</office:document-meta>
</file>